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rq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-0.914259" calcext:value-type="float">
            <text:p>-0.914259</text:p>
          </table:table-cell>
          <table:table-cell office:value-type="float" office:value="-0.0225363" calcext:value-type="float">
            <text:p>-0.0225363</text:p>
          </table:table-cell>
          <table:table-cell office:value-type="float" office:value="0.0984055" calcext:value-type="float">
            <text:p>0.0984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922211" calcext:value-type="float">
            <text:p>-0.922211</text:p>
          </table:table-cell>
          <table:table-cell office:value-type="float" office:value="-0.0223539" calcext:value-type="float">
            <text:p>-0.0223539</text:p>
          </table:table-cell>
          <table:table-cell office:value-type="float" office:value="0.0958664" calcext:value-type="float">
            <text:p>0.0958664</text:p>
          </table:table-cell>
          <table:table-cell office:value-type="float" office:value="-0.0000200464" calcext:value-type="float">
            <text:p>-2.00464E-05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-0.897056" calcext:value-type="float">
            <text:p>-0.897056</text:p>
          </table:table-cell>
          <table:table-cell office:value-type="float" office:value="-0.0215694" calcext:value-type="float">
            <text:p>-0.0215694</text:p>
          </table:table-cell>
          <table:table-cell office:value-type="float" office:value="0.100143" calcext:value-type="float">
            <text:p>0.100143</text:p>
          </table:table-cell>
          <table:table-cell office:value-type="float" office:value="0.0000326483" calcext:value-type="float">
            <text:p>3.26483E-05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-0.921364" calcext:value-type="float">
            <text:p>-0.921364</text:p>
          </table:table-cell>
          <table:table-cell office:value-type="float" office:value="-0.0214751" calcext:value-type="float">
            <text:p>-0.0214751</text:p>
          </table:table-cell>
          <table:table-cell office:value-type="float" office:value="0.0944227" calcext:value-type="float">
            <text:p>0.0944227</text:p>
          </table:table-cell>
          <table:table-cell office:value-type="float" office:value="0.00000747627" calcext:value-type="float">
            <text:p>7.47627E-0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908725" calcext:value-type="float">
            <text:p>-0.908725</text:p>
          </table:table-cell>
          <table:table-cell office:value-type="float" office:value="-0.021557" calcext:value-type="float">
            <text:p>-0.021557</text:p>
          </table:table-cell>
          <table:table-cell office:value-type="float" office:value="0.101224" calcext:value-type="float">
            <text:p>0.101224</text:p>
          </table:table-cell>
          <table:table-cell office:value-type="float" office:value="-0.0000253668" calcext:value-type="float">
            <text:p>-2.53668E-05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0.91567" calcext:value-type="float">
            <text:p>-0.91567</text:p>
          </table:table-cell>
          <table:table-cell office:value-type="float" office:value="-0.0219887" calcext:value-type="float">
            <text:p>-0.0219887</text:p>
          </table:table-cell>
          <table:table-cell office:value-type="float" office:value="0.101799" calcext:value-type="float">
            <text:p>0.101799</text:p>
          </table:table-cell>
          <table:table-cell office:value-type="float" office:value="0.000157138" calcext:value-type="float">
            <text:p>0.000157138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-0.910613" calcext:value-type="float">
            <text:p>-0.910613</text:p>
          </table:table-cell>
          <table:table-cell office:value-type="float" office:value="-0.0213645" calcext:value-type="float">
            <text:p>-0.0213645</text:p>
          </table:table-cell>
          <table:table-cell office:value-type="float" office:value="0.0862703" calcext:value-type="float">
            <text:p>0.0862703</text:p>
          </table:table-cell>
          <table:table-cell office:value-type="float" office:value="-0.000110845" calcext:value-type="float">
            <text:p>-0.00011084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918369" calcext:value-type="float">
            <text:p>-0.918369</text:p>
          </table:table-cell>
          <table:table-cell office:value-type="float" office:value="-0.0218045" calcext:value-type="float">
            <text:p>-0.0218045</text:p>
          </table:table-cell>
          <table:table-cell office:value-type="float" office:value="0.10027" calcext:value-type="float">
            <text:p>0.10027</text:p>
          </table:table-cell>
          <table:table-cell office:value-type="float" office:value="0.000108654" calcext:value-type="float">
            <text:p>0.00010865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-0.923887" calcext:value-type="float">
            <text:p>-0.923887</text:p>
          </table:table-cell>
          <table:table-cell office:value-type="float" office:value="-0.0219994" calcext:value-type="float">
            <text:p>-0.0219994</text:p>
          </table:table-cell>
          <table:table-cell office:value-type="float" office:value="0.0970456" calcext:value-type="float">
            <text:p>0.0970456</text:p>
          </table:table-cell>
          <table:table-cell office:value-type="float" office:value="-0.000158736" calcext:value-type="float">
            <text:p>-0.00015873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0.916204" calcext:value-type="float">
            <text:p>-0.916204</text:p>
          </table:table-cell>
          <table:table-cell office:value-type="float" office:value="-0.0219643" calcext:value-type="float">
            <text:p>-0.0219643</text:p>
          </table:table-cell>
          <table:table-cell office:value-type="float" office:value="0.099949" calcext:value-type="float">
            <text:p>0.099949</text:p>
          </table:table-cell>
          <table:table-cell office:value-type="float" office:value="-0.00015793" calcext:value-type="float">
            <text:p>-0.00015793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0.912942" calcext:value-type="float">
            <text:p>-0.912942</text:p>
          </table:table-cell>
          <table:table-cell office:value-type="float" office:value="-0.0225599" calcext:value-type="float">
            <text:p>-0.0225599</text:p>
          </table:table-cell>
          <table:table-cell office:value-type="float" office:value="0.0931215" calcext:value-type="float">
            <text:p>0.0931215</text:p>
          </table:table-cell>
          <table:table-cell office:value-type="float" office:value="0.0000837245" calcext:value-type="float">
            <text:p>8.37245E-05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0.917776" calcext:value-type="float">
            <text:p>-0.917776</text:p>
          </table:table-cell>
          <table:table-cell office:value-type="float" office:value="-0.0223048" calcext:value-type="float">
            <text:p>-0.0223048</text:p>
          </table:table-cell>
          <table:table-cell office:value-type="float" office:value="0.0894258" calcext:value-type="float">
            <text:p>0.0894258</text:p>
          </table:table-cell>
          <table:table-cell office:value-type="float" office:value="-0.00000180576" calcext:value-type="float">
            <text:p>-1.80576E-06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0.916567" calcext:value-type="float">
            <text:p>-0.916567</text:p>
          </table:table-cell>
          <table:table-cell office:value-type="float" office:value="-0.022139" calcext:value-type="float">
            <text:p>-0.022139</text:p>
          </table:table-cell>
          <table:table-cell office:value-type="float" office:value="0.0988599" calcext:value-type="float">
            <text:p>0.0988599</text:p>
          </table:table-cell>
          <table:table-cell office:value-type="float" office:value="-0.00000000000893858" calcext:value-type="float">
            <text:p>-8.93858E-1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0.912965" calcext:value-type="float">
            <text:p>-0.912965</text:p>
          </table:table-cell>
          <table:table-cell office:value-type="float" office:value="-0.0211219" calcext:value-type="float">
            <text:p>-0.0211219</text:p>
          </table:table-cell>
          <table:table-cell office:value-type="float" office:value="0.086394" calcext:value-type="float">
            <text:p>0.086394</text:p>
          </table:table-cell>
          <table:table-cell office:value-type="float" office:value="0.0000000039292" calcext:value-type="float">
            <text:p>3.9292E-0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0.908723" calcext:value-type="float">
            <text:p>-0.908723</text:p>
          </table:table-cell>
          <table:table-cell office:value-type="float" office:value="-0.0203411" calcext:value-type="float">
            <text:p>-0.0203411</text:p>
          </table:table-cell>
          <table:table-cell office:value-type="float" office:value="0.0982671" calcext:value-type="float">
            <text:p>0.0982671</text:p>
          </table:table-cell>
          <table:table-cell office:value-type="float" office:value="0.000151133" calcext:value-type="float">
            <text:p>0.00015113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-0.920519" calcext:value-type="float">
            <text:p>-0.920519</text:p>
          </table:table-cell>
          <table:table-cell office:value-type="float" office:value="-0.0208272" calcext:value-type="float">
            <text:p>-0.0208272</text:p>
          </table:table-cell>
          <table:table-cell office:value-type="float" office:value="0.0973402" calcext:value-type="float">
            <text:p>0.0973402</text:p>
          </table:table-cell>
          <table:table-cell office:value-type="float" office:value="-0.0000756961" calcext:value-type="float">
            <text:p>-7.56961E-05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-0.915744" calcext:value-type="float">
            <text:p>-0.915744</text:p>
          </table:table-cell>
          <table:table-cell office:value-type="float" office:value="-0.0206645" calcext:value-type="float">
            <text:p>-0.0206645</text:p>
          </table:table-cell>
          <table:table-cell office:value-type="float" office:value="0.0947549" calcext:value-type="float">
            <text:p>0.0947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-0.915862" calcext:value-type="float">
            <text:p>-0.915862</text:p>
          </table:table-cell>
          <table:table-cell office:value-type="float" office:value="-0.0207032" calcext:value-type="float">
            <text:p>-0.0207032</text:p>
          </table:table-cell>
          <table:table-cell office:value-type="float" office:value="0.0952237" calcext:value-type="float">
            <text:p>0.0952237</text:p>
          </table:table-cell>
          <table:table-cell office:value-type="float" office:value="-0.00000348926" calcext:value-type="float">
            <text:p>-3.48926E-06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-0.911449" calcext:value-type="float">
            <text:p>-0.911449</text:p>
          </table:table-cell>
          <table:table-cell office:value-type="float" office:value="-0.0195561" calcext:value-type="float">
            <text:p>-0.0195561</text:p>
          </table:table-cell>
          <table:table-cell office:value-type="float" office:value="0.0818782" calcext:value-type="float">
            <text:p>0.0818782</text:p>
          </table:table-cell>
          <table:table-cell office:value-type="float" office:value="0.000237396" calcext:value-type="float">
            <text:p>0.000237396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-0.926957" calcext:value-type="float">
            <text:p>-0.926957</text:p>
          </table:table-cell>
          <table:table-cell office:value-type="float" office:value="-0.0198715" calcext:value-type="float">
            <text:p>-0.0198715</text:p>
          </table:table-cell>
          <table:table-cell office:value-type="float" office:value="0.107425" calcext:value-type="float">
            <text:p>0.107425</text:p>
          </table:table-cell>
          <table:table-cell office:value-type="float" office:value="-0.000156885" calcext:value-type="float">
            <text:p>-0.000156885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-0.899703" calcext:value-type="float">
            <text:p>-0.899703</text:p>
          </table:table-cell>
          <table:table-cell office:value-type="float" office:value="-0.0191971" calcext:value-type="float">
            <text:p>-0.0191971</text:p>
          </table:table-cell>
          <table:table-cell office:value-type="float" office:value="0.0931101" calcext:value-type="float">
            <text:p>0.0931101</text:p>
          </table:table-cell>
          <table:table-cell office:value-type="float" office:value="0.000116156" calcext:value-type="float">
            <text:p>0.000116156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-0.92415" calcext:value-type="float">
            <text:p>-0.92415</text:p>
          </table:table-cell>
          <table:table-cell office:value-type="float" office:value="-0.0198799" calcext:value-type="float">
            <text:p>-0.0198799</text:p>
          </table:table-cell>
          <table:table-cell office:value-type="float" office:value="0.0966137" calcext:value-type="float">
            <text:p>0.0966137</text:p>
          </table:table-cell>
          <table:table-cell office:value-type="float" office:value="-0.000317451" calcext:value-type="float">
            <text:p>-0.00031745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-0.915272" calcext:value-type="float">
            <text:p>-0.915272</text:p>
          </table:table-cell>
          <table:table-cell office:value-type="float" office:value="-0.0195496" calcext:value-type="float">
            <text:p>-0.0195496</text:p>
          </table:table-cell>
          <table:table-cell office:value-type="float" office:value="0.0949756" calcext:value-type="float">
            <text:p>0.0949756</text:p>
          </table:table-cell>
          <table:table-cell office:value-type="float" office:value="0.000352332" calcext:value-type="float">
            <text:p>0.000352332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-0.917603" calcext:value-type="float">
            <text:p>-0.917603</text:p>
          </table:table-cell>
          <table:table-cell office:value-type="float" office:value="-0.0202921" calcext:value-type="float">
            <text:p>-0.0202921</text:p>
          </table:table-cell>
          <table:table-cell office:value-type="float" office:value="0.0993525" calcext:value-type="float">
            <text:p>0.0993525</text:p>
          </table:table-cell>
          <table:table-cell office:value-type="float" office:value="-0.000186511" calcext:value-type="float">
            <text:p>-0.000186511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-0.915864" calcext:value-type="float">
            <text:p>-0.915864</text:p>
          </table:table-cell>
          <table:table-cell office:value-type="float" office:value="-0.0205825" calcext:value-type="float">
            <text:p>-0.0205825</text:p>
          </table:table-cell>
          <table:table-cell office:value-type="float" office:value="0.0958904" calcext:value-type="float">
            <text:p>0.0958904</text:p>
          </table:table-cell>
          <table:table-cell office:value-type="float" office:value="-0.000166076" calcext:value-type="float">
            <text:p>-0.000166076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-0.907135" calcext:value-type="float">
            <text:p>-0.907135</text:p>
          </table:table-cell>
          <table:table-cell office:value-type="float" office:value="-0.0207984" calcext:value-type="float">
            <text:p>-0.0207984</text:p>
          </table:table-cell>
          <table:table-cell office:value-type="float" office:value="0.0928649" calcext:value-type="float">
            <text:p>0.0928649</text:p>
          </table:table-cell>
          <table:table-cell office:value-type="float" office:value="0.000324731" calcext:value-type="float">
            <text:p>0.000324731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-0.929999" calcext:value-type="float">
            <text:p>-0.929999</text:p>
          </table:table-cell>
          <table:table-cell office:value-type="float" office:value="-0.0212986" calcext:value-type="float">
            <text:p>-0.0212986</text:p>
          </table:table-cell>
          <table:table-cell office:value-type="float" office:value="0.089547" calcext:value-type="float">
            <text:p>0.089547</text:p>
          </table:table-cell>
          <table:table-cell office:value-type="float" office:value="-0.000129526" calcext:value-type="float">
            <text:p>-0.000129526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-0.909715" calcext:value-type="float">
            <text:p>-0.909715</text:p>
          </table:table-cell>
          <table:table-cell office:value-type="float" office:value="-0.0207346" calcext:value-type="float">
            <text:p>-0.0207346</text:p>
          </table:table-cell>
          <table:table-cell office:value-type="float" office:value="0.101503" calcext:value-type="float">
            <text:p>0.101503</text:p>
          </table:table-cell>
          <table:table-cell office:value-type="float" office:value="-0.000187018" calcext:value-type="float">
            <text:p>-0.000187018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-0.914849" calcext:value-type="float">
            <text:p>-0.914849</text:p>
          </table:table-cell>
          <table:table-cell office:value-type="float" office:value="-0.0212904" calcext:value-type="float">
            <text:p>-0.0212904</text:p>
          </table:table-cell>
          <table:table-cell office:value-type="float" office:value="0.0911149" calcext:value-type="float">
            <text:p>0.0911149</text:p>
          </table:table-cell>
          <table:table-cell office:value-type="float" office:value="0.000158928" calcext:value-type="float">
            <text:p>0.000158928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-0.915211" calcext:value-type="float">
            <text:p>-0.915211</text:p>
          </table:table-cell>
          <table:table-cell office:value-type="float" office:value="-0.0209616" calcext:value-type="float">
            <text:p>-0.0209616</text:p>
          </table:table-cell>
          <table:table-cell office:value-type="float" office:value="0.0946501" calcext:value-type="float">
            <text:p>0.0946501</text:p>
          </table:table-cell>
          <table:table-cell office:value-type="float" office:value="0.0000139853" calcext:value-type="float">
            <text:p>1.39853E-05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-0.909384" calcext:value-type="float">
            <text:p>-0.909384</text:p>
          </table:table-cell>
          <table:table-cell office:value-type="float" office:value="-0.0215246" calcext:value-type="float">
            <text:p>-0.0215246</text:p>
          </table:table-cell>
          <table:table-cell office:value-type="float" office:value="0.0979034" calcext:value-type="float">
            <text:p>0.0979034</text:p>
          </table:table-cell>
          <table:table-cell office:value-type="float" office:value="0.000129911" calcext:value-type="float">
            <text:p>0.000129911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-0.921244" calcext:value-type="float">
            <text:p>-0.921244</text:p>
          </table:table-cell>
          <table:table-cell office:value-type="float" office:value="-0.0212094" calcext:value-type="float">
            <text:p>-0.0212094</text:p>
          </table:table-cell>
          <table:table-cell office:value-type="float" office:value="0.0878415" calcext:value-type="float">
            <text:p>0.0878415</text:p>
          </table:table-cell>
          <table:table-cell office:value-type="float" office:value="-0.000130841" calcext:value-type="float">
            <text:p>-0.000130841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-0.907787" calcext:value-type="float">
            <text:p>-0.907787</text:p>
          </table:table-cell>
          <table:table-cell office:value-type="float" office:value="-0.0208629" calcext:value-type="float">
            <text:p>-0.0208629</text:p>
          </table:table-cell>
          <table:table-cell office:value-type="float" office:value="0.096936" calcext:value-type="float">
            <text:p>0.096936</text:p>
          </table:table-cell>
          <table:table-cell office:value-type="float" office:value="0.000168686" calcext:value-type="float">
            <text:p>0.000168686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-0.924817" calcext:value-type="float">
            <text:p>-0.924817</text:p>
          </table:table-cell>
          <table:table-cell office:value-type="float" office:value="-0.0211145" calcext:value-type="float">
            <text:p>-0.0211145</text:p>
          </table:table-cell>
          <table:table-cell office:value-type="float" office:value="0.0921996" calcext:value-type="float">
            <text:p>0.0921996</text:p>
          </table:table-cell>
          <table:table-cell office:value-type="float" office:value="-0.00000912662" calcext:value-type="float">
            <text:p>-9.12662E-06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-0.927254" calcext:value-type="float">
            <text:p>-0.927254</text:p>
          </table:table-cell>
          <table:table-cell office:value-type="float" office:value="-0.0211797" calcext:value-type="float">
            <text:p>-0.0211797</text:p>
          </table:table-cell>
          <table:table-cell office:value-type="float" office:value="0.103034" calcext:value-type="float">
            <text:p>0.103034</text:p>
          </table:table-cell>
          <table:table-cell office:value-type="float" office:value="-0.000491804" calcext:value-type="float">
            <text:p>-0.000491804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-0.907034" calcext:value-type="float">
            <text:p>-0.907034</text:p>
          </table:table-cell>
          <table:table-cell office:value-type="float" office:value="-0.0215983" calcext:value-type="float">
            <text:p>-0.0215983</text:p>
          </table:table-cell>
          <table:table-cell office:value-type="float" office:value="0.092778" calcext:value-type="float">
            <text:p>0.092778</text:p>
          </table:table-cell>
          <table:table-cell office:value-type="float" office:value="0.00031743" calcext:value-type="float">
            <text:p>0.00031743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-0.930848" calcext:value-type="float">
            <text:p>-0.930848</text:p>
          </table:table-cell>
          <table:table-cell office:value-type="float" office:value="-0.0223746" calcext:value-type="float">
            <text:p>-0.0223746</text:p>
          </table:table-cell>
          <table:table-cell office:value-type="float" office:value="0.0958537" calcext:value-type="float">
            <text:p>0.0958537</text:p>
          </table:table-cell>
          <table:table-cell office:value-type="float" office:value="-0.000091212" calcext:value-type="float">
            <text:p>-9.1212E-0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-0.917417" calcext:value-type="float">
            <text:p>-0.917417</text:p>
          </table:table-cell>
          <table:table-cell office:value-type="float" office:value="-0.0234743" calcext:value-type="float">
            <text:p>-0.0234743</text:p>
          </table:table-cell>
          <table:table-cell office:value-type="float" office:value="0.0969598" calcext:value-type="float">
            <text:p>0.0969598</text:p>
          </table:table-cell>
          <table:table-cell office:value-type="float" office:value="-0.000380058" calcext:value-type="float">
            <text:p>-0.000380058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-0.921482" calcext:value-type="float">
            <text:p>-0.921482</text:p>
          </table:table-cell>
          <table:table-cell office:value-type="float" office:value="-0.0235483" calcext:value-type="float">
            <text:p>-0.0235483</text:p>
          </table:table-cell>
          <table:table-cell office:value-type="float" office:value="0.0901515" calcext:value-type="float">
            <text:p>0.0901515</text:p>
          </table:table-cell>
          <table:table-cell office:value-type="float" office:value="0.0000305831" calcext:value-type="float">
            <text:p>3.05831E-05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-0.923254" calcext:value-type="float">
            <text:p>-0.923254</text:p>
          </table:table-cell>
          <table:table-cell office:value-type="float" office:value="-0.0250018" calcext:value-type="float">
            <text:p>-0.0250018</text:p>
          </table:table-cell>
          <table:table-cell office:value-type="float" office:value="0.0987718" calcext:value-type="float">
            <text:p>0.0987718</text:p>
          </table:table-cell>
          <table:table-cell office:value-type="float" office:value="0.00000891507" calcext:value-type="float">
            <text:p>8.91507E-06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-0.91321" calcext:value-type="float">
            <text:p>-0.91321</text:p>
          </table:table-cell>
          <table:table-cell office:value-type="float" office:value="-0.0259464" calcext:value-type="float">
            <text:p>-0.0259464</text:p>
          </table:table-cell>
          <table:table-cell office:value-type="float" office:value="0.0968575" calcext:value-type="float">
            <text:p>0.0968575</text:p>
          </table:table-cell>
          <table:table-cell office:value-type="float" office:value="0.000124346" calcext:value-type="float">
            <text:p>0.000124346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-0.928449" calcext:value-type="float">
            <text:p>-0.928449</text:p>
          </table:table-cell>
          <table:table-cell office:value-type="float" office:value="-0.0280949" calcext:value-type="float">
            <text:p>-0.0280949</text:p>
          </table:table-cell>
          <table:table-cell office:value-type="float" office:value="0.095" calcext:value-type="float">
            <text:p>0.095</text:p>
          </table:table-cell>
          <table:table-cell office:value-type="float" office:value="-0.000323071" calcext:value-type="float">
            <text:p>-0.000323071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-0.934035" calcext:value-type="float">
            <text:p>-0.934035</text:p>
          </table:table-cell>
          <table:table-cell office:value-type="float" office:value="-0.0301271" calcext:value-type="float">
            <text:p>-0.0301271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-0.000719771" calcext:value-type="float">
            <text:p>-0.000719771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-0.921861" calcext:value-type="float">
            <text:p>-0.921861</text:p>
          </table:table-cell>
          <table:table-cell office:value-type="float" office:value="-0.0312659" calcext:value-type="float">
            <text:p>-0.0312659</text:p>
          </table:table-cell>
          <table:table-cell office:value-type="float" office:value="0.0901233" calcext:value-type="float">
            <text:p>0.0901233</text:p>
          </table:table-cell>
          <table:table-cell office:value-type="float" office:value="-0.000746016" calcext:value-type="float">
            <text:p>-0.000746016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-0.945579" calcext:value-type="float">
            <text:p>-0.945579</text:p>
          </table:table-cell>
          <table:table-cell office:value-type="float" office:value="-0.0346766" calcext:value-type="float">
            <text:p>-0.0346766</text:p>
          </table:table-cell>
          <table:table-cell office:value-type="float" office:value="0.102305" calcext:value-type="float">
            <text:p>0.102305</text:p>
          </table:table-cell>
          <table:table-cell office:value-type="float" office:value="-0.000497584" calcext:value-type="float">
            <text:p>-0.000497584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-0.913319" calcext:value-type="float">
            <text:p>-0.913319</text:p>
          </table:table-cell>
          <table:table-cell office:value-type="float" office:value="-0.0353473" calcext:value-type="float">
            <text:p>-0.0353473</text:p>
          </table:table-cell>
          <table:table-cell office:value-type="float" office:value="0.0990131" calcext:value-type="float">
            <text:p>0.0990131</text:p>
          </table:table-cell>
          <table:table-cell office:value-type="float" office:value="-0.000153056" calcext:value-type="float">
            <text:p>-0.000153056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887962" calcext:value-type="float">
            <text:p>-0.887962</text:p>
          </table:table-cell>
          <table:table-cell office:value-type="float" office:value="-0.0355371" calcext:value-type="float">
            <text:p>-0.0355371</text:p>
          </table:table-cell>
          <table:table-cell office:value-type="float" office:value="0.0843934" calcext:value-type="float">
            <text:p>0.0843934</text:p>
          </table:table-cell>
          <table:table-cell office:value-type="float" office:value="-0.000172734" calcext:value-type="float">
            <text:p>-0.000172734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-0.906919" calcext:value-type="float">
            <text:p>-0.906919</text:p>
          </table:table-cell>
          <table:table-cell office:value-type="float" office:value="-0.0383322" calcext:value-type="float">
            <text:p>-0.0383322</text:p>
          </table:table-cell>
          <table:table-cell office:value-type="float" office:value="0.0981942" calcext:value-type="float">
            <text:p>0.0981942</text:p>
          </table:table-cell>
          <table:table-cell office:value-type="float" office:value="-0.0000548038" calcext:value-type="float">
            <text:p>-5.48038E-05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-0.891529" calcext:value-type="float">
            <text:p>-0.891529</text:p>
          </table:table-cell>
          <table:table-cell office:value-type="float" office:value="-0.0397017" calcext:value-type="float">
            <text:p>-0.0397017</text:p>
          </table:table-cell>
          <table:table-cell office:value-type="float" office:value="0.0906009" calcext:value-type="float">
            <text:p>0.0906009</text:p>
          </table:table-cell>
          <table:table-cell office:value-type="float" office:value="-0.000466394" calcext:value-type="float">
            <text:p>-0.000466394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-0.883287" calcext:value-type="float">
            <text:p>-0.883287</text:p>
          </table:table-cell>
          <table:table-cell office:value-type="float" office:value="-0.0417739" calcext:value-type="float">
            <text:p>-0.0417739</text:p>
          </table:table-cell>
          <table:table-cell office:value-type="float" office:value="0.0903437" calcext:value-type="float">
            <text:p>0.0903437</text:p>
          </table:table-cell>
          <table:table-cell office:value-type="float" office:value="0.000391201" calcext:value-type="float">
            <text:p>0.000391201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-0.872143" calcext:value-type="float">
            <text:p>-0.872143</text:p>
          </table:table-cell>
          <table:table-cell office:value-type="float" office:value="-0.042711" calcext:value-type="float">
            <text:p>-0.042711</text:p>
          </table:table-cell>
          <table:table-cell office:value-type="float" office:value="0.0905812" calcext:value-type="float">
            <text:p>0.0905812</text:p>
          </table:table-cell>
          <table:table-cell office:value-type="float" office:value="-0.000797446" calcext:value-type="float">
            <text:p>-0.000797446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-0.814487" calcext:value-type="float">
            <text:p>-0.814487</text:p>
          </table:table-cell>
          <table:table-cell office:value-type="float" office:value="-0.040752" calcext:value-type="float">
            <text:p>-0.040752</text:p>
          </table:table-cell>
          <table:table-cell office:value-type="float" office:value="0.0868558" calcext:value-type="float">
            <text:p>0.0868558</text:p>
          </table:table-cell>
          <table:table-cell office:value-type="float" office:value="0.000166866" calcext:value-type="float">
            <text:p>0.00016686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-0.850319" calcext:value-type="float">
            <text:p>-0.850319</text:p>
          </table:table-cell>
          <table:table-cell office:value-type="float" office:value="-0.0478469" calcext:value-type="float">
            <text:p>-0.0478469</text:p>
          </table:table-cell>
          <table:table-cell office:value-type="float" office:value="0.0874833" calcext:value-type="float">
            <text:p>0.0874833</text:p>
          </table:table-cell>
          <table:table-cell office:value-type="float" office:value="0.00024577" calcext:value-type="float">
            <text:p>0.00024577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-0.818306" calcext:value-type="float">
            <text:p>-0.818306</text:p>
          </table:table-cell>
          <table:table-cell office:value-type="float" office:value="-0.0483706" calcext:value-type="float">
            <text:p>-0.0483706</text:p>
          </table:table-cell>
          <table:table-cell office:value-type="float" office:value="0.074168" calcext:value-type="float">
            <text:p>0.074168</text:p>
          </table:table-cell>
          <table:table-cell office:value-type="float" office:value="-0.000231515" calcext:value-type="float">
            <text:p>-0.000231515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-0.842934" calcext:value-type="float">
            <text:p>-0.842934</text:p>
          </table:table-cell>
          <table:table-cell office:value-type="float" office:value="-0.0533233" calcext:value-type="float">
            <text:p>-0.0533233</text:p>
          </table:table-cell>
          <table:table-cell office:value-type="float" office:value="0.0860572" calcext:value-type="float">
            <text:p>0.0860572</text:p>
          </table:table-cell>
          <table:table-cell office:value-type="float" office:value="-0.000239154" calcext:value-type="float">
            <text:p>-0.000239154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-0.783352" calcext:value-type="float">
            <text:p>-0.783352</text:p>
          </table:table-cell>
          <table:table-cell office:value-type="float" office:value="-0.0524129" calcext:value-type="float">
            <text:p>-0.0524129</text:p>
          </table:table-cell>
          <table:table-cell office:value-type="float" office:value="0.0780222" calcext:value-type="float">
            <text:p>0.0780222</text:p>
          </table:table-cell>
          <table:table-cell office:value-type="float" office:value="-0.000439645" calcext:value-type="float">
            <text:p>-0.000439645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-0.798031" calcext:value-type="float">
            <text:p>-0.798031</text:p>
          </table:table-cell>
          <table:table-cell office:value-type="float" office:value="-0.0582502" calcext:value-type="float">
            <text:p>-0.0582502</text:p>
          </table:table-cell>
          <table:table-cell office:value-type="float" office:value="0.0661666" calcext:value-type="float">
            <text:p>0.0661666</text:p>
          </table:table-cell>
          <table:table-cell office:value-type="float" office:value="-0.000892136" calcext:value-type="float">
            <text:p>-0.000892136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-0.763009" calcext:value-type="float">
            <text:p>-0.763009</text:p>
          </table:table-cell>
          <table:table-cell office:value-type="float" office:value="-0.0579884" calcext:value-type="float">
            <text:p>-0.0579884</text:p>
          </table:table-cell>
          <table:table-cell office:value-type="float" office:value="0.0787305" calcext:value-type="float">
            <text:p>0.0787305</text:p>
          </table:table-cell>
          <table:table-cell office:value-type="float" office:value="-0.000168751" calcext:value-type="float">
            <text:p>-0.000168751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-0.683545" calcext:value-type="float">
            <text:p>-0.683545</text:p>
          </table:table-cell>
          <table:table-cell office:value-type="float" office:value="-0.0538864" calcext:value-type="float">
            <text:p>-0.0538864</text:p>
          </table:table-cell>
          <table:table-cell office:value-type="float" office:value="0.0317589" calcext:value-type="float">
            <text:p>0.0317589</text:p>
          </table:table-cell>
          <table:table-cell office:value-type="float" office:value="0.000243459" calcext:value-type="float">
            <text:p>0.000243459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-0.722498" calcext:value-type="float">
            <text:p>-0.722498</text:p>
          </table:table-cell>
          <table:table-cell office:value-type="float" office:value="-0.0614708" calcext:value-type="float">
            <text:p>-0.0614708</text:p>
          </table:table-cell>
          <table:table-cell office:value-type="float" office:value="0.0758472" calcext:value-type="float">
            <text:p>0.0758472</text:p>
          </table:table-cell>
          <table:table-cell office:value-type="float" office:value="0.0000635537" calcext:value-type="float">
            <text:p>6.35537E-05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-0.613178" calcext:value-type="float">
            <text:p>-0.613178</text:p>
          </table:table-cell>
          <table:table-cell office:value-type="float" office:value="-0.0537375" calcext:value-type="float">
            <text:p>-0.0537375</text:p>
          </table:table-cell>
          <table:table-cell office:value-type="float" office:value="0.0351051" calcext:value-type="float">
            <text:p>0.0351051</text:p>
          </table:table-cell>
          <table:table-cell office:value-type="float" office:value="0.000465536" calcext:value-type="float">
            <text:p>0.000465536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-0.641583" calcext:value-type="float">
            <text:p>-0.641583</text:p>
          </table:table-cell>
          <table:table-cell office:value-type="float" office:value="-0.0619099" calcext:value-type="float">
            <text:p>-0.0619099</text:p>
          </table:table-cell>
          <table:table-cell office:value-type="float" office:value="0.0223496" calcext:value-type="float">
            <text:p>0.0223496</text:p>
          </table:table-cell>
          <table:table-cell office:value-type="float" office:value="0.0000484051" calcext:value-type="float">
            <text:p>4.84051E-05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-0.553318" calcext:value-type="float">
            <text:p>-0.553318</text:p>
          </table:table-cell>
          <table:table-cell office:value-type="float" office:value="-0.0535267" calcext:value-type="float">
            <text:p>-0.0535267</text:p>
          </table:table-cell>
          <table:table-cell office:value-type="float" office:value="0.0189506" calcext:value-type="float">
            <text:p>0.0189506</text:p>
          </table:table-cell>
          <table:table-cell office:value-type="float" office:value="0.00034514" calcext:value-type="float">
            <text:p>0.00034514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-0.605791" calcext:value-type="float">
            <text:p>-0.605791</text:p>
          </table:table-cell>
          <table:table-cell office:value-type="float" office:value="-0.0665028" calcext:value-type="float">
            <text:p>-0.0665028</text:p>
          </table:table-cell>
          <table:table-cell office:value-type="float" office:value="0.0183244" calcext:value-type="float">
            <text:p>0.0183244</text:p>
          </table:table-cell>
          <table:table-cell office:value-type="float" office:value="0.000401847" calcext:value-type="float">
            <text:p>0.000401847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-0.568247" calcext:value-type="float">
            <text:p>-0.568247</text:p>
          </table:table-cell>
          <table:table-cell office:value-type="float" office:value="-0.0653779" calcext:value-type="float">
            <text:p>-0.0653779</text:p>
          </table:table-cell>
          <table:table-cell office:value-type="float" office:value="0.0217567" calcext:value-type="float">
            <text:p>0.0217567</text:p>
          </table:table-cell>
          <table:table-cell office:value-type="float" office:value="0.000379287" calcext:value-type="float">
            <text:p>0.000379287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-0.479895" calcext:value-type="float">
            <text:p>-0.479895</text:p>
          </table:table-cell>
          <table:table-cell office:value-type="float" office:value="-0.0595349" calcext:value-type="float">
            <text:p>-0.0595349</text:p>
          </table:table-cell>
          <table:table-cell office:value-type="float" office:value="-0.0268569" calcext:value-type="float">
            <text:p>-0.0268569</text:p>
          </table:table-cell>
          <table:table-cell office:value-type="float" office:value="0.000309717" calcext:value-type="float">
            <text:p>0.000309717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-0.489567" calcext:value-type="float">
            <text:p>-0.489567</text:p>
          </table:table-cell>
          <table:table-cell office:value-type="float" office:value="-0.0658893" calcext:value-type="float">
            <text:p>-0.0658893</text:p>
          </table:table-cell>
          <table:table-cell office:value-type="float" office:value="-0.0149653" calcext:value-type="float">
            <text:p>-0.0149653</text:p>
          </table:table-cell>
          <table:table-cell office:value-type="float" office:value="-0.00027497" calcext:value-type="float">
            <text:p>-0.00027497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-0.425844" calcext:value-type="float">
            <text:p>-0.425844</text:p>
          </table:table-cell>
          <table:table-cell office:value-type="float" office:value="-0.0611636" calcext:value-type="float">
            <text:p>-0.0611636</text:p>
          </table:table-cell>
          <table:table-cell office:value-type="float" office:value="-0.0625595" calcext:value-type="float">
            <text:p>-0.0625595</text:p>
          </table:table-cell>
          <table:table-cell office:value-type="float" office:value="0.000379214" calcext:value-type="float">
            <text:p>0.000379214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-0.469787" calcext:value-type="float">
            <text:p>-0.469787</text:p>
          </table:table-cell>
          <table:table-cell office:value-type="float" office:value="-0.0761135" calcext:value-type="float">
            <text:p>-0.0761135</text:p>
          </table:table-cell>
          <table:table-cell office:value-type="float" office:value="-0.0479352" calcext:value-type="float">
            <text:p>-0.0479352</text:p>
          </table:table-cell>
          <table:table-cell office:value-type="float" office:value="0.0000624122" calcext:value-type="float">
            <text:p>6.24122E-05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-0.405591" calcext:value-type="float">
            <text:p>-0.405591</text:p>
          </table:table-cell>
          <table:table-cell office:value-type="float" office:value="-0.0685604" calcext:value-type="float">
            <text:p>-0.0685604</text:p>
          </table:table-cell>
          <table:table-cell office:value-type="float" office:value="-0.0826328" calcext:value-type="float">
            <text:p>-0.0826328</text:p>
          </table:table-cell>
          <table:table-cell office:value-type="float" office:value="0.000258619" calcext:value-type="float">
            <text:p>0.000258619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-0.379703" calcext:value-type="float">
            <text:p>-0.379703</text:p>
          </table:table-cell>
          <table:table-cell office:value-type="float" office:value="-0.0674782" calcext:value-type="float">
            <text:p>-0.0674782</text:p>
          </table:table-cell>
          <table:table-cell office:value-type="float" office:value="-0.0924434" calcext:value-type="float">
            <text:p>-0.0924434</text:p>
          </table:table-cell>
          <table:table-cell office:value-type="float" office:value="0.000727566" calcext:value-type="float">
            <text:p>0.000727566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-0.392439" calcext:value-type="float">
            <text:p>-0.392439</text:p>
          </table:table-cell>
          <table:table-cell office:value-type="float" office:value="-0.0749027" calcext:value-type="float">
            <text:p>-0.0749027</text:p>
          </table:table-cell>
          <table:table-cell office:value-type="float" office:value="-0.101129" calcext:value-type="float">
            <text:p>-0.101129</text:p>
          </table:table-cell>
          <table:table-cell office:value-type="float" office:value="0.000397021" calcext:value-type="float">
            <text:p>0.000397021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-0.339813" calcext:value-type="float">
            <text:p>-0.339813</text:p>
          </table:table-cell>
          <table:table-cell office:value-type="float" office:value="-0.0663486" calcext:value-type="float">
            <text:p>-0.0663486</text:p>
          </table:table-cell>
          <table:table-cell office:value-type="float" office:value="-0.115087" calcext:value-type="float">
            <text:p>-0.115087</text:p>
          </table:table-cell>
          <table:table-cell office:value-type="float" office:value="-0.00000523169" calcext:value-type="float">
            <text:p>-5.23169E-06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-0.332687" calcext:value-type="float">
            <text:p>-0.332687</text:p>
          </table:table-cell>
          <table:table-cell office:value-type="float" office:value="-0.0669493" calcext:value-type="float">
            <text:p>-0.0669493</text:p>
          </table:table-cell>
          <table:table-cell office:value-type="float" office:value="-0.129797" calcext:value-type="float">
            <text:p>-0.129797</text:p>
          </table:table-cell>
          <table:table-cell office:value-type="float" office:value="0.000542517" calcext:value-type="float">
            <text:p>0.000542517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-0.378416" calcext:value-type="float">
            <text:p>-0.378416</text:p>
          </table:table-cell>
          <table:table-cell office:value-type="float" office:value="-0.0823274" calcext:value-type="float">
            <text:p>-0.0823274</text:p>
          </table:table-cell>
          <table:table-cell office:value-type="float" office:value="-0.118887" calcext:value-type="float">
            <text:p>-0.118887</text:p>
          </table:table-cell>
          <table:table-cell office:value-type="float" office:value="-0.0000517559" calcext:value-type="float">
            <text:p>-5.17559E-05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-0.32019" calcext:value-type="float">
            <text:p>-0.32019</text:p>
          </table:table-cell>
          <table:table-cell office:value-type="float" office:value="-0.0693635" calcext:value-type="float">
            <text:p>-0.0693635</text:p>
          </table:table-cell>
          <table:table-cell office:value-type="float" office:value="-0.123821" calcext:value-type="float">
            <text:p>-0.123821</text:p>
          </table:table-cell>
          <table:table-cell office:value-type="float" office:value="-0.000406368" calcext:value-type="float">
            <text:p>-0.000406368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-0.284114" calcext:value-type="float">
            <text:p>-0.284114</text:p>
          </table:table-cell>
          <table:table-cell office:value-type="float" office:value="-0.0642874" calcext:value-type="float">
            <text:p>-0.0642874</text:p>
          </table:table-cell>
          <table:table-cell office:value-type="float" office:value="-0.172523" calcext:value-type="float">
            <text:p>-0.172523</text:p>
          </table:table-cell>
          <table:table-cell office:value-type="float" office:value="0.000225882" calcext:value-type="float">
            <text:p>0.000225882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-0.285157" calcext:value-type="float">
            <text:p>-0.285157</text:p>
          </table:table-cell>
          <table:table-cell office:value-type="float" office:value="-0.0634265" calcext:value-type="float">
            <text:p>-0.0634265</text:p>
          </table:table-cell>
          <table:table-cell office:value-type="float" office:value="-0.139114" calcext:value-type="float">
            <text:p>-0.139114</text:p>
          </table:table-cell>
          <table:table-cell office:value-type="float" office:value="0.000340761" calcext:value-type="float">
            <text:p>0.000340761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-0.265434" calcext:value-type="float">
            <text:p>-0.265434</text:p>
          </table:table-cell>
          <table:table-cell office:value-type="float" office:value="-0.0593838" calcext:value-type="float">
            <text:p>-0.0593838</text:p>
          </table:table-cell>
          <table:table-cell office:value-type="float" office:value="-0.152042" calcext:value-type="float">
            <text:p>-0.152042</text:p>
          </table:table-cell>
          <table:table-cell office:value-type="float" office:value="0.000718385" calcext:value-type="float">
            <text:p>0.000718385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-0.246019" calcext:value-type="float">
            <text:p>-0.246019</text:p>
          </table:table-cell>
          <table:table-cell office:value-type="float" office:value="-0.0537442" calcext:value-type="float">
            <text:p>-0.0537442</text:p>
          </table:table-cell>
          <table:table-cell office:value-type="float" office:value="-0.180094" calcext:value-type="float">
            <text:p>-0.180094</text:p>
          </table:table-cell>
          <table:table-cell office:value-type="float" office:value="0.000352867" calcext:value-type="float">
            <text:p>0.000352867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-0.314388" calcext:value-type="float">
            <text:p>-0.314388</text:p>
          </table:table-cell>
          <table:table-cell office:value-type="float" office:value="-0.0697103" calcext:value-type="float">
            <text:p>-0.0697103</text:p>
          </table:table-cell>
          <table:table-cell office:value-type="float" office:value="-0.123181" calcext:value-type="float">
            <text:p>-0.123181</text:p>
          </table:table-cell>
          <table:table-cell office:value-type="float" office:value="-0.000130695" calcext:value-type="float">
            <text:p>-0.000130695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-0.324225" calcext:value-type="float">
            <text:p>-0.324225</text:p>
          </table:table-cell>
          <table:table-cell office:value-type="float" office:value="-0.0748915" calcext:value-type="float">
            <text:p>-0.0748915</text:p>
          </table:table-cell>
          <table:table-cell office:value-type="float" office:value="-0.115248" calcext:value-type="float">
            <text:p>-0.115248</text:p>
          </table:table-cell>
          <table:table-cell office:value-type="float" office:value="-0.000234011" calcext:value-type="float">
            <text:p>-0.000234011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-0.262551" calcext:value-type="float">
            <text:p>-0.262551</text:p>
          </table:table-cell>
          <table:table-cell office:value-type="float" office:value="-0.0604464" calcext:value-type="float">
            <text:p>-0.0604464</text:p>
          </table:table-cell>
          <table:table-cell office:value-type="float" office:value="-0.172127" calcext:value-type="float">
            <text:p>-0.172127</text:p>
          </table:table-cell>
          <table:table-cell office:value-type="float" office:value="0.000246924" calcext:value-type="float">
            <text:p>0.000246924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-0.286123" calcext:value-type="float">
            <text:p>-0.286123</text:p>
          </table:table-cell>
          <table:table-cell office:value-type="float" office:value="-0.0670455" calcext:value-type="float">
            <text:p>-0.0670455</text:p>
          </table:table-cell>
          <table:table-cell office:value-type="float" office:value="-0.154004" calcext:value-type="float">
            <text:p>-0.154004</text:p>
          </table:table-cell>
          <table:table-cell office:value-type="float" office:value="-0.000163566" calcext:value-type="float">
            <text:p>-0.000163566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-0.291406" calcext:value-type="float">
            <text:p>-0.291406</text:p>
          </table:table-cell>
          <table:table-cell office:value-type="float" office:value="-0.0701767" calcext:value-type="float">
            <text:p>-0.0701767</text:p>
          </table:table-cell>
          <table:table-cell office:value-type="float" office:value="-0.144497" calcext:value-type="float">
            <text:p>-0.144497</text:p>
          </table:table-cell>
          <table:table-cell office:value-type="float" office:value="-0.0000991208" calcext:value-type="float">
            <text:p>-9.91208E-05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-0.243144" calcext:value-type="float">
            <text:p>-0.243144</text:p>
          </table:table-cell>
          <table:table-cell office:value-type="float" office:value="-0.0585674" calcext:value-type="float">
            <text:p>-0.0585674</text:p>
          </table:table-cell>
          <table:table-cell office:value-type="float" office:value="-0.180983" calcext:value-type="float">
            <text:p>-0.180983</text:p>
          </table:table-cell>
          <table:table-cell office:value-type="float" office:value="0.000232649" calcext:value-type="float">
            <text:p>0.000232649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-0.264871" calcext:value-type="float">
            <text:p>-0.264871</text:p>
          </table:table-cell>
          <table:table-cell office:value-type="float" office:value="-0.0656517" calcext:value-type="float">
            <text:p>-0.0656517</text:p>
          </table:table-cell>
          <table:table-cell office:value-type="float" office:value="-0.154378" calcext:value-type="float">
            <text:p>-0.154378</text:p>
          </table:table-cell>
          <table:table-cell office:value-type="float" office:value="-0.000240586" calcext:value-type="float">
            <text:p>-0.000240586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-0.239827" calcext:value-type="float">
            <text:p>-0.239827</text:p>
          </table:table-cell>
          <table:table-cell office:value-type="float" office:value="-0.0606349" calcext:value-type="float">
            <text:p>-0.0606349</text:p>
          </table:table-cell>
          <table:table-cell office:value-type="float" office:value="-0.190043" calcext:value-type="float">
            <text:p>-0.190043</text:p>
          </table:table-cell>
          <table:table-cell office:value-type="float" office:value="0.0000672585" calcext:value-type="float">
            <text:p>6.72585E-05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-0.256829" calcext:value-type="float">
            <text:p>-0.256829</text:p>
          </table:table-cell>
          <table:table-cell office:value-type="float" office:value="-0.067338" calcext:value-type="float">
            <text:p>-0.067338</text:p>
          </table:table-cell>
          <table:table-cell office:value-type="float" office:value="-0.172244" calcext:value-type="float">
            <text:p>-0.172244</text:p>
          </table:table-cell>
          <table:table-cell office:value-type="float" office:value="-0.0000579995" calcext:value-type="float">
            <text:p>-5.79995E-05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-0.208722" calcext:value-type="float">
            <text:p>-0.208722</text:p>
          </table:table-cell>
          <table:table-cell office:value-type="float" office:value="-0.0526382" calcext:value-type="float">
            <text:p>-0.0526382</text:p>
          </table:table-cell>
          <table:table-cell office:value-type="float" office:value="-0.192613" calcext:value-type="float">
            <text:p>-0.192613</text:p>
          </table:table-cell>
          <table:table-cell office:value-type="float" office:value="0.000446427" calcext:value-type="float">
            <text:p>0.000446427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-0.214857" calcext:value-type="float">
            <text:p>-0.214857</text:p>
          </table:table-cell>
          <table:table-cell office:value-type="float" office:value="-0.0569591" calcext:value-type="float">
            <text:p>-0.0569591</text:p>
          </table:table-cell>
          <table:table-cell office:value-type="float" office:value="-0.200665" calcext:value-type="float">
            <text:p>-0.200665</text:p>
          </table:table-cell>
          <table:table-cell office:value-type="float" office:value="0.00010463" calcext:value-type="float">
            <text:p>0.00010463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-0.254376" calcext:value-type="float">
            <text:p>-0.254376</text:p>
          </table:table-cell>
          <table:table-cell office:value-type="float" office:value="-0.0688927" calcext:value-type="float">
            <text:p>-0.0688927</text:p>
          </table:table-cell>
          <table:table-cell office:value-type="float" office:value="-0.198067" calcext:value-type="float">
            <text:p>-0.198067</text:p>
          </table:table-cell>
          <table:table-cell office:value-type="float" office:value="0.000108244" calcext:value-type="float">
            <text:p>0.000108244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-0.259145" calcext:value-type="float">
            <text:p>-0.259145</text:p>
          </table:table-cell>
          <table:table-cell office:value-type="float" office:value="-0.0709719" calcext:value-type="float">
            <text:p>-0.0709719</text:p>
          </table:table-cell>
          <table:table-cell office:value-type="float" office:value="-0.164289" calcext:value-type="float">
            <text:p>-0.164289</text:p>
          </table:table-cell>
          <table:table-cell office:value-type="float" office:value="-0.000402988" calcext:value-type="float">
            <text:p>-0.000402988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-0.220473" calcext:value-type="float">
            <text:p>-0.220473</text:p>
          </table:table-cell>
          <table:table-cell office:value-type="float" office:value="-0.0604874" calcext:value-type="float">
            <text:p>-0.0604874</text:p>
          </table:table-cell>
          <table:table-cell office:value-type="float" office:value="-0.213479" calcext:value-type="float">
            <text:p>-0.213479</text:p>
          </table:table-cell>
          <table:table-cell office:value-type="float" office:value="0.000233466" calcext:value-type="float">
            <text:p>0.000233466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-0.267489" calcext:value-type="float">
            <text:p>-0.267489</text:p>
          </table:table-cell>
          <table:table-cell office:value-type="float" office:value="-0.0769396" calcext:value-type="float">
            <text:p>-0.0769396</text:p>
          </table:table-cell>
          <table:table-cell office:value-type="float" office:value="-0.192161" calcext:value-type="float">
            <text:p>-0.192161</text:p>
          </table:table-cell>
          <table:table-cell office:value-type="float" office:value="0.000123933" calcext:value-type="float">
            <text:p>0.000123933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-0.213836" calcext:value-type="float">
            <text:p>-0.213836</text:p>
          </table:table-cell>
          <table:table-cell office:value-type="float" office:value="-0.0603312" calcext:value-type="float">
            <text:p>-0.0603312</text:p>
          </table:table-cell>
          <table:table-cell office:value-type="float" office:value="-0.211143" calcext:value-type="float">
            <text:p>-0.211143</text:p>
          </table:table-cell>
          <table:table-cell office:value-type="float" office:value="-0.000431774" calcext:value-type="float">
            <text:p>-0.000431774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-0.245975" calcext:value-type="float">
            <text:p>-0.245975</text:p>
          </table:table-cell>
          <table:table-cell office:value-type="float" office:value="-0.0715139" calcext:value-type="float">
            <text:p>-0.0715139</text:p>
          </table:table-cell>
          <table:table-cell office:value-type="float" office:value="-0.21299" calcext:value-type="float">
            <text:p>-0.21299</text:p>
          </table:table-cell>
          <table:table-cell office:value-type="float" office:value="0.000714495" calcext:value-type="float">
            <text:p>0.000714495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-0.245208" calcext:value-type="float">
            <text:p>-0.245208</text:p>
          </table:table-cell>
          <table:table-cell office:value-type="float" office:value="-0.0749942" calcext:value-type="float">
            <text:p>-0.0749942</text:p>
          </table:table-cell>
          <table:table-cell office:value-type="float" office:value="-0.200095" calcext:value-type="float">
            <text:p>-0.200095</text:p>
          </table:table-cell>
          <table:table-cell office:value-type="float" office:value="-0.0000587533" calcext:value-type="float">
            <text:p>-5.87533E-05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62995" calcext:value-type="float">
            <text:p>-0.062995</text:p>
          </table:table-cell>
          <table:table-cell office:value-type="float" office:value="-0.255666" calcext:value-type="float">
            <text:p>-0.255666</text:p>
          </table:table-cell>
          <table:table-cell office:value-type="float" office:value="0.000195384" calcext:value-type="float">
            <text:p>0.000195384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-0.252682" calcext:value-type="float">
            <text:p>-0.252682</text:p>
          </table:table-cell>
          <table:table-cell office:value-type="float" office:value="-0.0789243" calcext:value-type="float">
            <text:p>-0.0789243</text:p>
          </table:table-cell>
          <table:table-cell office:value-type="float" office:value="-0.199986" calcext:value-type="float">
            <text:p>-0.199986</text:p>
          </table:table-cell>
          <table:table-cell office:value-type="float" office:value="-0.000338482" calcext:value-type="float">
            <text:p>-0.000338482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-0.218276" calcext:value-type="float">
            <text:p>-0.218276</text:p>
          </table:table-cell>
          <table:table-cell office:value-type="float" office:value="-0.0679445" calcext:value-type="float">
            <text:p>-0.0679445</text:p>
          </table:table-cell>
          <table:table-cell office:value-type="float" office:value="-0.26813" calcext:value-type="float">
            <text:p>-0.26813</text:p>
          </table:table-cell>
          <table:table-cell office:value-type="float" office:value="0.000153007" calcext:value-type="float">
            <text:p>0.000153007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-0.234629" calcext:value-type="float">
            <text:p>-0.234629</text:p>
          </table:table-cell>
          <table:table-cell office:value-type="float" office:value="-0.0743522" calcext:value-type="float">
            <text:p>-0.0743522</text:p>
          </table:table-cell>
          <table:table-cell office:value-type="float" office:value="-0.227506" calcext:value-type="float">
            <text:p>-0.227506</text:p>
          </table:table-cell>
          <table:table-cell office:value-type="float" office:value="-0.000292252" calcext:value-type="float">
            <text:p>-0.000292252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-0.209047" calcext:value-type="float">
            <text:p>-0.209047</text:p>
          </table:table-cell>
          <table:table-cell office:value-type="float" office:value="-0.0633732" calcext:value-type="float">
            <text:p>-0.0633732</text:p>
          </table:table-cell>
          <table:table-cell office:value-type="float" office:value="-0.250364" calcext:value-type="float">
            <text:p>-0.250364</text:p>
          </table:table-cell>
          <table:table-cell office:value-type="float" office:value="0.000714394" calcext:value-type="float">
            <text:p>0.000714394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-0.250762" calcext:value-type="float">
            <text:p>-0.250762</text:p>
          </table:table-cell>
          <table:table-cell office:value-type="float" office:value="-0.0817256" calcext:value-type="float">
            <text:p>-0.0817256</text:p>
          </table:table-cell>
          <table:table-cell office:value-type="float" office:value="-0.230112" calcext:value-type="float">
            <text:p>-0.230112</text:p>
          </table:table-cell>
          <table:table-cell office:value-type="float" office:value="-0.00103563" calcext:value-type="float">
            <text:p>-0.00103563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-0.190235" calcext:value-type="float">
            <text:p>-0.190235</text:p>
          </table:table-cell>
          <table:table-cell office:value-type="float" office:value="-0.0566253" calcext:value-type="float">
            <text:p>-0.0566253</text:p>
          </table:table-cell>
          <table:table-cell office:value-type="float" office:value="-0.261622" calcext:value-type="float">
            <text:p>-0.261622</text:p>
          </table:table-cell>
          <table:table-cell office:value-type="float" office:value="0.000658348" calcext:value-type="float">
            <text:p>0.000658348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-0.242242" calcext:value-type="float">
            <text:p>-0.242242</text:p>
          </table:table-cell>
          <table:table-cell office:value-type="float" office:value="-0.0777849" calcext:value-type="float">
            <text:p>-0.0777849</text:p>
          </table:table-cell>
          <table:table-cell office:value-type="float" office:value="-0.221052" calcext:value-type="float">
            <text:p>-0.221052</text:p>
          </table:table-cell>
          <table:table-cell office:value-type="float" office:value="-0.000078822" calcext:value-type="float">
            <text:p>-7.8822E-05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-0.188272" calcext:value-type="float">
            <text:p>-0.188272</text:p>
          </table:table-cell>
          <table:table-cell office:value-type="float" office:value="-0.0564629" calcext:value-type="float">
            <text:p>-0.0564629</text:p>
          </table:table-cell>
          <table:table-cell office:value-type="float" office:value="-0.264741" calcext:value-type="float">
            <text:p>-0.264741</text:p>
          </table:table-cell>
          <table:table-cell office:value-type="float" office:value="0.000165285" calcext:value-type="float">
            <text:p>0.000165285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-0.223573" calcext:value-type="float">
            <text:p>-0.223573</text:p>
          </table:table-cell>
          <table:table-cell office:value-type="float" office:value="-0.0714116" calcext:value-type="float">
            <text:p>-0.0714116</text:p>
          </table:table-cell>
          <table:table-cell office:value-type="float" office:value="-0.232117" calcext:value-type="float">
            <text:p>-0.232117</text:p>
          </table:table-cell>
          <table:table-cell office:value-type="float" office:value="-0.000605759" calcext:value-type="float">
            <text:p>-0.000605759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-0.205673" calcext:value-type="float">
            <text:p>-0.205673</text:p>
          </table:table-cell>
          <table:table-cell office:value-type="float" office:value="-0.0643651" calcext:value-type="float">
            <text:p>-0.0643651</text:p>
          </table:table-cell>
          <table:table-cell office:value-type="float" office:value="-0.261707" calcext:value-type="float">
            <text:p>-0.261707</text:p>
          </table:table-cell>
          <table:table-cell office:value-type="float" office:value="0.0000735005" calcext:value-type="float">
            <text:p>7.35005E-05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-0.211297" calcext:value-type="float">
            <text:p>-0.211297</text:p>
          </table:table-cell>
          <table:table-cell office:value-type="float" office:value="-0.0652297" calcext:value-type="float">
            <text:p>-0.0652297</text:p>
          </table:table-cell>
          <table:table-cell office:value-type="float" office:value="-0.241176" calcext:value-type="float">
            <text:p>-0.241176</text:p>
          </table:table-cell>
          <table:table-cell office:value-type="float" office:value="0.000180301" calcext:value-type="float">
            <text:p>0.000180301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-0.2203" calcext:value-type="float">
            <text:p>-0.2203</text:p>
          </table:table-cell>
          <table:table-cell office:value-type="float" office:value="-0.0707931" calcext:value-type="float">
            <text:p>-0.0707931</text:p>
          </table:table-cell>
          <table:table-cell office:value-type="float" office:value="-0.234661" calcext:value-type="float">
            <text:p>-0.234661</text:p>
          </table:table-cell>
          <table:table-cell office:value-type="float" office:value="-0.000232442" calcext:value-type="float">
            <text:p>-0.000232442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-0.19805" calcext:value-type="float">
            <text:p>-0.19805</text:p>
          </table:table-cell>
          <table:table-cell office:value-type="float" office:value="-0.0623378" calcext:value-type="float">
            <text:p>-0.0623378</text:p>
          </table:table-cell>
          <table:table-cell office:value-type="float" office:value="-0.259246" calcext:value-type="float">
            <text:p>-0.259246</text:p>
          </table:table-cell>
          <table:table-cell office:value-type="float" office:value="-0.000279448" calcext:value-type="float">
            <text:p>-0.000279448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-0.199871" calcext:value-type="float">
            <text:p>-0.199871</text:p>
          </table:table-cell>
          <table:table-cell office:value-type="float" office:value="-0.0620388" calcext:value-type="float">
            <text:p>-0.0620388</text:p>
          </table:table-cell>
          <table:table-cell office:value-type="float" office:value="-0.254506" calcext:value-type="float">
            <text:p>-0.254506</text:p>
          </table:table-cell>
          <table:table-cell office:value-type="float" office:value="0.000358896" calcext:value-type="float">
            <text:p>0.000358896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-0.191482" calcext:value-type="float">
            <text:p>-0.191482</text:p>
          </table:table-cell>
          <table:table-cell office:value-type="float" office:value="-0.0593619" calcext:value-type="float">
            <text:p>-0.0593619</text:p>
          </table:table-cell>
          <table:table-cell office:value-type="float" office:value="-0.254145" calcext:value-type="float">
            <text:p>-0.254145</text:p>
          </table:table-cell>
          <table:table-cell office:value-type="float" office:value="-0.0000864456" calcext:value-type="float">
            <text:p>-8.64456E-05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-0.193312" calcext:value-type="float">
            <text:p>-0.193312</text:p>
          </table:table-cell>
          <table:table-cell office:value-type="float" office:value="-0.0590772" calcext:value-type="float">
            <text:p>-0.0590772</text:p>
          </table:table-cell>
          <table:table-cell office:value-type="float" office:value="-0.240291" calcext:value-type="float">
            <text:p>-0.240291</text:p>
          </table:table-cell>
          <table:table-cell office:value-type="float" office:value="0.0000329525" calcext:value-type="float">
            <text:p>3.29525E-05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-0.186525" calcext:value-type="float">
            <text:p>-0.186525</text:p>
          </table:table-cell>
          <table:table-cell office:value-type="float" office:value="-0.056482" calcext:value-type="float">
            <text:p>-0.056482</text:p>
          </table:table-cell>
          <table:table-cell office:value-type="float" office:value="-0.239293" calcext:value-type="float">
            <text:p>-0.239293</text:p>
          </table:table-cell>
          <table:table-cell office:value-type="float" office:value="0.000296258" calcext:value-type="float">
            <text:p>0.000296258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-0.205193" calcext:value-type="float">
            <text:p>-0.205193</text:p>
          </table:table-cell>
          <table:table-cell office:value-type="float" office:value="-0.0642356" calcext:value-type="float">
            <text:p>-0.0642356</text:p>
          </table:table-cell>
          <table:table-cell office:value-type="float" office:value="-0.235709" calcext:value-type="float">
            <text:p>-0.235709</text:p>
          </table:table-cell>
          <table:table-cell office:value-type="float" office:value="-0.000156341" calcext:value-type="float">
            <text:p>-0.000156341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-0.173525" calcext:value-type="float">
            <text:p>-0.173525</text:p>
          </table:table-cell>
          <table:table-cell office:value-type="float" office:value="-0.0520925" calcext:value-type="float">
            <text:p>-0.0520925</text:p>
          </table:table-cell>
          <table:table-cell office:value-type="float" office:value="-0.248827" calcext:value-type="float">
            <text:p>-0.248827</text:p>
          </table:table-cell>
          <table:table-cell office:value-type="float" office:value="-0.0000762905" calcext:value-type="float">
            <text:p>-7.62905E-0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-0.192676" calcext:value-type="float">
            <text:p>-0.192676</text:p>
          </table:table-cell>
          <table:table-cell office:value-type="float" office:value="-0.0595389" calcext:value-type="float">
            <text:p>-0.0595389</text:p>
          </table:table-cell>
          <table:table-cell office:value-type="float" office:value="-0.234915" calcext:value-type="float">
            <text:p>-0.234915</text:p>
          </table:table-cell>
          <table:table-cell office:value-type="float" office:value="0.000028291" calcext:value-type="float">
            <text:p>2.8291E-05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-0.172393" calcext:value-type="float">
            <text:p>-0.172393</text:p>
          </table:table-cell>
          <table:table-cell office:value-type="float" office:value="-0.0516058" calcext:value-type="float">
            <text:p>-0.0516058</text:p>
          </table:table-cell>
          <table:table-cell office:value-type="float" office:value="-0.261022" calcext:value-type="float">
            <text:p>-0.261022</text:p>
          </table:table-cell>
          <table:table-cell office:value-type="float" office:value="0.0000887633" calcext:value-type="float">
            <text:p>8.87633E-05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-0.169049" calcext:value-type="float">
            <text:p>-0.169049</text:p>
          </table:table-cell>
          <table:table-cell office:value-type="float" office:value="-0.0495647" calcext:value-type="float">
            <text:p>-0.0495647</text:p>
          </table:table-cell>
          <table:table-cell office:value-type="float" office:value="-0.242683" calcext:value-type="float">
            <text:p>-0.242683</text:p>
          </table:table-cell>
          <table:table-cell office:value-type="float" office:value="0.000314797" calcext:value-type="float">
            <text:p>0.000314797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-0.214418" calcext:value-type="float">
            <text:p>-0.214418</text:p>
          </table:table-cell>
          <table:table-cell office:value-type="float" office:value="-0.0678594" calcext:value-type="float">
            <text:p>-0.0678594</text:p>
          </table:table-cell>
          <table:table-cell office:value-type="float" office:value="-0.222053" calcext:value-type="float">
            <text:p>-0.222053</text:p>
          </table:table-cell>
          <table:table-cell office:value-type="float" office:value="-0.000402799" calcext:value-type="float">
            <text:p>-0.000402799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-0.157416" calcext:value-type="float">
            <text:p>-0.157416</text:p>
          </table:table-cell>
          <table:table-cell office:value-type="float" office:value="-0.0461511" calcext:value-type="float">
            <text:p>-0.0461511</text:p>
          </table:table-cell>
          <table:table-cell office:value-type="float" office:value="-0.247875" calcext:value-type="float">
            <text:p>-0.247875</text:p>
          </table:table-cell>
          <table:table-cell office:value-type="float" office:value="0.000267778" calcext:value-type="float">
            <text:p>0.000267778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-0.169925" calcext:value-type="float">
            <text:p>-0.169925</text:p>
          </table:table-cell>
          <table:table-cell office:value-type="float" office:value="-0.05046" calcext:value-type="float">
            <text:p>-0.05046</text:p>
          </table:table-cell>
          <table:table-cell office:value-type="float" office:value="-0.256757" calcext:value-type="float">
            <text:p>-0.256757</text:p>
          </table:table-cell>
          <table:table-cell office:value-type="float" office:value="0.0000690625" calcext:value-type="float">
            <text:p>6.90625E-05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-0.183033" calcext:value-type="float">
            <text:p>-0.183033</text:p>
          </table:table-cell>
          <table:table-cell office:value-type="float" office:value="-0.0557451" calcext:value-type="float">
            <text:p>-0.0557451</text:p>
          </table:table-cell>
          <table:table-cell office:value-type="float" office:value="-0.230963" calcext:value-type="float">
            <text:p>-0.230963</text:p>
          </table:table-cell>
          <table:table-cell office:value-type="float" office:value="0.0000551169" calcext:value-type="float">
            <text:p>5.51169E-05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-0.179431" calcext:value-type="float">
            <text:p>-0.179431</text:p>
          </table:table-cell>
          <table:table-cell office:value-type="float" office:value="-0.0542225" calcext:value-type="float">
            <text:p>-0.0542225</text:p>
          </table:table-cell>
          <table:table-cell office:value-type="float" office:value="-0.254864" calcext:value-type="float">
            <text:p>-0.254864</text:p>
          </table:table-cell>
          <table:table-cell office:value-type="float" office:value="0.00000000116814" calcext:value-type="float">
            <text:p>1.16814E-09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-0.174936" calcext:value-type="float">
            <text:p>-0.174936</text:p>
          </table:table-cell>
          <table:table-cell office:value-type="float" office:value="-0.0521022" calcext:value-type="float">
            <text:p>-0.0521022</text:p>
          </table:table-cell>
          <table:table-cell office:value-type="float" office:value="-0.228752" calcext:value-type="float">
            <text:p>-0.228752</text:p>
          </table:table-cell>
          <table:table-cell office:value-type="float" office:value="0.000245271" calcext:value-type="float">
            <text:p>0.000245271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-0.184827" calcext:value-type="float">
            <text:p>-0.184827</text:p>
          </table:table-cell>
          <table:table-cell office:value-type="float" office:value="-0.0565144" calcext:value-type="float">
            <text:p>-0.0565144</text:p>
          </table:table-cell>
          <table:table-cell office:value-type="float" office:value="-0.249954" calcext:value-type="float">
            <text:p>-0.249954</text:p>
          </table:table-cell>
          <table:table-cell office:value-type="float" office:value="-0.000117642" calcext:value-type="float">
            <text:p>-0.000117642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-0.17078" calcext:value-type="float">
            <text:p>-0.17078</text:p>
          </table:table-cell>
          <table:table-cell office:value-type="float" office:value="-0.0509057" calcext:value-type="float">
            <text:p>-0.0509057</text:p>
          </table:table-cell>
          <table:table-cell office:value-type="float" office:value="-0.246927" calcext:value-type="float">
            <text:p>-0.246927</text:p>
          </table:table-cell>
          <table:table-cell office:value-type="float" office:value="-0.0000547488" calcext:value-type="float">
            <text:p>-5.47488E-05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0.194335" calcext:value-type="float">
            <text:p>-0.194335</text:p>
          </table:table-cell>
          <table:table-cell office:value-type="float" office:value="-0.0596589" calcext:value-type="float">
            <text:p>-0.0596589</text:p>
          </table:table-cell>
          <table:table-cell office:value-type="float" office:value="-0.236747" calcext:value-type="float">
            <text:p>-0.236747</text:p>
          </table:table-cell>
          <table:table-cell office:value-type="float" office:value="-0.0000864897" calcext:value-type="float">
            <text:p>-8.64897E-05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-0.18671" calcext:value-type="float">
            <text:p>-0.18671</text:p>
          </table:table-cell>
          <table:table-cell office:value-type="float" office:value="-0.0573925" calcext:value-type="float">
            <text:p>-0.0573925</text:p>
          </table:table-cell>
          <table:table-cell office:value-type="float" office:value="-0.248554" calcext:value-type="float">
            <text:p>-0.248554</text:p>
          </table:table-cell>
          <table:table-cell office:value-type="float" office:value="-0.0000356483" calcext:value-type="float">
            <text:p>-3.56483E-05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-0.18097" calcext:value-type="float">
            <text:p>-0.18097</text:p>
          </table:table-cell>
          <table:table-cell office:value-type="float" office:value="-0.0548532" calcext:value-type="float">
            <text:p>-0.0548532</text:p>
          </table:table-cell>
          <table:table-cell office:value-type="float" office:value="-0.244228" calcext:value-type="float">
            <text:p>-0.244228</text:p>
          </table:table-cell>
          <table:table-cell office:value-type="float" office:value="0.0000311186" calcext:value-type="float">
            <text:p>3.11186E-05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-0.168834" calcext:value-type="float">
            <text:p>-0.168834</text:p>
          </table:table-cell>
          <table:table-cell office:value-type="float" office:value="-0.0502605" calcext:value-type="float">
            <text:p>-0.0502605</text:p>
          </table:table-cell>
          <table:table-cell office:value-type="float" office:value="-0.248115" calcext:value-type="float">
            <text:p>-0.248115</text:p>
          </table:table-cell>
          <table:table-cell office:value-type="float" office:value="0.000249641" calcext:value-type="float">
            <text:p>0.000249641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-0.186233" calcext:value-type="float">
            <text:p>-0.186233</text:p>
          </table:table-cell>
          <table:table-cell office:value-type="float" office:value="-0.0564241" calcext:value-type="float">
            <text:p>-0.0564241</text:p>
          </table:table-cell>
          <table:table-cell office:value-type="float" office:value="-0.239753" calcext:value-type="float">
            <text:p>-0.239753</text:p>
          </table:table-cell>
          <table:table-cell office:value-type="float" office:value="-0.0000314735" calcext:value-type="float">
            <text:p>-3.14735E-05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-0.188382" calcext:value-type="float">
            <text:p>-0.188382</text:p>
          </table:table-cell>
          <table:table-cell office:value-type="float" office:value="-0.0584634" calcext:value-type="float">
            <text:p>-0.0584634</text:p>
          </table:table-cell>
          <table:table-cell office:value-type="float" office:value="-0.236597" calcext:value-type="float">
            <text:p>-0.236597</text:p>
          </table:table-cell>
          <table:table-cell office:value-type="float" office:value="-0.000335923" calcext:value-type="float">
            <text:p>-0.000335923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-0.173667" calcext:value-type="float">
            <text:p>-0.173667</text:p>
          </table:table-cell>
          <table:table-cell office:value-type="float" office:value="-0.0512512" calcext:value-type="float">
            <text:p>-0.0512512</text:p>
          </table:table-cell>
          <table:table-cell office:value-type="float" office:value="-0.256432" calcext:value-type="float">
            <text:p>-0.256432</text:p>
          </table:table-cell>
          <table:table-cell office:value-type="float" office:value="0.000414636" calcext:value-type="float">
            <text:p>0.000414636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-0.188273" calcext:value-type="float">
            <text:p>-0.188273</text:p>
          </table:table-cell>
          <table:table-cell office:value-type="float" office:value="-0.0580743" calcext:value-type="float">
            <text:p>-0.0580743</text:p>
          </table:table-cell>
          <table:table-cell office:value-type="float" office:value="-0.240393" calcext:value-type="float">
            <text:p>-0.240393</text:p>
          </table:table-cell>
          <table:table-cell office:value-type="float" office:value="-0.000173508" calcext:value-type="float">
            <text:p>-0.000173508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-0.182483" calcext:value-type="float">
            <text:p>-0.182483</text:p>
          </table:table-cell>
          <table:table-cell office:value-type="float" office:value="-0.0552188" calcext:value-type="float">
            <text:p>-0.0552188</text:p>
          </table:table-cell>
          <table:table-cell office:value-type="float" office:value="-0.252207" calcext:value-type="float">
            <text:p>-0.252207</text:p>
          </table:table-cell>
          <table:table-cell office:value-type="float" office:value="0.000000000124657" calcext:value-type="float">
            <text:p>1.24657E-10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-0.188317" calcext:value-type="float">
            <text:p>-0.188317</text:p>
          </table:table-cell>
          <table:table-cell office:value-type="float" office:value="-0.0580746" calcext:value-type="float">
            <text:p>-0.0580746</text:p>
          </table:table-cell>
          <table:table-cell office:value-type="float" office:value="-0.230452" calcext:value-type="float">
            <text:p>-0.230452</text:p>
          </table:table-cell>
          <table:table-cell office:value-type="float" office:value="-0.000346737" calcext:value-type="float">
            <text:p>-0.000346737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-0.179075" calcext:value-type="float">
            <text:p>-0.179075</text:p>
          </table:table-cell>
          <table:table-cell office:value-type="float" office:value="-0.0531624" calcext:value-type="float">
            <text:p>-0.0531624</text:p>
          </table:table-cell>
          <table:table-cell office:value-type="float" office:value="-0.252709" calcext:value-type="float">
            <text:p>-0.252709</text:p>
          </table:table-cell>
          <table:table-cell office:value-type="float" office:value="0.000634693" calcext:value-type="float">
            <text:p>0.000634693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-0.185144" calcext:value-type="float">
            <text:p>-0.185144</text:p>
          </table:table-cell>
          <table:table-cell office:value-type="float" office:value="-0.0570147" calcext:value-type="float">
            <text:p>-0.0570147</text:p>
          </table:table-cell>
          <table:table-cell office:value-type="float" office:value="-0.212456" calcext:value-type="float">
            <text:p>-0.212456</text:p>
          </table:table-cell>
          <table:table-cell office:value-type="float" office:value="0.000182857" calcext:value-type="float">
            <text:p>0.000182857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-0.180953" calcext:value-type="float">
            <text:p>-0.180953</text:p>
          </table:table-cell>
          <table:table-cell office:value-type="float" office:value="-0.0559322" calcext:value-type="float">
            <text:p>-0.0559322</text:p>
          </table:table-cell>
          <table:table-cell office:value-type="float" office:value="-0.219699" calcext:value-type="float">
            <text:p>-0.219699</text:p>
          </table:table-cell>
          <table:table-cell office:value-type="float" office:value="0.000955806" calcext:value-type="float">
            <text:p>0.000955806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-0.184062" calcext:value-type="float">
            <text:p>-0.184062</text:p>
          </table:table-cell>
          <table:table-cell office:value-type="float" office:value="-0.0594861" calcext:value-type="float">
            <text:p>-0.0594861</text:p>
          </table:table-cell>
          <table:table-cell office:value-type="float" office:value="-0.24933" calcext:value-type="float">
            <text:p>-0.24933</text:p>
          </table:table-cell>
          <table:table-cell office:value-type="float" office:value="0.00186349" calcext:value-type="float">
            <text:p>0.00186349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-0.166816" calcext:value-type="float">
            <text:p>-0.166816</text:p>
          </table:table-cell>
          <table:table-cell office:value-type="float" office:value="-0.056653" calcext:value-type="float">
            <text:p>-0.056653</text:p>
          </table:table-cell>
          <table:table-cell office:value-type="float" office:value="-0.235291" calcext:value-type="float">
            <text:p>-0.235291</text:p>
          </table:table-cell>
          <table:table-cell office:value-type="float" office:value="0.000431746" calcext:value-type="float">
            <text:p>0.000431746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-0.156073" calcext:value-type="float">
            <text:p>-0.156073</text:p>
          </table:table-cell>
          <table:table-cell office:value-type="float" office:value="-0.0544546" calcext:value-type="float">
            <text:p>-0.0544546</text:p>
          </table:table-cell>
          <table:table-cell office:value-type="float" office:value="-0.284961" calcext:value-type="float">
            <text:p>-0.284961</text:p>
          </table:table-cell>
          <table:table-cell office:value-type="float" office:value="-0.000936056" calcext:value-type="float">
            <text:p>-0.000936056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-0.136159" calcext:value-type="float">
            <text:p>-0.136159</text:p>
          </table:table-cell>
          <table:table-cell office:value-type="float" office:value="-0.0450203" calcext:value-type="float">
            <text:p>-0.0450203</text:p>
          </table:table-cell>
          <table:table-cell office:value-type="float" office:value="-0.311882" calcext:value-type="float">
            <text:p>-0.311882</text:p>
          </table:table-cell>
          <table:table-cell office:value-type="float" office:value="0.00108335" calcext:value-type="float">
            <text:p>0.00108335</text:p>
          </table:table-cell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-0.137787" calcext:value-type="float">
            <text:p>-0.137787</text:p>
          </table:table-cell>
          <table:table-cell office:value-type="float" office:value="-0.0445414" calcext:value-type="float">
            <text:p>-0.0445414</text:p>
          </table:table-cell>
          <table:table-cell office:value-type="float" office:value="-0.339029" calcext:value-type="float">
            <text:p>-0.339029</text:p>
          </table:table-cell>
          <table:table-cell office:value-type="float" office:value="0.00105944" calcext:value-type="float">
            <text:p>0.00105944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-0.166858" calcext:value-type="float">
            <text:p>-0.166858</text:p>
          </table:table-cell>
          <table:table-cell office:value-type="float" office:value="-0.060038" calcext:value-type="float">
            <text:p>-0.060038</text:p>
          </table:table-cell>
          <table:table-cell office:value-type="float" office:value="-0.201102" calcext:value-type="float">
            <text:p>-0.201102</text:p>
          </table:table-cell>
          <table:table-cell office:value-type="float" office:value="0.00511817" calcext:value-type="float">
            <text:p>0.00511817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-0.180995" calcext:value-type="float">
            <text:p>-0.180995</text:p>
          </table:table-cell>
          <table:table-cell office:value-type="float" office:value="-0.0729487" calcext:value-type="float">
            <text:p>-0.0729487</text:p>
          </table:table-cell>
          <table:table-cell office:value-type="float" office:value="-0.402333" calcext:value-type="float">
            <text:p>-0.402333</text:p>
          </table:table-cell>
          <table:table-cell office:value-type="float" office:value="-0.00114403" calcext:value-type="float">
            <text:p>-0.00114403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-0.132296" calcext:value-type="float">
            <text:p>-0.132296</text:p>
          </table:table-cell>
          <table:table-cell office:value-type="float" office:value="-0.0509304" calcext:value-type="float">
            <text:p>-0.0509304</text:p>
          </table:table-cell>
          <table:table-cell office:value-type="float" office:value="-0.290856" calcext:value-type="float">
            <text:p>-0.290856</text:p>
          </table:table-cell>
          <table:table-cell office:value-type="float" office:value="-0.00213437" calcext:value-type="float">
            <text:p>-0.00213437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-0.162116" calcext:value-type="float">
            <text:p>-0.162116</text:p>
          </table:table-cell>
          <table:table-cell office:value-type="float" office:value="-0.0692817" calcext:value-type="float">
            <text:p>-0.0692817</text:p>
          </table:table-cell>
          <table:table-cell office:value-type="float" office:value="-0.337986" calcext:value-type="float">
            <text:p>-0.337986</text:p>
          </table:table-cell>
          <table:table-cell office:value-type="float" office:value="-0.00145188" calcext:value-type="float">
            <text:p>-0.00145188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-0.122489" calcext:value-type="float">
            <text:p>-0.122489</text:p>
          </table:table-cell>
          <table:table-cell office:value-type="float" office:value="-0.0414162" calcext:value-type="float">
            <text:p>-0.0414162</text:p>
          </table:table-cell>
          <table:table-cell office:value-type="float" office:value="-0.39214" calcext:value-type="float">
            <text:p>-0.39214</text:p>
          </table:table-cell>
          <table:table-cell office:value-type="float" office:value="0.0021779" calcext:value-type="float">
            <text:p>0.0021779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-0.118709" calcext:value-type="float">
            <text:p>-0.118709</text:p>
          </table:table-cell>
          <table:table-cell office:value-type="float" office:value="-0.044433" calcext:value-type="float">
            <text:p>-0.044433</text:p>
          </table:table-cell>
          <table:table-cell office:value-type="float" office:value="-0.34631" calcext:value-type="float">
            <text:p>-0.34631</text:p>
          </table:table-cell>
          <table:table-cell office:value-type="float" office:value="0.00105929" calcext:value-type="float">
            <text:p>0.00105929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-0.115521" calcext:value-type="float">
            <text:p>-0.115521</text:p>
          </table:table-cell>
          <table:table-cell office:value-type="float" office:value="-0.0469388" calcext:value-type="float">
            <text:p>-0.0469388</text:p>
          </table:table-cell>
          <table:table-cell office:value-type="float" office:value="-0.323561" calcext:value-type="float">
            <text:p>-0.323561</text:p>
          </table:table-cell>
          <table:table-cell office:value-type="float" office:value="-0.0010497" calcext:value-type="float">
            <text:p>-0.0010497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-0.113552" calcext:value-type="float">
            <text:p>-0.113552</text:p>
          </table:table-cell>
          <table:table-cell office:value-type="float" office:value="-0.0434751" calcext:value-type="float">
            <text:p>-0.0434751</text:p>
          </table:table-cell>
          <table:table-cell office:value-type="float" office:value="-0.37482" calcext:value-type="float">
            <text:p>-0.37482</text:p>
          </table:table-cell>
          <table:table-cell office:value-type="float" office:value="-0.000179886" calcext:value-type="float">
            <text:p>-0.000179886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-0.0940435" calcext:value-type="float">
            <text:p>-0.0940435</text:p>
          </table:table-cell>
          <table:table-cell office:value-type="float" office:value="-0.0285286" calcext:value-type="float">
            <text:p>-0.0285286</text:p>
          </table:table-cell>
          <table:table-cell office:value-type="float" office:value="-0.386277" calcext:value-type="float">
            <text:p>-0.386277</text:p>
          </table:table-cell>
          <table:table-cell office:value-type="float" office:value="0.000402285" calcext:value-type="float">
            <text:p>0.000402285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-0.12456" calcext:value-type="float">
            <text:p>-0.12456</text:p>
          </table:table-cell>
          <table:table-cell office:value-type="float" office:value="-0.0527597" calcext:value-type="float">
            <text:p>-0.0527597</text:p>
          </table:table-cell>
          <table:table-cell office:value-type="float" office:value="-0.353556" calcext:value-type="float">
            <text:p>-0.353556</text:p>
          </table:table-cell>
          <table:table-cell office:value-type="float" office:value="0.00282682" calcext:value-type="float">
            <text:p>0.00282682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-0.0970555" calcext:value-type="float">
            <text:p>-0.0970555</text:p>
          </table:table-cell>
          <table:table-cell office:value-type="float" office:value="-0.0359872" calcext:value-type="float">
            <text:p>-0.0359872</text:p>
          </table:table-cell>
          <table:table-cell office:value-type="float" office:value="-0.360477" calcext:value-type="float">
            <text:p>-0.360477</text:p>
          </table:table-cell>
          <table:table-cell office:value-type="float" office:value="0.00048038" calcext:value-type="float">
            <text:p>0.00048038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-0.12089" calcext:value-type="float">
            <text:p>-0.12089</text:p>
          </table:table-cell>
          <table:table-cell office:value-type="float" office:value="-0.0476924" calcext:value-type="float">
            <text:p>-0.0476924</text:p>
          </table:table-cell>
          <table:table-cell office:value-type="float" office:value="-0.409995" calcext:value-type="float">
            <text:p>-0.409995</text:p>
          </table:table-cell>
          <table:table-cell office:value-type="float" office:value="0.000906098" calcext:value-type="float">
            <text:p>0.000906098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-0.101955" calcext:value-type="float">
            <text:p>-0.101955</text:p>
          </table:table-cell>
          <table:table-cell office:value-type="float" office:value="-0.040253" calcext:value-type="float">
            <text:p>-0.040253</text:p>
          </table:table-cell>
          <table:table-cell office:value-type="float" office:value="-0.368708" calcext:value-type="float">
            <text:p>-0.368708</text:p>
          </table:table-cell>
          <table:table-cell office:value-type="float" office:value="0.00381775" calcext:value-type="float">
            <text:p>0.00381775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-0.0988418" calcext:value-type="float">
            <text:p>-0.0988418</text:p>
          </table:table-cell>
          <table:table-cell office:value-type="float" office:value="-0.0346807" calcext:value-type="float">
            <text:p>-0.0346807</text:p>
          </table:table-cell>
          <table:table-cell office:value-type="float" office:value="-0.382647" calcext:value-type="float">
            <text:p>-0.382647</text:p>
          </table:table-cell>
          <table:table-cell office:value-type="float" office:value="0.00399357" calcext:value-type="float">
            <text:p>0.00399357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-0.0981806" calcext:value-type="float">
            <text:p>-0.0981806</text:p>
          </table:table-cell>
          <table:table-cell office:value-type="float" office:value="-0.0387358" calcext:value-type="float">
            <text:p>-0.0387358</text:p>
          </table:table-cell>
          <table:table-cell office:value-type="float" office:value="-0.393556" calcext:value-type="float">
            <text:p>-0.393556</text:p>
          </table:table-cell>
          <table:table-cell office:value-type="float" office:value="-0.00120654" calcext:value-type="float">
            <text:p>-0.00120654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-0.106282" calcext:value-type="float">
            <text:p>-0.106282</text:p>
          </table:table-cell>
          <table:table-cell office:value-type="float" office:value="-0.0415618" calcext:value-type="float">
            <text:p>-0.0415618</text:p>
          </table:table-cell>
          <table:table-cell office:value-type="float" office:value="-0.39297" calcext:value-type="float">
            <text:p>-0.39297</text:p>
          </table:table-cell>
          <table:table-cell office:value-type="float" office:value="-0.00323593" calcext:value-type="float">
            <text:p>-0.00323593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-0.10908" calcext:value-type="float">
            <text:p>-0.10908</text:p>
          </table:table-cell>
          <table:table-cell office:value-type="float" office:value="-0.047132" calcext:value-type="float">
            <text:p>-0.047132</text:p>
          </table:table-cell>
          <table:table-cell office:value-type="float" office:value="-0.353018" calcext:value-type="float">
            <text:p>-0.353018</text:p>
          </table:table-cell>
          <table:table-cell office:value-type="float" office:value="-0.00426424" calcext:value-type="float">
            <text:p>-0.00426424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-0.10503" calcext:value-type="float">
            <text:p>-0.10503</text:p>
          </table:table-cell>
          <table:table-cell office:value-type="float" office:value="-0.0441915" calcext:value-type="float">
            <text:p>-0.0441915</text:p>
          </table:table-cell>
          <table:table-cell office:value-type="float" office:value="-0.36355" calcext:value-type="float">
            <text:p>-0.36355</text:p>
          </table:table-cell>
          <table:table-cell office:value-type="float" office:value="-0.00418952" calcext:value-type="float">
            <text:p>-0.00418952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-0.10638" calcext:value-type="float">
            <text:p>-0.10638</text:p>
          </table:table-cell>
          <table:table-cell office:value-type="float" office:value="-0.0463972" calcext:value-type="float">
            <text:p>-0.0463972</text:p>
          </table:table-cell>
          <table:table-cell office:value-type="float" office:value="-0.384521" calcext:value-type="float">
            <text:p>-0.384521</text:p>
          </table:table-cell>
          <table:table-cell office:value-type="float" office:value="-0.00509109" calcext:value-type="float">
            <text:p>-0.00509109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-0.0967873" calcext:value-type="float">
            <text:p>-0.0967873</text:p>
          </table:table-cell>
          <table:table-cell office:value-type="float" office:value="-0.0360739" calcext:value-type="float">
            <text:p>-0.0360739</text:p>
          </table:table-cell>
          <table:table-cell office:value-type="float" office:value="-0.360235" calcext:value-type="float">
            <text:p>-0.360235</text:p>
          </table:table-cell>
          <table:table-cell office:value-type="float" office:value="-0.00154381" calcext:value-type="float">
            <text:p>-0.00154381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-0.10098" calcext:value-type="float">
            <text:p>-0.10098</text:p>
          </table:table-cell>
          <table:table-cell office:value-type="float" office:value="-0.041774" calcext:value-type="float">
            <text:p>-0.041774</text:p>
          </table:table-cell>
          <table:table-cell office:value-type="float" office:value="-0.371631" calcext:value-type="float">
            <text:p>-0.371631</text:p>
          </table:table-cell>
          <table:table-cell office:value-type="float" office:value="-0.0026718" calcext:value-type="float">
            <text:p>-0.0026718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-0.0980333" calcext:value-type="float">
            <text:p>-0.0980333</text:p>
          </table:table-cell>
          <table:table-cell office:value-type="float" office:value="-0.0348682" calcext:value-type="float">
            <text:p>-0.0348682</text:p>
          </table:table-cell>
          <table:table-cell office:value-type="float" office:value="-0.373955" calcext:value-type="float">
            <text:p>-0.373955</text:p>
          </table:table-cell>
          <table:table-cell office:value-type="float" office:value="0.00263707" calcext:value-type="float">
            <text:p>0.00263707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-0.10717" calcext:value-type="float">
            <text:p>-0.10717</text:p>
          </table:table-cell>
          <table:table-cell office:value-type="float" office:value="-0.0442345" calcext:value-type="float">
            <text:p>-0.0442345</text:p>
          </table:table-cell>
          <table:table-cell office:value-type="float" office:value="-0.366452" calcext:value-type="float">
            <text:p>-0.366452</text:p>
          </table:table-cell>
          <table:table-cell office:value-type="float" office:value="0.00114183" calcext:value-type="float">
            <text:p>0.00114183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-0.0927129" calcext:value-type="float">
            <text:p>-0.0927129</text:p>
          </table:table-cell>
          <table:table-cell office:value-type="float" office:value="-0.0328239" calcext:value-type="float">
            <text:p>-0.0328239</text:p>
          </table:table-cell>
          <table:table-cell office:value-type="float" office:value="-0.366485" calcext:value-type="float">
            <text:p>-0.366485</text:p>
          </table:table-cell>
          <table:table-cell office:value-type="float" office:value="0.00232859" calcext:value-type="float">
            <text:p>0.00232859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-0.0927057" calcext:value-type="float">
            <text:p>-0.0927057</text:p>
          </table:table-cell>
          <table:table-cell office:value-type="float" office:value="-0.0320375" calcext:value-type="float">
            <text:p>-0.0320375</text:p>
          </table:table-cell>
          <table:table-cell office:value-type="float" office:value="-0.381114" calcext:value-type="float">
            <text:p>-0.381114</text:p>
          </table:table-cell>
          <table:table-cell office:value-type="float" office:value="0.00421843" calcext:value-type="float">
            <text:p>0.00421843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-0.107602" calcext:value-type="float">
            <text:p>-0.107602</text:p>
          </table:table-cell>
          <table:table-cell office:value-type="float" office:value="-0.0434869" calcext:value-type="float">
            <text:p>-0.0434869</text:p>
          </table:table-cell>
          <table:table-cell office:value-type="float" office:value="-0.389833" calcext:value-type="float">
            <text:p>-0.389833</text:p>
          </table:table-cell>
          <table:table-cell office:value-type="float" office:value="0.00259854" calcext:value-type="float">
            <text:p>0.00259854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-0.091508" calcext:value-type="float">
            <text:p>-0.091508</text:p>
          </table:table-cell>
          <table:table-cell office:value-type="float" office:value="-0.031591" calcext:value-type="float">
            <text:p>-0.031591</text:p>
          </table:table-cell>
          <table:table-cell office:value-type="float" office:value="-0.377558" calcext:value-type="float">
            <text:p>-0.377558</text:p>
          </table:table-cell>
          <table:table-cell office:value-type="float" office:value="0.00261457" calcext:value-type="float">
            <text:p>0.00261457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-0.0955713" calcext:value-type="float">
            <text:p>-0.0955713</text:p>
          </table:table-cell>
          <table:table-cell office:value-type="float" office:value="-0.0397886" calcext:value-type="float">
            <text:p>-0.0397886</text:p>
          </table:table-cell>
          <table:table-cell office:value-type="float" office:value="-0.380781" calcext:value-type="float">
            <text:p>-0.380781</text:p>
          </table:table-cell>
          <table:table-cell office:value-type="float" office:value="-0.00234296" calcext:value-type="float">
            <text:p>-0.00234296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-0.0866904" calcext:value-type="float">
            <text:p>-0.0866904</text:p>
          </table:table-cell>
          <table:table-cell office:value-type="float" office:value="-0.0305101" calcext:value-type="float">
            <text:p>-0.0305101</text:p>
          </table:table-cell>
          <table:table-cell office:value-type="float" office:value="-0.37713" calcext:value-type="float">
            <text:p>-0.37713</text:p>
          </table:table-cell>
          <table:table-cell office:value-type="float" office:value="-0.00277134" calcext:value-type="float">
            <text:p>-0.00277134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-0.0976564" calcext:value-type="float">
            <text:p>-0.0976564</text:p>
          </table:table-cell>
          <table:table-cell office:value-type="float" office:value="-0.0396623" calcext:value-type="float">
            <text:p>-0.0396623</text:p>
          </table:table-cell>
          <table:table-cell office:value-type="float" office:value="-0.377178" calcext:value-type="float">
            <text:p>-0.377178</text:p>
          </table:table-cell>
          <table:table-cell office:value-type="float" office:value="-0.00234387" calcext:value-type="float">
            <text:p>-0.00234387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-0.102088" calcext:value-type="float">
            <text:p>-0.102088</text:p>
          </table:table-cell>
          <table:table-cell office:value-type="float" office:value="-0.0412108" calcext:value-type="float">
            <text:p>-0.0412108</text:p>
          </table:table-cell>
          <table:table-cell office:value-type="float" office:value="-0.38479" calcext:value-type="float">
            <text:p>-0.38479</text:p>
          </table:table-cell>
          <table:table-cell office:value-type="float" office:value="-0.00427658" calcext:value-type="float">
            <text:p>-0.00427658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-0.102799" calcext:value-type="float">
            <text:p>-0.102799</text:p>
          </table:table-cell>
          <table:table-cell office:value-type="float" office:value="-0.0396978" calcext:value-type="float">
            <text:p>-0.0396978</text:p>
          </table:table-cell>
          <table:table-cell office:value-type="float" office:value="-0.369762" calcext:value-type="float">
            <text:p>-0.369762</text:p>
          </table:table-cell>
          <table:table-cell office:value-type="float" office:value="-0.00087979" calcext:value-type="float">
            <text:p>-0.00087979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-0.0873823" calcext:value-type="float">
            <text:p>-0.0873823</text:p>
          </table:table-cell>
          <table:table-cell office:value-type="float" office:value="-0.0303944" calcext:value-type="float">
            <text:p>-0.0303944</text:p>
          </table:table-cell>
          <table:table-cell office:value-type="float" office:value="-0.364823" calcext:value-type="float">
            <text:p>-0.364823</text:p>
          </table:table-cell>
          <table:table-cell office:value-type="float" office:value="0.000668147" calcext:value-type="float">
            <text:p>0.000668147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-0.105746" calcext:value-type="float">
            <text:p>-0.105746</text:p>
          </table:table-cell>
          <table:table-cell office:value-type="float" office:value="-0.0421323" calcext:value-type="float">
            <text:p>-0.0421323</text:p>
          </table:table-cell>
          <table:table-cell office:value-type="float" office:value="-0.384778" calcext:value-type="float">
            <text:p>-0.384778</text:p>
          </table:table-cell>
          <table:table-cell office:value-type="float" office:value="-0.000493542" calcext:value-type="float">
            <text:p>-0.000493542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-0.10162" calcext:value-type="float">
            <text:p>-0.10162</text:p>
          </table:table-cell>
          <table:table-cell office:value-type="float" office:value="-0.0386424" calcext:value-type="float">
            <text:p>-0.0386424</text:p>
          </table:table-cell>
          <table:table-cell office:value-type="float" office:value="-0.370824" calcext:value-type="float">
            <text:p>-0.370824</text:p>
          </table:table-cell>
          <table:table-cell office:value-type="float" office:value="0.000326046" calcext:value-type="float">
            <text:p>0.000326046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-0.103039" calcext:value-type="float">
            <text:p>-0.103039</text:p>
          </table:table-cell>
          <table:table-cell office:value-type="float" office:value="-0.040329" calcext:value-type="float">
            <text:p>-0.040329</text:p>
          </table:table-cell>
          <table:table-cell office:value-type="float" office:value="-0.382198" calcext:value-type="float">
            <text:p>-0.382198</text:p>
          </table:table-cell>
          <table:table-cell office:value-type="float" office:value="-0.000247204" calcext:value-type="float">
            <text:p>-0.000247204</text:p>
          </table:table-cell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-0.101807" calcext:value-type="float">
            <text:p>-0.101807</text:p>
          </table:table-cell>
          <table:table-cell office:value-type="float" office:value="-0.0381565" calcext:value-type="float">
            <text:p>-0.0381565</text:p>
          </table:table-cell>
          <table:table-cell office:value-type="float" office:value="-0.379861" calcext:value-type="float">
            <text:p>-0.379861</text:p>
          </table:table-cell>
          <table:table-cell office:value-type="float" office:value="0.000112101" calcext:value-type="float">
            <text:p>0.000112101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-0.101216" calcext:value-type="float">
            <text:p>-0.101216</text:p>
          </table:table-cell>
          <table:table-cell office:value-type="float" office:value="-0.0398229" calcext:value-type="float">
            <text:p>-0.0398229</text:p>
          </table:table-cell>
          <table:table-cell office:value-type="float" office:value="-0.370006" calcext:value-type="float">
            <text:p>-0.370006</text:p>
          </table:table-cell>
          <table:table-cell office:value-type="float" office:value="0.000586828" calcext:value-type="float">
            <text:p>0.000586828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-0.104266" calcext:value-type="float">
            <text:p>-0.104266</text:p>
          </table:table-cell>
          <table:table-cell office:value-type="float" office:value="-0.0398403" calcext:value-type="float">
            <text:p>-0.0398403</text:p>
          </table:table-cell>
          <table:table-cell office:value-type="float" office:value="-0.381564" calcext:value-type="float">
            <text:p>-0.381564</text:p>
          </table:table-cell>
          <table:table-cell office:value-type="float" office:value="-0.000460024" calcext:value-type="float">
            <text:p>-0.000460024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-0.101927" calcext:value-type="float">
            <text:p>-0.101927</text:p>
          </table:table-cell>
          <table:table-cell office:value-type="float" office:value="-0.0386407" calcext:value-type="float">
            <text:p>-0.0386407</text:p>
          </table:table-cell>
          <table:table-cell office:value-type="float" office:value="-0.378074" calcext:value-type="float">
            <text:p>-0.378074</text:p>
          </table:table-cell>
          <table:table-cell office:value-type="float" office:value="0.000757535" calcext:value-type="float">
            <text:p>0.000757535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-0.0986602" calcext:value-type="float">
            <text:p>-0.0986602</text:p>
          </table:table-cell>
          <table:table-cell office:value-type="float" office:value="-0.035675" calcext:value-type="float">
            <text:p>-0.035675</text:p>
          </table:table-cell>
          <table:table-cell office:value-type="float" office:value="-0.378104" calcext:value-type="float">
            <text:p>-0.378104</text:p>
          </table:table-cell>
          <table:table-cell office:value-type="float" office:value="-0.000592559" calcext:value-type="float">
            <text:p>-0.000592559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-0.105634" calcext:value-type="float">
            <text:p>-0.105634</text:p>
          </table:table-cell>
          <table:table-cell office:value-type="float" office:value="-0.0420226" calcext:value-type="float">
            <text:p>-0.0420226</text:p>
          </table:table-cell>
          <table:table-cell office:value-type="float" office:value="-0.374504" calcext:value-type="float">
            <text:p>-0.374504</text:p>
          </table:table-cell>
          <table:table-cell office:value-type="float" office:value="0.000622144" calcext:value-type="float">
            <text:p>0.000622144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-0.105574" calcext:value-type="float">
            <text:p>-0.105574</text:p>
          </table:table-cell>
          <table:table-cell office:value-type="float" office:value="-0.0419797" calcext:value-type="float">
            <text:p>-0.0419797</text:p>
          </table:table-cell>
          <table:table-cell office:value-type="float" office:value="-0.38225" calcext:value-type="float">
            <text:p>-0.38225</text:p>
          </table:table-cell>
          <table:table-cell office:value-type="float" office:value="-0.000119837" calcext:value-type="float">
            <text:p>-0.000119837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-0.0935402" calcext:value-type="float">
            <text:p>-0.0935402</text:p>
          </table:table-cell>
          <table:table-cell office:value-type="float" office:value="-0.0314598" calcext:value-type="float">
            <text:p>-0.0314598</text:p>
          </table:table-cell>
          <table:table-cell office:value-type="float" office:value="-0.381652" calcext:value-type="float">
            <text:p>-0.381652</text:p>
          </table:table-cell>
          <table:table-cell office:value-type="float" office:value="0.000178429" calcext:value-type="float">
            <text:p>0.000178429</text:p>
          </table:table-cell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-0.10802" calcext:value-type="float">
            <text:p>-0.10802</text:p>
          </table:table-cell>
          <table:table-cell office:value-type="float" office:value="-0.0424899" calcext:value-type="float">
            <text:p>-0.0424899</text:p>
          </table:table-cell>
          <table:table-cell office:value-type="float" office:value="-0.374545" calcext:value-type="float">
            <text:p>-0.374545</text:p>
          </table:table-cell>
          <table:table-cell office:value-type="float" office:value="-0.000536526" calcext:value-type="float">
            <text:p>-0.000536526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-0.101769" calcext:value-type="float">
            <text:p>-0.101769</text:p>
          </table:table-cell>
          <table:table-cell office:value-type="float" office:value="-0.0395915" calcext:value-type="float">
            <text:p>-0.0395915</text:p>
          </table:table-cell>
          <table:table-cell office:value-type="float" office:value="-0.366911" calcext:value-type="float">
            <text:p>-0.366911</text:p>
          </table:table-cell>
          <table:table-cell office:value-type="float" office:value="0.000405747" calcext:value-type="float">
            <text:p>0.000405747</text:p>
          </table:table-cell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-0.11439" calcext:value-type="float">
            <text:p>-0.11439</text:p>
          </table:table-cell>
          <table:table-cell office:value-type="float" office:value="-0.0468194" calcext:value-type="float">
            <text:p>-0.0468194</text:p>
          </table:table-cell>
          <table:table-cell office:value-type="float" office:value="-0.394537" calcext:value-type="float">
            <text:p>-0.394537</text:p>
          </table:table-cell>
          <table:table-cell office:value-type="float" office:value="-0.000364792" calcext:value-type="float">
            <text:p>-0.000364792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-0.100415" calcext:value-type="float">
            <text:p>-0.100415</text:p>
          </table:table-cell>
          <table:table-cell office:value-type="float" office:value="-0.036653" calcext:value-type="float">
            <text:p>-0.036653</text:p>
          </table:table-cell>
          <table:table-cell office:value-type="float" office:value="-0.374734" calcext:value-type="float">
            <text:p>-0.374734</text:p>
          </table:table-cell>
          <table:table-cell office:value-type="float" office:value="0.000584558" calcext:value-type="float">
            <text:p>0.000584558</text:p>
          </table:table-cell>
        </table:table-row>
        <table:table-row table:style-name="ro1">
          <table:table-cell office:value-type="float" office:value="10.21" calcext:value-type="float">
            <text:p>10.21</text:p>
          </table:table-cell>
          <table:table-cell office:value-type="float" office:value="-0.104739" calcext:value-type="float">
            <text:p>-0.104739</text:p>
          </table:table-cell>
          <table:table-cell office:value-type="float" office:value="-0.0406426" calcext:value-type="float">
            <text:p>-0.0406426</text:p>
          </table:table-cell>
          <table:table-cell office:value-type="float" office:value="-0.378623" calcext:value-type="float">
            <text:p>-0.378623</text:p>
          </table:table-cell>
          <table:table-cell office:value-type="float" office:value="-0.000592854" calcext:value-type="float">
            <text:p>-0.000592854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-0.103799" calcext:value-type="float">
            <text:p>-0.103799</text:p>
          </table:table-cell>
          <table:table-cell office:value-type="float" office:value="-0.0398321" calcext:value-type="float">
            <text:p>-0.0398321</text:p>
          </table:table-cell>
          <table:table-cell office:value-type="float" office:value="-0.375019" calcext:value-type="float">
            <text:p>-0.375019</text:p>
          </table:table-cell>
          <table:table-cell office:value-type="float" office:value="0.000444638" calcext:value-type="float">
            <text:p>0.000444638</text:p>
          </table:table-cell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-0.10752" calcext:value-type="float">
            <text:p>-0.10752</text:p>
          </table:table-cell>
          <table:table-cell office:value-type="float" office:value="-0.0428631" calcext:value-type="float">
            <text:p>-0.0428631</text:p>
          </table:table-cell>
          <table:table-cell office:value-type="float" office:value="-0.386371" calcext:value-type="float">
            <text:p>-0.386371</text:p>
          </table:table-cell>
          <table:table-cell office:value-type="float" office:value="-0.000119913" calcext:value-type="float">
            <text:p>-0.000119913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-0.100821" calcext:value-type="float">
            <text:p>-0.100821</text:p>
          </table:table-cell>
          <table:table-cell office:value-type="float" office:value="-0.0380125" calcext:value-type="float">
            <text:p>-0.0380125</text:p>
          </table:table-cell>
          <table:table-cell office:value-type="float" office:value="-0.3711" calcext:value-type="float">
            <text:p>-0.3711</text:p>
          </table:table-cell>
          <table:table-cell office:value-type="float" office:value="-0.00052224" calcext:value-type="float">
            <text:p>-0.00052224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-0.105771" calcext:value-type="float">
            <text:p>-0.105771</text:p>
          </table:table-cell>
          <table:table-cell office:value-type="float" office:value="-0.041761" calcext:value-type="float">
            <text:p>-0.041761</text:p>
          </table:table-cell>
          <table:table-cell office:value-type="float" office:value="-0.386368" calcext:value-type="float">
            <text:p>-0.386368</text:p>
          </table:table-cell>
          <table:table-cell office:value-type="float" office:value="-0.00197618" calcext:value-type="float">
            <text:p>-0.00197618</text:p>
          </table:table-cell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-0.105593" calcext:value-type="float">
            <text:p>-0.105593</text:p>
          </table:table-cell>
          <table:table-cell office:value-type="float" office:value="-0.0441625" calcext:value-type="float">
            <text:p>-0.0441625</text:p>
          </table:table-cell>
          <table:table-cell office:value-type="float" office:value="-0.377951" calcext:value-type="float">
            <text:p>-0.377951</text:p>
          </table:table-cell>
          <table:table-cell office:value-type="float" office:value="-0.00482498" calcext:value-type="float">
            <text:p>-0.00482498</text:p>
          </table:table-cell>
        </table:table-row>
        <table:table-row table:style-name="ro1">
          <table:table-cell office:value-type="float" office:value="10.51" calcext:value-type="float">
            <text:p>10.51</text:p>
          </table:table-cell>
          <table:table-cell office:value-type="float" office:value="-0.110261" calcext:value-type="float">
            <text:p>-0.110261</text:p>
          </table:table-cell>
          <table:table-cell office:value-type="float" office:value="-0.051372" calcext:value-type="float">
            <text:p>-0.051372</text:p>
          </table:table-cell>
          <table:table-cell office:value-type="float" office:value="-0.366663" calcext:value-type="float">
            <text:p>-0.366663</text:p>
          </table:table-cell>
          <table:table-cell office:value-type="float" office:value="-0.00924955" calcext:value-type="float">
            <text:p>-0.00924955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-0.107703" calcext:value-type="float">
            <text:p>-0.107703</text:p>
          </table:table-cell>
          <table:table-cell office:value-type="float" office:value="-0.0455115" calcext:value-type="float">
            <text:p>-0.0455115</text:p>
          </table:table-cell>
          <table:table-cell office:value-type="float" office:value="-0.390151" calcext:value-type="float">
            <text:p>-0.390151</text:p>
          </table:table-cell>
          <table:table-cell office:value-type="float" office:value="-0.0105989" calcext:value-type="float">
            <text:p>-0.0105989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-0.114962" calcext:value-type="float">
            <text:p>-0.114962</text:p>
          </table:table-cell>
          <table:table-cell office:value-type="float" office:value="-0.051568" calcext:value-type="float">
            <text:p>-0.051568</text:p>
          </table:table-cell>
          <table:table-cell office:value-type="float" office:value="-0.396538" calcext:value-type="float">
            <text:p>-0.396538</text:p>
          </table:table-cell>
          <table:table-cell office:value-type="float" office:value="-0.00830386" calcext:value-type="float">
            <text:p>-0.00830386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-0.11097" calcext:value-type="float">
            <text:p>-0.11097</text:p>
          </table:table-cell>
          <table:table-cell office:value-type="float" office:value="-0.0484918" calcext:value-type="float">
            <text:p>-0.0484918</text:p>
          </table:table-cell>
          <table:table-cell office:value-type="float" office:value="-0.36372" calcext:value-type="float">
            <text:p>-0.36372</text:p>
          </table:table-cell>
          <table:table-cell office:value-type="float" office:value="-0.0052596" calcext:value-type="float">
            <text:p>-0.0052596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-0.0933163" calcext:value-type="float">
            <text:p>-0.0933163</text:p>
          </table:table-cell>
          <table:table-cell office:value-type="float" office:value="-0.0205602" calcext:value-type="float">
            <text:p>-0.0205602</text:p>
          </table:table-cell>
          <table:table-cell office:value-type="float" office:value="-0.405782" calcext:value-type="float">
            <text:p>-0.405782</text:p>
          </table:table-cell>
          <table:table-cell office:value-type="float" office:value="0.0175028" calcext:value-type="float">
            <text:p>0.0175028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-0.0983349" calcext:value-type="float">
            <text:p>-0.0983349</text:p>
          </table:table-cell>
          <table:table-cell office:value-type="float" office:value="-0.0333089" calcext:value-type="float">
            <text:p>-0.0333089</text:p>
          </table:table-cell>
          <table:table-cell office:value-type="float" office:value="-0.340704" calcext:value-type="float">
            <text:p>-0.340704</text:p>
          </table:table-cell>
          <table:table-cell office:value-type="float" office:value="0.00899673" calcext:value-type="float">
            <text:p>0.00899673</text:p>
          </table:table-cell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-0.122354" calcext:value-type="float">
            <text:p>-0.122354</text:p>
          </table:table-cell>
          <table:table-cell office:value-type="float" office:value="-0.0450272" calcext:value-type="float">
            <text:p>-0.0450272</text:p>
          </table:table-cell>
          <table:table-cell office:value-type="float" office:value="-0.385558" calcext:value-type="float">
            <text:p>-0.385558</text:p>
          </table:table-cell>
          <table:table-cell office:value-type="float" office:value="0.00581061" calcext:value-type="float">
            <text:p>0.00581061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-0.117897" calcext:value-type="float">
            <text:p>-0.117897</text:p>
          </table:table-cell>
          <table:table-cell office:value-type="float" office:value="-0.0469653" calcext:value-type="float">
            <text:p>-0.0469653</text:p>
          </table:table-cell>
          <table:table-cell office:value-type="float" office:value="-0.349596" calcext:value-type="float">
            <text:p>-0.349596</text:p>
          </table:table-cell>
          <table:table-cell office:value-type="float" office:value="0.0013266" calcext:value-type="float">
            <text:p>0.0013266</text:p>
          </table:table-cell>
        </table:table-row>
        <table:table-row table:style-name="ro1">
          <table:table-cell office:value-type="float" office:value="10.91" calcext:value-type="float">
            <text:p>10.91</text:p>
          </table:table-cell>
          <table:table-cell office:value-type="float" office:value="-0.129156" calcext:value-type="float">
            <text:p>-0.129156</text:p>
          </table:table-cell>
          <table:table-cell office:value-type="float" office:value="-0.0513425" calcext:value-type="float">
            <text:p>-0.0513425</text:p>
          </table:table-cell>
          <table:table-cell office:value-type="float" office:value="-0.387823" calcext:value-type="float">
            <text:p>-0.387823</text:p>
          </table:table-cell>
          <table:table-cell office:value-type="float" office:value="0.00147405" calcext:value-type="float">
            <text:p>0.00147405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-0.137721" calcext:value-type="float">
            <text:p>-0.137721</text:p>
          </table:table-cell>
          <table:table-cell office:value-type="float" office:value="-0.0580904" calcext:value-type="float">
            <text:p>-0.0580904</text:p>
          </table:table-cell>
          <table:table-cell office:value-type="float" office:value="-0.379686" calcext:value-type="float">
            <text:p>-0.379686</text:p>
          </table:table-cell>
          <table:table-cell office:value-type="float" office:value="-0.00302903" calcext:value-type="float">
            <text:p>-0.00302903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-0.137267" calcext:value-type="float">
            <text:p>-0.137267</text:p>
          </table:table-cell>
          <table:table-cell office:value-type="float" office:value="-0.0558416" calcext:value-type="float">
            <text:p>-0.0558416</text:p>
          </table:table-cell>
          <table:table-cell office:value-type="float" office:value="-0.341742" calcext:value-type="float">
            <text:p>-0.341742</text:p>
          </table:table-cell>
          <table:table-cell office:value-type="float" office:value="0.00434743" calcext:value-type="float">
            <text:p>0.00434743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-0.126225" calcext:value-type="float">
            <text:p>-0.126225</text:p>
          </table:table-cell>
          <table:table-cell office:value-type="float" office:value="-0.0478668" calcext:value-type="float">
            <text:p>-0.0478668</text:p>
          </table:table-cell>
          <table:table-cell office:value-type="float" office:value="-0.364771" calcext:value-type="float">
            <text:p>-0.364771</text:p>
          </table:table-cell>
          <table:table-cell office:value-type="float" office:value="0.00025085" calcext:value-type="float">
            <text:p>0.00025085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-0.149166" calcext:value-type="float">
            <text:p>-0.149166</text:p>
          </table:table-cell>
          <table:table-cell office:value-type="float" office:value="-0.0647671" calcext:value-type="float">
            <text:p>-0.0647671</text:p>
          </table:table-cell>
          <table:table-cell office:value-type="float" office:value="-0.323526" calcext:value-type="float">
            <text:p>-0.323526</text:p>
          </table:table-cell>
          <table:table-cell office:value-type="float" office:value="-0.0000916198" calcext:value-type="float">
            <text:p>-9.16198E-05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-0.125598" calcext:value-type="float">
            <text:p>-0.125598</text:p>
          </table:table-cell>
          <table:table-cell office:value-type="float" office:value="-0.0467101" calcext:value-type="float">
            <text:p>-0.0467101</text:p>
          </table:table-cell>
          <table:table-cell office:value-type="float" office:value="-0.358316" calcext:value-type="float">
            <text:p>-0.358316</text:p>
          </table:table-cell>
          <table:table-cell office:value-type="float" office:value="0.0022334" calcext:value-type="float">
            <text:p>0.0022334</text:p>
          </table:table-cell>
        </table:table-row>
        <table:table-row table:style-name="ro1">
          <table:table-cell office:value-type="float" office:value="11.21" calcext:value-type="float">
            <text:p>11.21</text:p>
          </table:table-cell>
          <table:table-cell office:value-type="float" office:value="-0.151447" calcext:value-type="float">
            <text:p>-0.151447</text:p>
          </table:table-cell>
          <table:table-cell office:value-type="float" office:value="-0.0661834" calcext:value-type="float">
            <text:p>-0.0661834</text:p>
          </table:table-cell>
          <table:table-cell office:value-type="float" office:value="-0.327119" calcext:value-type="float">
            <text:p>-0.327119</text:p>
          </table:table-cell>
          <table:table-cell office:value-type="float" office:value="-0.00119333" calcext:value-type="float">
            <text:p>-0.00119333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-0.126335" calcext:value-type="float">
            <text:p>-0.126335</text:p>
          </table:table-cell>
          <table:table-cell office:value-type="float" office:value="-0.0478802" calcext:value-type="float">
            <text:p>-0.0478802</text:p>
          </table:table-cell>
          <table:table-cell office:value-type="float" office:value="-0.349045" calcext:value-type="float">
            <text:p>-0.349045</text:p>
          </table:table-cell>
          <table:table-cell office:value-type="float" office:value="-0.000206621" calcext:value-type="float">
            <text:p>-0.000206621</text:p>
          </table:table-cell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-0.144106" calcext:value-type="float">
            <text:p>-0.144106</text:p>
          </table:table-cell>
          <table:table-cell office:value-type="float" office:value="-0.0561925" calcext:value-type="float">
            <text:p>-0.0561925</text:p>
          </table:table-cell>
          <table:table-cell office:value-type="float" office:value="-0.309676" calcext:value-type="float">
            <text:p>-0.309676</text:p>
          </table:table-cell>
          <table:table-cell office:value-type="float" office:value="0.000593861" calcext:value-type="float">
            <text:p>0.000593861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-0.154981" calcext:value-type="float">
            <text:p>-0.154981</text:p>
          </table:table-cell>
          <table:table-cell office:value-type="float" office:value="-0.058831" calcext:value-type="float">
            <text:p>-0.058831</text:p>
          </table:table-cell>
          <table:table-cell office:value-type="float" office:value="-0.312769" calcext:value-type="float">
            <text:p>-0.312769</text:p>
          </table:table-cell>
          <table:table-cell office:value-type="float" office:value="0.00104078" calcext:value-type="float">
            <text:p>0.00104078</text:p>
          </table:table-cell>
        </table:table-row>
        <table:table-row table:style-name="ro1">
          <table:table-cell office:value-type="float" office:value="11.41" calcext:value-type="float">
            <text:p>11.41</text:p>
          </table:table-cell>
          <table:table-cell office:value-type="float" office:value="-0.171356" calcext:value-type="float">
            <text:p>-0.171356</text:p>
          </table:table-cell>
          <table:table-cell office:value-type="float" office:value="-0.0624423" calcext:value-type="float">
            <text:p>-0.0624423</text:p>
          </table:table-cell>
          <table:table-cell office:value-type="float" office:value="-0.284765" calcext:value-type="float">
            <text:p>-0.284765</text:p>
          </table:table-cell>
          <table:table-cell office:value-type="float" office:value="0.0013221" calcext:value-type="float">
            <text:p>0.0013221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-0.204676" calcext:value-type="float">
            <text:p>-0.204676</text:p>
          </table:table-cell>
          <table:table-cell office:value-type="float" office:value="-0.0799011" calcext:value-type="float">
            <text:p>-0.0799011</text:p>
          </table:table-cell>
          <table:table-cell office:value-type="float" office:value="-0.239901" calcext:value-type="float">
            <text:p>-0.239901</text:p>
          </table:table-cell>
          <table:table-cell office:value-type="float" office:value="0.00113449" calcext:value-type="float">
            <text:p>0.00113449</text:p>
          </table:table-cell>
        </table:table-row>
        <table:table-row table:style-name="ro1">
          <table:table-cell office:value-type="float" office:value="11.51" calcext:value-type="float">
            <text:p>11.51</text:p>
          </table:table-cell>
          <table:table-cell office:value-type="float" office:value="-0.164038" calcext:value-type="float">
            <text:p>-0.164038</text:p>
          </table:table-cell>
          <table:table-cell office:value-type="float" office:value="-0.0626637" calcext:value-type="float">
            <text:p>-0.0626637</text:p>
          </table:table-cell>
          <table:table-cell office:value-type="float" office:value="-0.2559" calcext:value-type="float">
            <text:p>-0.2559</text:p>
          </table:table-cell>
          <table:table-cell office:value-type="float" office:value="-0.000350289" calcext:value-type="float">
            <text:p>-0.000350289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-0.152833" calcext:value-type="float">
            <text:p>-0.152833</text:p>
          </table:table-cell>
          <table:table-cell office:value-type="float" office:value="-0.0553864" calcext:value-type="float">
            <text:p>-0.0553864</text:p>
          </table:table-cell>
          <table:table-cell office:value-type="float" office:value="-0.338448" calcext:value-type="float">
            <text:p>-0.338448</text:p>
          </table:table-cell>
          <table:table-cell office:value-type="float" office:value="-0.0000230091" calcext:value-type="float">
            <text:p>-2.30091E-05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-0.18829" calcext:value-type="float">
            <text:p>-0.18829</text:p>
          </table:table-cell>
          <table:table-cell office:value-type="float" office:value="-0.0733113" calcext:value-type="float">
            <text:p>-0.0733113</text:p>
          </table:table-cell>
          <table:table-cell office:value-type="float" office:value="-0.275864" calcext:value-type="float">
            <text:p>-0.275864</text:p>
          </table:table-cell>
          <table:table-cell office:value-type="float" office:value="-0.000603522" calcext:value-type="float">
            <text:p>-0.000603522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-0.161647" calcext:value-type="float">
            <text:p>-0.161647</text:p>
          </table:table-cell>
          <table:table-cell office:value-type="float" office:value="-0.0581348" calcext:value-type="float">
            <text:p>-0.0581348</text:p>
          </table:table-cell>
          <table:table-cell office:value-type="float" office:value="-0.324545" calcext:value-type="float">
            <text:p>-0.324545</text:p>
          </table:table-cell>
          <table:table-cell office:value-type="float" office:value="-0.000592742" calcext:value-type="float">
            <text:p>-0.000592742</text:p>
          </table:table-cell>
        </table:table-row>
        <table:table-row table:style-name="ro1">
          <table:table-cell office:value-type="float" office:value="11.71" calcext:value-type="float">
            <text:p>11.71</text:p>
          </table:table-cell>
          <table:table-cell office:value-type="float" office:value="-0.189581" calcext:value-type="float">
            <text:p>-0.189581</text:p>
          </table:table-cell>
          <table:table-cell office:value-type="float" office:value="-0.0705488" calcext:value-type="float">
            <text:p>-0.0705488</text:p>
          </table:table-cell>
          <table:table-cell office:value-type="float" office:value="-0.274557" calcext:value-type="float">
            <text:p>-0.274557</text:p>
          </table:table-cell>
          <table:table-cell office:value-type="float" office:value="0.0000208412" calcext:value-type="float">
            <text:p>2.08412E-05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-0.186431" calcext:value-type="float">
            <text:p>-0.186431</text:p>
          </table:table-cell>
          <table:table-cell office:value-type="float" office:value="-0.0664736" calcext:value-type="float">
            <text:p>-0.0664736</text:p>
          </table:table-cell>
          <table:table-cell office:value-type="float" office:value="-0.270511" calcext:value-type="float">
            <text:p>-0.270511</text:p>
          </table:table-cell>
          <table:table-cell office:value-type="float" office:value="0.0000611435" calcext:value-type="float">
            <text:p>6.11435E-05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-0.179518" calcext:value-type="float">
            <text:p>-0.179518</text:p>
          </table:table-cell>
          <table:table-cell office:value-type="float" office:value="-0.0633736" calcext:value-type="float">
            <text:p>-0.0633736</text:p>
          </table:table-cell>
          <table:table-cell office:value-type="float" office:value="-0.249942" calcext:value-type="float">
            <text:p>-0.249942</text:p>
          </table:table-cell>
          <table:table-cell office:value-type="float" office:value="0.00121434" calcext:value-type="float">
            <text:p>0.00121434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-0.17603" calcext:value-type="float">
            <text:p>-0.17603</text:p>
          </table:table-cell>
          <table:table-cell office:value-type="float" office:value="-0.0636113" calcext:value-type="float">
            <text:p>-0.0636113</text:p>
          </table:table-cell>
          <table:table-cell office:value-type="float" office:value="-0.272014" calcext:value-type="float">
            <text:p>-0.272014</text:p>
          </table:table-cell>
          <table:table-cell office:value-type="float" office:value="-0.000862077" calcext:value-type="float">
            <text:p>-0.000862077</text:p>
          </table:table-cell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-0.165484" calcext:value-type="float">
            <text:p>-0.165484</text:p>
          </table:table-cell>
          <table:table-cell office:value-type="float" office:value="-0.0591946" calcext:value-type="float">
            <text:p>-0.0591946</text:p>
          </table:table-cell>
          <table:table-cell office:value-type="float" office:value="-0.29141" calcext:value-type="float">
            <text:p>-0.29141</text:p>
          </table:table-cell>
          <table:table-cell office:value-type="float" office:value="0.00052155" calcext:value-type="float">
            <text:p>0.00052155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-0.162626" calcext:value-type="float">
            <text:p>-0.162626</text:p>
          </table:table-cell>
          <table:table-cell office:value-type="float" office:value="-0.0563036" calcext:value-type="float">
            <text:p>-0.0563036</text:p>
          </table:table-cell>
          <table:table-cell office:value-type="float" office:value="-0.278383" calcext:value-type="float">
            <text:p>-0.278383</text:p>
          </table:table-cell>
          <table:table-cell office:value-type="float" office:value="-0.0000219732" calcext:value-type="float">
            <text:p>-2.19732E-05</text:p>
          </table:table-cell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float" office:value="-0.18516" calcext:value-type="float">
            <text:p>-0.18516</text:p>
          </table:table-cell>
          <table:table-cell office:value-type="float" office:value="-0.0667818" calcext:value-type="float">
            <text:p>-0.0667818</text:p>
          </table:table-cell>
          <table:table-cell office:value-type="float" office:value="-0.274266" calcext:value-type="float">
            <text:p>-0.274266</text:p>
          </table:table-cell>
          <table:table-cell office:value-type="float" office:value="0.00025959" calcext:value-type="float">
            <text:p>0.00025959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-0.177842" calcext:value-type="float">
            <text:p>-0.177842</text:p>
          </table:table-cell>
          <table:table-cell office:value-type="float" office:value="-0.0638461" calcext:value-type="float">
            <text:p>-0.0638461</text:p>
          </table:table-cell>
          <table:table-cell office:value-type="float" office:value="-0.268979" calcext:value-type="float">
            <text:p>-0.268979</text:p>
          </table:table-cell>
          <table:table-cell office:value-type="float" office:value="-0.000141308" calcext:value-type="float">
            <text:p>-0.000141308</text:p>
          </table:table-cell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-0.170318" calcext:value-type="float">
            <text:p>-0.170318</text:p>
          </table:table-cell>
          <table:table-cell office:value-type="float" office:value="-0.0608923" calcext:value-type="float">
            <text:p>-0.0608923</text:p>
          </table:table-cell>
          <table:table-cell office:value-type="float" office:value="-0.279652" calcext:value-type="float">
            <text:p>-0.279652</text:p>
          </table:table-cell>
          <table:table-cell office:value-type="float" office:value="0.000153816" calcext:value-type="float">
            <text:p>0.000153816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-0.167918" calcext:value-type="float">
            <text:p>-0.167918</text:p>
          </table:table-cell>
          <table:table-cell office:value-type="float" office:value="-0.0602858" calcext:value-type="float">
            <text:p>-0.0602858</text:p>
          </table:table-cell>
          <table:table-cell office:value-type="float" office:value="-0.279545" calcext:value-type="float">
            <text:p>-0.279545</text:p>
          </table:table-cell>
          <table:table-cell office:value-type="float" office:value="-0.000493658" calcext:value-type="float">
            <text:p>-0.000493658</text:p>
          </table:table-cell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-0.159264" calcext:value-type="float">
            <text:p>-0.159264</text:p>
          </table:table-cell>
          <table:table-cell office:value-type="float" office:value="-0.0564015" calcext:value-type="float">
            <text:p>-0.0564015</text:p>
          </table:table-cell>
          <table:table-cell office:value-type="float" office:value="-0.272312" calcext:value-type="float">
            <text:p>-0.272312</text:p>
          </table:table-cell>
          <table:table-cell office:value-type="float" office:value="0.000630473" calcext:value-type="float">
            <text:p>0.000630473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-0.157522" calcext:value-type="float">
            <text:p>-0.157522</text:p>
          </table:table-cell>
          <table:table-cell office:value-type="float" office:value="-0.0565987" calcext:value-type="float">
            <text:p>-0.0565987</text:p>
          </table:table-cell>
          <table:table-cell office:value-type="float" office:value="-0.290038" calcext:value-type="float">
            <text:p>-0.290038</text:p>
          </table:table-cell>
          <table:table-cell office:value-type="float" office:value="-0.000180336" calcext:value-type="float">
            <text:p>-0.000180336</text:p>
          </table:table-cell>
        </table:table-row>
        <table:table-row table:style-name="ro1">
          <table:table-cell office:value-type="float" office:value="12.31" calcext:value-type="float">
            <text:p>12.31</text:p>
          </table:table-cell>
          <table:table-cell office:value-type="float" office:value="-0.163905" calcext:value-type="float">
            <text:p>-0.163905</text:p>
          </table:table-cell>
          <table:table-cell office:value-type="float" office:value="-0.0585361" calcext:value-type="float">
            <text:p>-0.0585361</text:p>
          </table:table-cell>
          <table:table-cell office:value-type="float" office:value="-0.284995" calcext:value-type="float">
            <text:p>-0.284995</text:p>
          </table:table-cell>
          <table:table-cell office:value-type="float" office:value="0.000259289" calcext:value-type="float">
            <text:p>0.000259289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-0.183532" calcext:value-type="float">
            <text:p>-0.183532</text:p>
          </table:table-cell>
          <table:table-cell office:value-type="float" office:value="-0.0682579" calcext:value-type="float">
            <text:p>-0.0682579</text:p>
          </table:table-cell>
          <table:table-cell office:value-type="float" office:value="-0.288488" calcext:value-type="float">
            <text:p>-0.288488</text:p>
          </table:table-cell>
          <table:table-cell office:value-type="float" office:value="-0.000511725" calcext:value-type="float">
            <text:p>-0.000511725</text:p>
          </table:table-cell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-0.160241" calcext:value-type="float">
            <text:p>-0.160241</text:p>
          </table:table-cell>
          <table:table-cell office:value-type="float" office:value="-0.0572455" calcext:value-type="float">
            <text:p>-0.0572455</text:p>
          </table:table-cell>
          <table:table-cell office:value-type="float" office:value="-0.260077" calcext:value-type="float">
            <text:p>-0.260077</text:p>
          </table:table-cell>
          <table:table-cell office:value-type="float" office:value="0.000415965" calcext:value-type="float">
            <text:p>0.000415965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-0.148634" calcext:value-type="float">
            <text:p>-0.148634</text:p>
          </table:table-cell>
          <table:table-cell office:value-type="float" office:value="-0.0515722" calcext:value-type="float">
            <text:p>-0.0515722</text:p>
          </table:table-cell>
          <table:table-cell office:value-type="float" office:value="-0.297809" calcext:value-type="float">
            <text:p>-0.297809</text:p>
          </table:table-cell>
          <table:table-cell office:value-type="float" office:value="0.0000216101" calcext:value-type="float">
            <text:p>2.16101E-05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-0.182479" calcext:value-type="float">
            <text:p>-0.182479</text:p>
          </table:table-cell>
          <table:table-cell office:value-type="float" office:value="-0.0679838" calcext:value-type="float">
            <text:p>-0.0679838</text:p>
          </table:table-cell>
          <table:table-cell office:value-type="float" office:value="-0.2801" calcext:value-type="float">
            <text:p>-0.2801</text:p>
          </table:table-cell>
          <table:table-cell office:value-type="float" office:value="-0.000200877" calcext:value-type="float">
            <text:p>-0.000200877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-0.165453" calcext:value-type="float">
            <text:p>-0.165453</text:p>
          </table:table-cell>
          <table:table-cell office:value-type="float" office:value="-0.0596992" calcext:value-type="float">
            <text:p>-0.0596992</text:p>
          </table:table-cell>
          <table:table-cell office:value-type="float" office:value="-0.287628" calcext:value-type="float">
            <text:p>-0.287628</text:p>
          </table:table-cell>
          <table:table-cell office:value-type="float" office:value="-0.0000853286" calcext:value-type="float">
            <text:p>-8.53286E-05</text:p>
          </table:table-cell>
        </table:table-row>
        <table:table-row table:style-name="ro1">
          <table:table-cell office:value-type="float" office:value="12.61" calcext:value-type="float">
            <text:p>12.61</text:p>
          </table:table-cell>
          <table:table-cell office:value-type="float" office:value="-0.149277" calcext:value-type="float">
            <text:p>-0.149277</text:p>
          </table:table-cell>
          <table:table-cell office:value-type="float" office:value="-0.0511166" calcext:value-type="float">
            <text:p>-0.0511166</text:p>
          </table:table-cell>
          <table:table-cell office:value-type="float" office:value="-0.322844" calcext:value-type="float">
            <text:p>-0.322844</text:p>
          </table:table-cell>
          <table:table-cell office:value-type="float" office:value="0.000332517" calcext:value-type="float">
            <text:p>0.000332517</text:p>
          </table:table-cell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-0.148285" calcext:value-type="float">
            <text:p>-0.148285</text:p>
          </table:table-cell>
          <table:table-cell office:value-type="float" office:value="-0.0488507" calcext:value-type="float">
            <text:p>-0.0488507</text:p>
          </table:table-cell>
          <table:table-cell office:value-type="float" office:value="-0.318257" calcext:value-type="float">
            <text:p>-0.318257</text:p>
          </table:table-cell>
          <table:table-cell office:value-type="float" office:value="0.000681054" calcext:value-type="float">
            <text:p>0.000681054</text:p>
          </table:table-cell>
        </table:table-row>
        <table:table-row table:style-name="ro1">
          <table:table-cell office:value-type="float" office:value="12.71" calcext:value-type="float">
            <text:p>12.71</text:p>
          </table:table-cell>
          <table:table-cell office:value-type="float" office:value="-0.177739" calcext:value-type="float">
            <text:p>-0.177739</text:p>
          </table:table-cell>
          <table:table-cell office:value-type="float" office:value="-0.05648" calcext:value-type="float">
            <text:p>-0.05648</text:p>
          </table:table-cell>
          <table:table-cell office:value-type="float" office:value="-0.234741" calcext:value-type="float">
            <text:p>-0.234741</text:p>
          </table:table-cell>
          <table:table-cell office:value-type="float" office:value="0.000934878" calcext:value-type="float">
            <text:p>0.000934878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-0.154114" calcext:value-type="float">
            <text:p>-0.154114</text:p>
          </table:table-cell>
          <table:table-cell office:value-type="float" office:value="-0.041808" calcext:value-type="float">
            <text:p>-0.041808</text:p>
          </table:table-cell>
          <table:table-cell office:value-type="float" office:value="-0.279801" calcext:value-type="float">
            <text:p>-0.279801</text:p>
          </table:table-cell>
          <table:table-cell office:value-type="float" office:value="0.00204029" calcext:value-type="float">
            <text:p>0.00204029</text:p>
          </table:table-cell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-0.231379" calcext:value-type="float">
            <text:p>-0.231379</text:p>
          </table:table-cell>
          <table:table-cell office:value-type="float" office:value="-0.0623852" calcext:value-type="float">
            <text:p>-0.0623852</text:p>
          </table:table-cell>
          <table:table-cell office:value-type="float" office:value="-0.184744" calcext:value-type="float">
            <text:p>-0.184744</text:p>
          </table:table-cell>
          <table:table-cell office:value-type="float" office:value="0.00102702" calcext:value-type="float">
            <text:p>0.00102702</text:p>
          </table:table-cell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-0.240135" calcext:value-type="float">
            <text:p>-0.240135</text:p>
          </table:table-cell>
          <table:table-cell office:value-type="float" office:value="-0.0586399" calcext:value-type="float">
            <text:p>-0.0586399</text:p>
          </table:table-cell>
          <table:table-cell office:value-type="float" office:value="-0.19369" calcext:value-type="float">
            <text:p>-0.19369</text:p>
          </table:table-cell>
          <table:table-cell office:value-type="float" office:value="0.000507865" calcext:value-type="float">
            <text:p>0.000507865</text:p>
          </table:table-cell>
        </table:table-row>
        <table:table-row table:style-name="ro1">
          <table:table-cell office:value-type="float" office:value="12.91" calcext:value-type="float">
            <text:p>12.91</text:p>
          </table:table-cell>
          <table:table-cell office:value-type="float" office:value="-0.258314" calcext:value-type="float">
            <text:p>-0.258314</text:p>
          </table:table-cell>
          <table:table-cell office:value-type="float" office:value="-0.0561779" calcext:value-type="float">
            <text:p>-0.0561779</text:p>
          </table:table-cell>
          <table:table-cell office:value-type="float" office:value="-0.165298" calcext:value-type="float">
            <text:p>-0.165298</text:p>
          </table:table-cell>
          <table:table-cell office:value-type="float" office:value="0.00115635" calcext:value-type="float">
            <text:p>0.00115635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-0.362528" calcext:value-type="float">
            <text:p>-0.362528</text:p>
          </table:table-cell>
          <table:table-cell office:value-type="float" office:value="-0.0730999" calcext:value-type="float">
            <text:p>-0.0730999</text:p>
          </table:table-cell>
          <table:table-cell office:value-type="float" office:value="-0.0979657" calcext:value-type="float">
            <text:p>-0.0979657</text:p>
          </table:table-cell>
          <table:table-cell office:value-type="float" office:value="0.000894653" calcext:value-type="float">
            <text:p>0.000894653</text:p>
          </table:table-cell>
        </table:table-row>
        <table:table-row table:style-name="ro1">
          <table:table-cell office:value-type="float" office:value="13.01" calcext:value-type="float">
            <text:p>13.01</text:p>
          </table:table-cell>
          <table:table-cell office:value-type="float" office:value="-0.326191" calcext:value-type="float">
            <text:p>-0.326191</text:p>
          </table:table-cell>
          <table:table-cell office:value-type="float" office:value="-0.0558934" calcext:value-type="float">
            <text:p>-0.0558934</text:p>
          </table:table-cell>
          <table:table-cell office:value-type="float" office:value="-0.131073" calcext:value-type="float">
            <text:p>-0.131073</text:p>
          </table:table-cell>
          <table:table-cell office:value-type="float" office:value="0.00109099" calcext:value-type="float">
            <text:p>0.00109099</text:p>
          </table:table-cell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-0.451989" calcext:value-type="float">
            <text:p>-0.451989</text:p>
          </table:table-cell>
          <table:table-cell office:value-type="float" office:value="-0.0687204" calcext:value-type="float">
            <text:p>-0.0687204</text:p>
          </table:table-cell>
          <table:table-cell office:value-type="float" office:value="-0.0450796" calcext:value-type="float">
            <text:p>-0.0450796</text:p>
          </table:table-cell>
          <table:table-cell office:value-type="float" office:value="0.00129623" calcext:value-type="float">
            <text:p>0.00129623</text:p>
          </table:table-cell>
        </table:table-row>
        <table:table-row table:style-name="ro1">
          <table:table-cell office:value-type="float" office:value="13.09" calcext:value-type="float">
            <text:p>13.09</text:p>
          </table:table-cell>
          <table:table-cell office:value-type="float" office:value="0.143237" calcext:value-type="float">
            <text:p>0.143237</text:p>
          </table:table-cell>
          <table:table-cell office:value-type="float" office:value="0.0311663" calcext:value-type="float">
            <text:p>0.0311663</text:p>
          </table:table-cell>
          <table:table-cell office:value-type="float" office:value="-0.286057" calcext:value-type="float">
            <text:p>-0.286057</text:p>
          </table:table-cell>
          <table:table-cell office:value-type="float" office:value="0.0112766" calcext:value-type="float">
            <text:p>0.0112766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-0.966457" calcext:value-type="float">
            <text:p>-0.966457</text:p>
          </table:table-cell>
          <table:table-cell office:value-type="float" office:value="-0.115297" calcext:value-type="float">
            <text:p>-0.115297</text:p>
          </table:table-cell>
          <table:table-cell office:value-type="float" office:value="0.236207" calcext:value-type="float">
            <text:p>0.236207</text:p>
          </table:table-cell>
          <table:table-cell office:value-type="float" office:value="-0.00465543" calcext:value-type="float">
            <text:p>-0.00465543</text:p>
          </table:table-cell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-0.517514" calcext:value-type="float">
            <text:p>-0.517514</text:p>
          </table:table-cell>
          <table:table-cell office:value-type="float" office:value="-0.0515214" calcext:value-type="float">
            <text:p>-0.0515214</text:p>
          </table:table-cell>
          <table:table-cell office:value-type="float" office:value="-0.0158213" calcext:value-type="float">
            <text:p>-0.0158213</text:p>
          </table:table-cell>
          <table:table-cell office:value-type="float" office:value="-0.000763324" calcext:value-type="float">
            <text:p>-0.000763324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-0.646875" calcext:value-type="float">
            <text:p>-0.646875</text:p>
          </table:table-cell>
          <table:table-cell office:value-type="float" office:value="-0.0540779" calcext:value-type="float">
            <text:p>-0.0540779</text:p>
          </table:table-cell>
          <table:table-cell office:value-type="float" office:value="0.0605593" calcext:value-type="float">
            <text:p>0.0605593</text:p>
          </table:table-cell>
          <table:table-cell office:value-type="float" office:value="-0.0000871036" calcext:value-type="float">
            <text:p>-8.71036E-05</text:p>
          </table:table-cell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-0.696496" calcext:value-type="float">
            <text:p>-0.696496</text:p>
          </table:table-cell>
          <table:table-cell office:value-type="float" office:value="-0.0506768" calcext:value-type="float">
            <text:p>-0.0506768</text:p>
          </table:table-cell>
          <table:table-cell office:value-type="float" office:value="0.104144" calcext:value-type="float">
            <text:p>0.104144</text:p>
          </table:table-cell>
          <table:table-cell office:value-type="float" office:value="-0.000394276" calcext:value-type="float">
            <text:p>-0.000394276</text:p>
          </table:table-cell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-0.773355" calcext:value-type="float">
            <text:p>-0.773355</text:p>
          </table:table-cell>
          <table:table-cell office:value-type="float" office:value="-0.0521901" calcext:value-type="float">
            <text:p>-0.0521901</text:p>
          </table:table-cell>
          <table:table-cell office:value-type="float" office:value="0.123" calcext:value-type="float">
            <text:p>0.123</text:p>
          </table:table-cell>
          <table:table-cell office:value-type="float" office:value="-0.000755997" calcext:value-type="float">
            <text:p>-0.000755997</text:p>
          </table:table-cell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-0.785222" calcext:value-type="float">
            <text:p>-0.785222</text:p>
          </table:table-cell>
          <table:table-cell office:value-type="float" office:value="-0.0491033" calcext:value-type="float">
            <text:p>-0.0491033</text:p>
          </table:table-cell>
          <table:table-cell office:value-type="float" office:value="0.111402" calcext:value-type="float">
            <text:p>0.111402</text:p>
          </table:table-cell>
          <table:table-cell office:value-type="float" office:value="-0.000601485" calcext:value-type="float">
            <text:p>-0.000601485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-0.779049" calcext:value-type="float">
            <text:p>-0.779049</text:p>
          </table:table-cell>
          <table:table-cell office:value-type="float" office:value="-0.0447846" calcext:value-type="float">
            <text:p>-0.0447846</text:p>
          </table:table-cell>
          <table:table-cell office:value-type="float" office:value="0.108094" calcext:value-type="float">
            <text:p>0.108094</text:p>
          </table:table-cell>
          <table:table-cell office:value-type="float" office:value="-0.000602395" calcext:value-type="float">
            <text:p>-0.000602395</text:p>
          </table:table-cell>
        </table:table-row>
        <table:table-row table:style-name="ro1">
          <table:table-cell office:value-type="float" office:value="13.49" calcext:value-type="float">
            <text:p>13.49</text:p>
          </table:table-cell>
          <table:table-cell office:value-type="float" office:value="-0.857425" calcext:value-type="float">
            <text:p>-0.857425</text:p>
          </table:table-cell>
          <table:table-cell office:value-type="float" office:value="-0.0447667" calcext:value-type="float">
            <text:p>-0.0447667</text:p>
          </table:table-cell>
          <table:table-cell office:value-type="float" office:value="0.128712" calcext:value-type="float">
            <text:p>0.128712</text:p>
          </table:table-cell>
          <table:table-cell office:value-type="float" office:value="-0.000765061" calcext:value-type="float">
            <text:p>-0.000765061</text:p>
          </table:table-cell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-0.82616" calcext:value-type="float">
            <text:p>-0.82616</text:p>
          </table:table-cell>
          <table:table-cell office:value-type="float" office:value="-0.037976" calcext:value-type="float">
            <text:p>-0.037976</text:p>
          </table:table-cell>
          <table:table-cell office:value-type="float" office:value="0.119581" calcext:value-type="float">
            <text:p>0.119581</text:p>
          </table:table-cell>
          <table:table-cell office:value-type="float" office:value="-0.000524906" calcext:value-type="float">
            <text:p>-0.000524906</text:p>
          </table:table-cell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-0.854203" calcext:value-type="float">
            <text:p>-0.854203</text:p>
          </table:table-cell>
          <table:table-cell office:value-type="float" office:value="-0.0344785" calcext:value-type="float">
            <text:p>-0.0344785</text:p>
          </table:table-cell>
          <table:table-cell office:value-type="float" office:value="0.130143" calcext:value-type="float">
            <text:p>0.130143</text:p>
          </table:table-cell>
          <table:table-cell office:value-type="float" office:value="0.0000566695" calcext:value-type="float">
            <text:p>5.66695E-05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-0.909456" calcext:value-type="float">
            <text:p>-0.909456</text:p>
          </table:table-cell>
          <table:table-cell office:value-type="float" office:value="-0.0335747" calcext:value-type="float">
            <text:p>-0.0335747</text:p>
          </table:table-cell>
          <table:table-cell office:value-type="float" office:value="0.150764" calcext:value-type="float">
            <text:p>0.150764</text:p>
          </table:table-cell>
          <table:table-cell office:value-type="float" office:value="-0.000478534" calcext:value-type="float">
            <text:p>-0.000478534</text:p>
          </table:table-cell>
        </table:table-row>
        <table:table-row table:style-name="ro1">
          <table:table-cell office:value-type="float" office:value="13.69" calcext:value-type="float">
            <text:p>13.69</text:p>
          </table:table-cell>
          <table:table-cell office:value-type="float" office:value="-0.86597" calcext:value-type="float">
            <text:p>-0.86597</text:p>
          </table:table-cell>
          <table:table-cell office:value-type="float" office:value="-0.0272608" calcext:value-type="float">
            <text:p>-0.0272608</text:p>
          </table:table-cell>
          <table:table-cell office:value-type="float" office:value="0.141014" calcext:value-type="float">
            <text:p>0.141014</text:p>
          </table:table-cell>
          <table:table-cell office:value-type="float" office:value="-0.000706038" calcext:value-type="float">
            <text:p>-0.000706038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-0.919616" calcext:value-type="float">
            <text:p>-0.919616</text:p>
          </table:table-cell>
          <table:table-cell office:value-type="float" office:value="-0.0248652" calcext:value-type="float">
            <text:p>-0.0248652</text:p>
          </table:table-cell>
          <table:table-cell office:value-type="float" office:value="0.129351" calcext:value-type="float">
            <text:p>0.129351</text:p>
          </table:table-cell>
          <table:table-cell office:value-type="float" office:value="-0.000120414" calcext:value-type="float">
            <text:p>-0.000120414</text:p>
          </table:table-cell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-0.925652" calcext:value-type="float">
            <text:p>-0.925652</text:p>
          </table:table-cell>
          <table:table-cell office:value-type="float" office:value="-0.0223276" calcext:value-type="float">
            <text:p>-0.0223276</text:p>
          </table:table-cell>
          <table:table-cell office:value-type="float" office:value="0.166069" calcext:value-type="float">
            <text:p>0.166069</text:p>
          </table:table-cell>
          <table:table-cell office:value-type="float" office:value="-0.00092948" calcext:value-type="float">
            <text:p>-0.00092948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-0.91459" calcext:value-type="float">
            <text:p>-0.91459</text:p>
          </table:table-cell>
          <table:table-cell office:value-type="float" office:value="-0.0189625" calcext:value-type="float">
            <text:p>-0.0189625</text:p>
          </table:table-cell>
          <table:table-cell office:value-type="float" office:value="0.149122" calcext:value-type="float">
            <text:p>0.149122</text:p>
          </table:table-cell>
          <table:table-cell office:value-type="float" office:value="-0.000247395" calcext:value-type="float">
            <text:p>-0.000247395</text:p>
          </table:table-cell>
        </table:table-row>
        <table:table-row table:style-name="ro1">
          <table:table-cell office:value-type="float" office:value="13.89" calcext:value-type="float">
            <text:p>13.89</text:p>
          </table:table-cell>
          <table:table-cell office:value-type="float" office:value="-0.92649" calcext:value-type="float">
            <text:p>-0.92649</text:p>
          </table:table-cell>
          <table:table-cell office:value-type="float" office:value="-0.0182182" calcext:value-type="float">
            <text:p>-0.0182182</text:p>
          </table:table-cell>
          <table:table-cell office:value-type="float" office:value="0.143371" calcext:value-type="float">
            <text:p>0.143371</text:p>
          </table:table-cell>
          <table:table-cell office:value-type="float" office:value="-0.00071963" calcext:value-type="float">
            <text:p>-0.00071963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-0.941463" calcext:value-type="float">
            <text:p>-0.941463</text:p>
          </table:table-cell>
          <table:table-cell office:value-type="float" office:value="-0.0182192" calcext:value-type="float">
            <text:p>-0.0182192</text:p>
          </table:table-cell>
          <table:table-cell office:value-type="float" office:value="0.154772" calcext:value-type="float">
            <text:p>0.154772</text:p>
          </table:table-cell>
          <table:table-cell office:value-type="float" office:value="-0.000777131" calcext:value-type="float">
            <text:p>-0.000777131</text:p>
          </table:table-cell>
        </table:table-row>
        <table:table-row table:style-name="ro1">
          <table:table-cell office:value-type="float" office:value="13.99" calcext:value-type="float">
            <text:p>13.99</text:p>
          </table:table-cell>
          <table:table-cell office:value-type="float" office:value="-0.924455" calcext:value-type="float">
            <text:p>-0.924455</text:p>
          </table:table-cell>
          <table:table-cell office:value-type="float" office:value="-0.0180143" calcext:value-type="float">
            <text:p>-0.0180143</text:p>
          </table:table-cell>
          <table:table-cell office:value-type="float" office:value="0.148466" calcext:value-type="float">
            <text:p>0.148466</text:p>
          </table:table-cell>
          <table:table-cell office:value-type="float" office:value="-0.000443976" calcext:value-type="float">
            <text:p>-0.000443976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-0.929044" calcext:value-type="float">
            <text:p>-0.929044</text:p>
          </table:table-cell>
          <table:table-cell office:value-type="float" office:value="-0.0190315" calcext:value-type="float">
            <text:p>-0.0190315</text:p>
          </table:table-cell>
          <table:table-cell office:value-type="float" office:value="0.140996" calcext:value-type="float">
            <text:p>0.140996</text:p>
          </table:table-cell>
          <table:table-cell office:value-type="float" office:value="-0.000292352" calcext:value-type="float">
            <text:p>-0.000292352</text:p>
          </table:table-cell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-0.927511" calcext:value-type="float">
            <text:p>-0.927511</text:p>
          </table:table-cell>
          <table:table-cell office:value-type="float" office:value="-0.0191826" calcext:value-type="float">
            <text:p>-0.0191826</text:p>
          </table:table-cell>
          <table:table-cell office:value-type="float" office:value="0.142721" calcext:value-type="float">
            <text:p>0.142721</text:p>
          </table:table-cell>
          <table:table-cell office:value-type="float" office:value="-0.000444193" calcext:value-type="float">
            <text:p>-0.000444193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-0.891322" calcext:value-type="float">
            <text:p>-0.891322</text:p>
          </table:table-cell>
          <table:table-cell office:value-type="float" office:value="-0.0184664" calcext:value-type="float">
            <text:p>-0.0184664</text:p>
          </table:table-cell>
          <table:table-cell office:value-type="float" office:value="0.14919" calcext:value-type="float">
            <text:p>0.14919</text:p>
          </table:table-cell>
          <table:table-cell office:value-type="float" office:value="-0.000657973" calcext:value-type="float">
            <text:p>-0.000657973</text:p>
          </table:table-cell>
        </table:table-row>
        <table:table-row table:style-name="ro1">
          <table:table-cell office:value-type="float" office:value="14.15" calcext:value-type="float">
            <text:p>14.15</text:p>
          </table:table-cell>
          <table:table-cell office:value-type="float" office:value="-0.861853" calcext:value-type="float">
            <text:p>-0.861853</text:p>
          </table:table-cell>
          <table:table-cell office:value-type="float" office:value="-0.0190185" calcext:value-type="float">
            <text:p>-0.0190185</text:p>
          </table:table-cell>
          <table:table-cell office:value-type="float" office:value="0.120603" calcext:value-type="float">
            <text:p>0.120603</text:p>
          </table:table-cell>
          <table:table-cell office:value-type="float" office:value="0.00125864" calcext:value-type="float">
            <text:p>0.00125864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-0.893987" calcext:value-type="float">
            <text:p>-0.893987</text:p>
          </table:table-cell>
          <table:table-cell office:value-type="float" office:value="-0.0197458" calcext:value-type="float">
            <text:p>-0.0197458</text:p>
          </table:table-cell>
          <table:table-cell office:value-type="float" office:value="0.143312" calcext:value-type="float">
            <text:p>0.143312</text:p>
          </table:table-cell>
          <table:table-cell office:value-type="float" office:value="-0.000414046" calcext:value-type="float">
            <text:p>-0.000414046</text:p>
          </table:table-cell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-0.905775" calcext:value-type="float">
            <text:p>-0.905775</text:p>
          </table:table-cell>
          <table:table-cell office:value-type="float" office:value="-0.0232583" calcext:value-type="float">
            <text:p>-0.0232583</text:p>
          </table:table-cell>
          <table:table-cell office:value-type="float" office:value="0.140539" calcext:value-type="float">
            <text:p>0.140539</text:p>
          </table:table-cell>
          <table:table-cell office:value-type="float" office:value="0.00019446" calcext:value-type="float">
            <text:p>0.00019446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-0.871871" calcext:value-type="float">
            <text:p>-0.871871</text:p>
          </table:table-cell>
          <table:table-cell office:value-type="float" office:value="-0.0233625" calcext:value-type="float">
            <text:p>-0.0233625</text:p>
          </table:table-cell>
          <table:table-cell office:value-type="float" office:value="0.13105" calcext:value-type="float">
            <text:p>0.13105</text:p>
          </table:table-cell>
          <table:table-cell office:value-type="float" office:value="0.000583127" calcext:value-type="float">
            <text:p>0.000583127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-0.879474" calcext:value-type="float">
            <text:p>-0.879474</text:p>
          </table:table-cell>
          <table:table-cell office:value-type="float" office:value="-0.0247196" calcext:value-type="float">
            <text:p>-0.0247196</text:p>
          </table:table-cell>
          <table:table-cell office:value-type="float" office:value="0.125635" calcext:value-type="float">
            <text:p>0.125635</text:p>
          </table:table-cell>
          <table:table-cell office:value-type="float" office:value="0.0000791941" calcext:value-type="float">
            <text:p>7.91941E-05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-0.90632" calcext:value-type="float">
            <text:p>-0.90632</text:p>
          </table:table-cell>
          <table:table-cell office:value-type="float" office:value="-0.0266514" calcext:value-type="float">
            <text:p>-0.0266514</text:p>
          </table:table-cell>
          <table:table-cell office:value-type="float" office:value="0.1421" calcext:value-type="float">
            <text:p>0.1421</text:p>
          </table:table-cell>
          <table:table-cell office:value-type="float" office:value="-0.000261322" calcext:value-type="float">
            <text:p>-0.000261322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-0.876759" calcext:value-type="float">
            <text:p>-0.876759</text:p>
          </table:table-cell>
          <table:table-cell office:value-type="float" office:value="-0.0258468" calcext:value-type="float">
            <text:p>-0.0258468</text:p>
          </table:table-cell>
          <table:table-cell office:value-type="float" office:value="0.128115" calcext:value-type="float">
            <text:p>0.128115</text:p>
          </table:table-cell>
          <table:table-cell office:value-type="float" office:value="-0.0000499953" calcext:value-type="float">
            <text:p>-4.99953E-05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0.916717" calcext:value-type="float">
            <text:p>-0.916717</text:p>
          </table:table-cell>
          <table:table-cell office:value-type="float" office:value="-0.028252" calcext:value-type="float">
            <text:p>-0.028252</text:p>
          </table:table-cell>
          <table:table-cell office:value-type="float" office:value="0.145898" calcext:value-type="float">
            <text:p>0.145898</text:p>
          </table:table-cell>
          <table:table-cell office:value-type="float" office:value="-0.000177192" calcext:value-type="float">
            <text:p>-0.000177192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-0.860439" calcext:value-type="float">
            <text:p>-0.860439</text:p>
          </table:table-cell>
          <table:table-cell office:value-type="float" office:value="-0.0262616" calcext:value-type="float">
            <text:p>-0.0262616</text:p>
          </table:table-cell>
          <table:table-cell office:value-type="float" office:value="0.13389" calcext:value-type="float">
            <text:p>0.13389</text:p>
          </table:table-cell>
          <table:table-cell office:value-type="float" office:value="0.000292525" calcext:value-type="float">
            <text:p>0.000292525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-0.901014" calcext:value-type="float">
            <text:p>-0.901014</text:p>
          </table:table-cell>
          <table:table-cell office:value-type="float" office:value="-0.0300064" calcext:value-type="float">
            <text:p>-0.0300064</text:p>
          </table:table-cell>
          <table:table-cell office:value-type="float" office:value="0.149611" calcext:value-type="float">
            <text:p>0.149611</text:p>
          </table:table-cell>
          <table:table-cell office:value-type="float" office:value="0.0000079798" calcext:value-type="float">
            <text:p>7.9798E-06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-0.861608" calcext:value-type="float">
            <text:p>-0.861608</text:p>
          </table:table-cell>
          <table:table-cell office:value-type="float" office:value="-0.0279792" calcext:value-type="float">
            <text:p>-0.0279792</text:p>
          </table:table-cell>
          <table:table-cell office:value-type="float" office:value="0.116884" calcext:value-type="float">
            <text:p>0.116884</text:p>
          </table:table-cell>
          <table:table-cell office:value-type="float" office:value="-0.00025342" calcext:value-type="float">
            <text:p>-0.00025342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-0.912563" calcext:value-type="float">
            <text:p>-0.912563</text:p>
          </table:table-cell>
          <table:table-cell office:value-type="float" office:value="-0.0313265" calcext:value-type="float">
            <text:p>-0.0313265</text:p>
          </table:table-cell>
          <table:table-cell office:value-type="float" office:value="0.145649" calcext:value-type="float">
            <text:p>0.145649</text:p>
          </table:table-cell>
          <table:table-cell office:value-type="float" office:value="-0.000149891" calcext:value-type="float">
            <text:p>-0.000149891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-0.875594" calcext:value-type="float">
            <text:p>-0.875594</text:p>
          </table:table-cell>
          <table:table-cell office:value-type="float" office:value="-0.0297802" calcext:value-type="float">
            <text:p>-0.0297802</text:p>
          </table:table-cell>
          <table:table-cell office:value-type="float" office:value="0.136076" calcext:value-type="float">
            <text:p>0.136076</text:p>
          </table:table-cell>
          <table:table-cell office:value-type="float" office:value="0.000131314" calcext:value-type="float">
            <text:p>0.000131314</text:p>
          </table:table-cell>
        </table:table-row>
        <table:table-row table:style-name="ro1">
          <table:table-cell office:value-type="float" office:value="14.81" calcext:value-type="float">
            <text:p>14.81</text:p>
          </table:table-cell>
          <table:table-cell office:value-type="float" office:value="-0.898206" calcext:value-type="float">
            <text:p>-0.898206</text:p>
          </table:table-cell>
          <table:table-cell office:value-type="float" office:value="-0.0303545" calcext:value-type="float">
            <text:p>-0.0303545</text:p>
          </table:table-cell>
          <table:table-cell office:value-type="float" office:value="0.134565" calcext:value-type="float">
            <text:p>0.134565</text:p>
          </table:table-cell>
          <table:table-cell office:value-type="float" office:value="-0.000108616" calcext:value-type="float">
            <text:p>-0.000108616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-0.872738" calcext:value-type="float">
            <text:p>-0.872738</text:p>
          </table:table-cell>
          <table:table-cell office:value-type="float" office:value="-0.0287457" calcext:value-type="float">
            <text:p>-0.0287457</text:p>
          </table:table-cell>
          <table:table-cell office:value-type="float" office:value="0.130279" calcext:value-type="float">
            <text:p>0.130279</text:p>
          </table:table-cell>
          <table:table-cell office:value-type="float" office:value="0.000244334" calcext:value-type="float">
            <text:p>0.00024433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-0.878171" calcext:value-type="float">
            <text:p>-0.878171</text:p>
          </table:table-cell>
          <table:table-cell office:value-type="float" office:value="-0.0285386" calcext:value-type="float">
            <text:p>-0.0285386</text:p>
          </table:table-cell>
          <table:table-cell office:value-type="float" office:value="0.136875" calcext:value-type="float">
            <text:p>0.136875</text:p>
          </table:table-cell>
          <table:table-cell office:value-type="float" office:value="0.000215507" calcext:value-type="float">
            <text:p>0.000215507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-0.879701" calcext:value-type="float">
            <text:p>-0.879701</text:p>
          </table:table-cell>
          <table:table-cell office:value-type="float" office:value="-0.0283331" calcext:value-type="float">
            <text:p>-0.0283331</text:p>
          </table:table-cell>
          <table:table-cell office:value-type="float" office:value="0.133925" calcext:value-type="float">
            <text:p>0.133925</text:p>
          </table:table-cell>
          <table:table-cell office:value-type="float" office:value="0.000185739" calcext:value-type="float">
            <text:p>0.000185739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-0.887445" calcext:value-type="float">
            <text:p>-0.887445</text:p>
          </table:table-cell>
          <table:table-cell office:value-type="float" office:value="-0.0284919" calcext:value-type="float">
            <text:p>-0.0284919</text:p>
          </table:table-cell>
          <table:table-cell office:value-type="float" office:value="0.136933" calcext:value-type="float">
            <text:p>0.136933</text:p>
          </table:table-cell>
          <table:table-cell office:value-type="float" office:value="0.0002084" calcext:value-type="float">
            <text:p>0.0002084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-0.905778" calcext:value-type="float">
            <text:p>-0.905778</text:p>
          </table:table-cell>
          <table:table-cell office:value-type="float" office:value="-0.0298594" calcext:value-type="float">
            <text:p>-0.0298594</text:p>
          </table:table-cell>
          <table:table-cell office:value-type="float" office:value="0.139747" calcext:value-type="float">
            <text:p>0.139747</text:p>
          </table:table-cell>
          <table:table-cell office:value-type="float" office:value="-0.0000822834" calcext:value-type="float">
            <text:p>-8.22834E-05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-0.898194" calcext:value-type="float">
            <text:p>-0.898194</text:p>
          </table:table-cell>
          <table:table-cell office:value-type="float" office:value="-0.0291759" calcext:value-type="float">
            <text:p>-0.0291759</text:p>
          </table:table-cell>
          <table:table-cell office:value-type="float" office:value="0.129726" calcext:value-type="float">
            <text:p>0.129726</text:p>
          </table:table-cell>
          <table:table-cell office:value-type="float" office:value="-0.000335748" calcext:value-type="float">
            <text:p>-0.000335748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-0.894051" calcext:value-type="float">
            <text:p>-0.894051</text:p>
          </table:table-cell>
          <table:table-cell office:value-type="float" office:value="-0.0285372" calcext:value-type="float">
            <text:p>-0.0285372</text:p>
          </table:table-cell>
          <table:table-cell office:value-type="float" office:value="0.133577" calcext:value-type="float">
            <text:p>0.133577</text:p>
          </table:table-cell>
          <table:table-cell office:value-type="float" office:value="-0.000214947" calcext:value-type="float">
            <text:p>-0.000214947</text:p>
          </table:table-cell>
        </table:table-row>
        <table:table-row table:style-name="ro1">
          <table:table-cell office:value-type="float" office:value="15.23" calcext:value-type="float">
            <text:p>15.23</text:p>
          </table:table-cell>
          <table:table-cell office:value-type="float" office:value="-0.92509" calcext:value-type="float">
            <text:p>-0.92509</text:p>
          </table:table-cell>
          <table:table-cell office:value-type="float" office:value="-0.0298277" calcext:value-type="float">
            <text:p>-0.0298277</text:p>
          </table:table-cell>
          <table:table-cell office:value-type="float" office:value="0.154994" calcext:value-type="float">
            <text:p>0.154994</text:p>
          </table:table-cell>
          <table:table-cell office:value-type="float" office:value="0.0000387475" calcext:value-type="float">
            <text:p>3.87475E-05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-0.873513" calcext:value-type="float">
            <text:p>-0.873513</text:p>
          </table:table-cell>
          <table:table-cell office:value-type="float" office:value="-0.0279263" calcext:value-type="float">
            <text:p>-0.0279263</text:p>
          </table:table-cell>
          <table:table-cell office:value-type="float" office:value="0.119119" calcext:value-type="float">
            <text:p>0.119119</text:p>
          </table:table-cell>
          <table:table-cell office:value-type="float" office:value="0.000287423" calcext:value-type="float">
            <text:p>0.000287423</text:p>
          </table:table-cell>
        </table:table-row>
        <table:table-row table:style-name="ro1">
          <table:table-cell office:value-type="float" office:value="15.33" calcext:value-type="float">
            <text:p>15.33</text:p>
          </table:table-cell>
          <table:table-cell office:value-type="float" office:value="-0.887832" calcext:value-type="float">
            <text:p>-0.887832</text:p>
          </table:table-cell>
          <table:table-cell office:value-type="float" office:value="-0.0274019" calcext:value-type="float">
            <text:p>-0.0274019</text:p>
          </table:table-cell>
          <table:table-cell office:value-type="float" office:value="0.129933" calcext:value-type="float">
            <text:p>0.129933</text:p>
          </table:table-cell>
          <table:table-cell office:value-type="float" office:value="0.00000817272" calcext:value-type="float">
            <text:p>8.17272E-06</text:p>
          </table:table-cell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-0.879759" calcext:value-type="float">
            <text:p>-0.879759</text:p>
          </table:table-cell>
          <table:table-cell office:value-type="float" office:value="-0.0271119" calcext:value-type="float">
            <text:p>-0.0271119</text:p>
          </table:table-cell>
          <table:table-cell office:value-type="float" office:value="0.128371" calcext:value-type="float">
            <text:p>0.128371</text:p>
          </table:table-cell>
          <table:table-cell office:value-type="float" office:value="0.000160333" calcext:value-type="float">
            <text:p>0.000160333</text:p>
          </table:table-cell>
        </table:table-row>
        <table:table-row table:style-name="ro1">
          <table:table-cell office:value-type="float" office:value="15.43" calcext:value-type="float">
            <text:p>15.43</text:p>
          </table:table-cell>
          <table:table-cell office:value-type="float" office:value="-0.898316" calcext:value-type="float">
            <text:p>-0.898316</text:p>
          </table:table-cell>
          <table:table-cell office:value-type="float" office:value="-0.0267387" calcext:value-type="float">
            <text:p>-0.0267387</text:p>
          </table:table-cell>
          <table:table-cell office:value-type="float" office:value="0.126511" calcext:value-type="float">
            <text:p>0.126511</text:p>
          </table:table-cell>
          <table:table-cell office:value-type="float" office:value="0.000131057" calcext:value-type="float">
            <text:p>0.000131057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-0.904716" calcext:value-type="float">
            <text:p>-0.904716</text:p>
          </table:table-cell>
          <table:table-cell office:value-type="float" office:value="-0.0270737" calcext:value-type="float">
            <text:p>-0.0270737</text:p>
          </table:table-cell>
          <table:table-cell office:value-type="float" office:value="0.139967" calcext:value-type="float">
            <text:p>0.139967</text:p>
          </table:table-cell>
          <table:table-cell office:value-type="float" office:value="0.000416992" calcext:value-type="float">
            <text:p>0.000416992</text:p>
          </table:table-cell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-0.891388" calcext:value-type="float">
            <text:p>-0.891388</text:p>
          </table:table-cell>
          <table:table-cell office:value-type="float" office:value="-0.0260661" calcext:value-type="float">
            <text:p>-0.0260661</text:p>
          </table:table-cell>
          <table:table-cell office:value-type="float" office:value="0.12738" calcext:value-type="float">
            <text:p>0.12738</text:p>
          </table:table-cell>
          <table:table-cell office:value-type="float" office:value="-0.00008235" calcext:value-type="float">
            <text:p>-8.235E-05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-0.93058" calcext:value-type="float">
            <text:p>-0.93058</text:p>
          </table:table-cell>
          <table:table-cell office:value-type="float" office:value="-0.0280861" calcext:value-type="float">
            <text:p>-0.0280861</text:p>
          </table:table-cell>
          <table:table-cell office:value-type="float" office:value="0.131535" calcext:value-type="float">
            <text:p>0.131535</text:p>
          </table:table-cell>
          <table:table-cell office:value-type="float" office:value="-0.000527071" calcext:value-type="float">
            <text:p>-0.000527071</text:p>
          </table:table-cell>
        </table:table-row>
        <table:table-row table:style-name="ro1">
          <table:table-cell office:value-type="float" office:value="15.63" calcext:value-type="float">
            <text:p>15.63</text:p>
          </table:table-cell>
          <table:table-cell office:value-type="float" office:value="-0.917459" calcext:value-type="float">
            <text:p>-0.917459</text:p>
          </table:table-cell>
          <table:table-cell office:value-type="float" office:value="-0.0259282" calcext:value-type="float">
            <text:p>-0.0259282</text:p>
          </table:table-cell>
          <table:table-cell office:value-type="float" office:value="0.12872" calcext:value-type="float">
            <text:p>0.12872</text:p>
          </table:table-cell>
          <table:table-cell office:value-type="float" office:value="-0.000405088" calcext:value-type="float">
            <text:p>-0.000405088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-0.905013" calcext:value-type="float">
            <text:p>-0.905013</text:p>
          </table:table-cell>
          <table:table-cell office:value-type="float" office:value="-0.0254309" calcext:value-type="float">
            <text:p>-0.0254309</text:p>
          </table:table-cell>
          <table:table-cell office:value-type="float" office:value="0.134362" calcext:value-type="float">
            <text:p>0.134362</text:p>
          </table:table-cell>
          <table:table-cell office:value-type="float" office:value="0.00028599" calcext:value-type="float">
            <text:p>0.00028599</text:p>
          </table:table-cell>
        </table:table-row>
        <table:table-row table:style-name="ro1">
          <table:table-cell office:value-type="float" office:value="15.73" calcext:value-type="float">
            <text:p>15.73</text:p>
          </table:table-cell>
          <table:table-cell office:value-type="float" office:value="-0.898157" calcext:value-type="float">
            <text:p>-0.898157</text:p>
          </table:table-cell>
          <table:table-cell office:value-type="float" office:value="-0.0245024" calcext:value-type="float">
            <text:p>-0.0245024</text:p>
          </table:table-cell>
          <table:table-cell office:value-type="float" office:value="0.132023" calcext:value-type="float">
            <text:p>0.132023</text:p>
          </table:table-cell>
          <table:table-cell office:value-type="float" office:value="-0.000283906" calcext:value-type="float">
            <text:p>-0.000283906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-0.893602" calcext:value-type="float">
            <text:p>-0.893602</text:p>
          </table:table-cell>
          <table:table-cell office:value-type="float" office:value="-0.0243157" calcext:value-type="float">
            <text:p>-0.0243157</text:p>
          </table:table-cell>
          <table:table-cell office:value-type="float" office:value="0.121759" calcext:value-type="float">
            <text:p>0.121759</text:p>
          </table:table-cell>
          <table:table-cell office:value-type="float" office:value="0.000461774" calcext:value-type="float">
            <text:p>0.000461774</text:p>
          </table:table-cell>
        </table:table-row>
        <table:table-row table:style-name="ro1">
          <table:table-cell office:value-type="float" office:value="15.83" calcext:value-type="float">
            <text:p>15.83</text:p>
          </table:table-cell>
          <table:table-cell office:value-type="float" office:value="-0.897802" calcext:value-type="float">
            <text:p>-0.897802</text:p>
          </table:table-cell>
          <table:table-cell office:value-type="float" office:value="-0.0238064" calcext:value-type="float">
            <text:p>-0.0238064</text:p>
          </table:table-cell>
          <table:table-cell office:value-type="float" office:value="0.123887" calcext:value-type="float">
            <text:p>0.123887</text:p>
          </table:table-cell>
          <table:table-cell office:value-type="float" office:value="0.000115756" calcext:value-type="float">
            <text:p>0.000115756</text:p>
          </table:table-cell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-0.924931" calcext:value-type="float">
            <text:p>-0.924931</text:p>
          </table:table-cell>
          <table:table-cell office:value-type="float" office:value="-0.0239696" calcext:value-type="float">
            <text:p>-0.0239696</text:p>
          </table:table-cell>
          <table:table-cell office:value-type="float" office:value="0.13772" calcext:value-type="float">
            <text:p>0.13772</text:p>
          </table:table-cell>
          <table:table-cell office:value-type="float" office:value="-0.000241068" calcext:value-type="float">
            <text:p>-0.000241068</text:p>
          </table:table-cell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-0.909087" calcext:value-type="float">
            <text:p>-0.909087</text:p>
          </table:table-cell>
          <table:table-cell office:value-type="float" office:value="-0.0240407" calcext:value-type="float">
            <text:p>-0.0240407</text:p>
          </table:table-cell>
          <table:table-cell office:value-type="float" office:value="0.125073" calcext:value-type="float">
            <text:p>0.125073</text:p>
          </table:table-cell>
          <table:table-cell office:value-type="float" office:value="-0.0000317417" calcext:value-type="float">
            <text:p>-3.17417E-05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-0.936313" calcext:value-type="float">
            <text:p>-0.936313</text:p>
          </table:table-cell>
          <table:table-cell office:value-type="float" office:value="-0.0239433" calcext:value-type="float">
            <text:p>-0.0239433</text:p>
          </table:table-cell>
          <table:table-cell office:value-type="float" office:value="0.119085" calcext:value-type="float">
            <text:p>0.119085</text:p>
          </table:table-cell>
          <table:table-cell office:value-type="float" office:value="-0.000778345" calcext:value-type="float">
            <text:p>-0.000778345</text:p>
          </table:table-cell>
        </table:table-row>
        <table:table-row table:style-name="ro1">
          <table:table-cell office:value-type="float" office:value="16.03" calcext:value-type="float">
            <text:p>16.03</text:p>
          </table:table-cell>
          <table:table-cell office:value-type="float" office:value="-0.911797" calcext:value-type="float">
            <text:p>-0.911797</text:p>
          </table:table-cell>
          <table:table-cell office:value-type="float" office:value="-0.0221843" calcext:value-type="float">
            <text:p>-0.0221843</text:p>
          </table:table-cell>
          <table:table-cell office:value-type="float" office:value="0.135931" calcext:value-type="float">
            <text:p>0.135931</text:p>
          </table:table-cell>
          <table:table-cell office:value-type="float" office:value="0.000133992" calcext:value-type="float">
            <text:p>0.000133992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-0.908095" calcext:value-type="float">
            <text:p>-0.908095</text:p>
          </table:table-cell>
          <table:table-cell office:value-type="float" office:value="-0.0221104" calcext:value-type="float">
            <text:p>-0.0221104</text:p>
          </table:table-cell>
          <table:table-cell office:value-type="float" office:value="0.134728" calcext:value-type="float">
            <text:p>0.134728</text:p>
          </table:table-cell>
          <table:table-cell office:value-type="float" office:value="0.00034537" calcext:value-type="float">
            <text:p>0.00034537</text:p>
          </table:table-cell>
        </table:table-row>
        <table:table-row table:style-name="ro1">
          <table:table-cell office:value-type="float" office:value="16.13" calcext:value-type="float">
            <text:p>16.13</text:p>
          </table:table-cell>
          <table:table-cell office:value-type="float" office:value="-0.875125" calcext:value-type="float">
            <text:p>-0.875125</text:p>
          </table:table-cell>
          <table:table-cell office:value-type="float" office:value="-0.0205979" calcext:value-type="float">
            <text:p>-0.0205979</text:p>
          </table:table-cell>
          <table:table-cell office:value-type="float" office:value="0.11087" calcext:value-type="float">
            <text:p>0.11087</text:p>
          </table:table-cell>
          <table:table-cell office:value-type="float" office:value="0.0000490356" calcext:value-type="float">
            <text:p>4.90356E-05</text:p>
          </table:table-cell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-0.933068" calcext:value-type="float">
            <text:p>-0.933068</text:p>
          </table:table-cell>
          <table:table-cell office:value-type="float" office:value="-0.0247658" calcext:value-type="float">
            <text:p>-0.0247658</text:p>
          </table:table-cell>
          <table:table-cell office:value-type="float" office:value="0.145791" calcext:value-type="float">
            <text:p>0.145791</text:p>
          </table:table-cell>
          <table:table-cell office:value-type="float" office:value="-0.000195833" calcext:value-type="float">
            <text:p>-0.000195833</text:p>
          </table:table-cell>
        </table:table-row>
        <table:table-row table:style-name="ro1">
          <table:table-cell office:value-type="float" office:value="16.23" calcext:value-type="float">
            <text:p>16.23</text:p>
          </table:table-cell>
          <table:table-cell office:value-type="float" office:value="-0.925144" calcext:value-type="float">
            <text:p>-0.925144</text:p>
          </table:table-cell>
          <table:table-cell office:value-type="float" office:value="-0.0281106" calcext:value-type="float">
            <text:p>-0.0281106</text:p>
          </table:table-cell>
          <table:table-cell office:value-type="float" office:value="0.135276" calcext:value-type="float">
            <text:p>0.135276</text:p>
          </table:table-cell>
          <table:table-cell office:value-type="float" office:value="0.000146605" calcext:value-type="float">
            <text:p>0.000146605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-0.941811" calcext:value-type="float">
            <text:p>-0.941811</text:p>
          </table:table-cell>
          <table:table-cell office:value-type="float" office:value="-0.0353888" calcext:value-type="float">
            <text:p>-0.0353888</text:p>
          </table:table-cell>
          <table:table-cell office:value-type="float" office:value="0.154744" calcext:value-type="float">
            <text:p>0.154744</text:p>
          </table:table-cell>
          <table:table-cell office:value-type="float" office:value="0.00012441" calcext:value-type="float">
            <text:p>0.00012441</text:p>
          </table:table-cell>
        </table:table-row>
        <table:table-row table:style-name="ro1">
          <table:table-cell office:value-type="float" office:value="16.33" calcext:value-type="float">
            <text:p>16.33</text:p>
          </table:table-cell>
          <table:table-cell office:value-type="float" office:value="-0.895657" calcext:value-type="float">
            <text:p>-0.895657</text:p>
          </table:table-cell>
          <table:table-cell office:value-type="float" office:value="-0.0420798" calcext:value-type="float">
            <text:p>-0.0420798</text:p>
          </table:table-cell>
          <table:table-cell office:value-type="float" office:value="0.140765" calcext:value-type="float">
            <text:p>0.140765</text:p>
          </table:table-cell>
          <table:table-cell office:value-type="float" office:value="-0.000463815" calcext:value-type="float">
            <text:p>-0.000463815</text:p>
          </table:table-cell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-0.889745" calcext:value-type="float">
            <text:p>-0.889745</text:p>
          </table:table-cell>
          <table:table-cell office:value-type="float" office:value="-0.0573719" calcext:value-type="float">
            <text:p>-0.0573719</text:p>
          </table:table-cell>
          <table:table-cell office:value-type="float" office:value="0.121569" calcext:value-type="float">
            <text:p>0.121569</text:p>
          </table:table-cell>
          <table:table-cell office:value-type="float" office:value="-0.000330848" calcext:value-type="float">
            <text:p>-0.000330848</text:p>
          </table:table-cell>
        </table:table-row>
        <table:table-row table:style-name="ro1">
          <table:table-cell office:value-type="float" office:value="16.43" calcext:value-type="float">
            <text:p>16.43</text:p>
          </table:table-cell>
          <table:table-cell office:value-type="float" office:value="-0.933058" calcext:value-type="float">
            <text:p>-0.933058</text:p>
          </table:table-cell>
          <table:table-cell office:value-type="float" office:value="-0.0783896" calcext:value-type="float">
            <text:p>-0.0783896</text:p>
          </table:table-cell>
          <table:table-cell office:value-type="float" office:value="0.242895" calcext:value-type="float">
            <text:p>0.242895</text:p>
          </table:table-cell>
          <table:table-cell office:value-type="float" office:value="-0.000188385" calcext:value-type="float">
            <text:p>-0.000188385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-0.853713" calcext:value-type="float">
            <text:p>-0.853713</text:p>
          </table:table-cell>
          <table:table-cell office:value-type="float" office:value="-0.093783" calcext:value-type="float">
            <text:p>-0.093783</text:p>
          </table:table-cell>
          <table:table-cell office:value-type="float" office:value="0.0108695" calcext:value-type="float">
            <text:p>0.0108695</text:p>
          </table:table-cell>
          <table:table-cell office:value-type="float" office:value="0.000058968" calcext:value-type="float">
            <text:p>5.8968E-05</text:p>
          </table:table-cell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-0.876029" calcext:value-type="float">
            <text:p>-0.876029</text:p>
          </table:table-cell>
          <table:table-cell office:value-type="float" office:value="-0.111837" calcext:value-type="float">
            <text:p>-0.111837</text:p>
          </table:table-cell>
          <table:table-cell office:value-type="float" office:value="0.179696" calcext:value-type="float">
            <text:p>0.179696</text:p>
          </table:table-cell>
          <table:table-cell office:value-type="float" office:value="0.00066395" calcext:value-type="float">
            <text:p>0.00066395</text:p>
          </table:table-cell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-0.868689" calcext:value-type="float">
            <text:p>-0.868689</text:p>
          </table:table-cell>
          <table:table-cell office:value-type="float" office:value="-0.144516" calcext:value-type="float">
            <text:p>-0.144516</text:p>
          </table:table-cell>
          <table:table-cell office:value-type="float" office:value="0.0373833" calcext:value-type="float">
            <text:p>0.0373833</text:p>
          </table:table-cell>
          <table:table-cell office:value-type="float" office:value="0.0000966426" calcext:value-type="float">
            <text:p>9.66426E-05</text:p>
          </table:table-cell>
        </table:table-row>
        <table:table-row table:style-name="ro1">
          <table:table-cell office:value-type="float" office:value="16.63" calcext:value-type="float">
            <text:p>16.63</text:p>
          </table:table-cell>
          <table:table-cell office:value-type="float" office:value="-0.851367" calcext:value-type="float">
            <text:p>-0.851367</text:p>
          </table:table-cell>
          <table:table-cell office:value-type="float" office:value="-0.15772" calcext:value-type="float">
            <text:p>-0.15772</text:p>
          </table:table-cell>
          <table:table-cell office:value-type="float" office:value="0.0764273" calcext:value-type="float">
            <text:p>0.0764273</text:p>
          </table:table-cell>
          <table:table-cell office:value-type="float" office:value="-0.0000725747" calcext:value-type="float">
            <text:p>-7.25747E-05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-0.854862" calcext:value-type="float">
            <text:p>-0.854862</text:p>
          </table:table-cell>
          <table:table-cell office:value-type="float" office:value="-0.179213" calcext:value-type="float">
            <text:p>-0.179213</text:p>
          </table:table-cell>
          <table:table-cell office:value-type="float" office:value="0.0581313" calcext:value-type="float">
            <text:p>0.0581313</text:p>
          </table:table-cell>
          <table:table-cell office:value-type="float" office:value="-0.000197132" calcext:value-type="float">
            <text:p>-0.000197132</text:p>
          </table:table-cell>
        </table:table-row>
        <table:table-row table:style-name="ro1">
          <table:table-cell office:value-type="float" office:value="16.73" calcext:value-type="float">
            <text:p>16.73</text:p>
          </table:table-cell>
          <table:table-cell office:value-type="float" office:value="-0.835222" calcext:value-type="float">
            <text:p>-0.835222</text:p>
          </table:table-cell>
          <table:table-cell office:value-type="float" office:value="-0.190858" calcext:value-type="float">
            <text:p>-0.190858</text:p>
          </table:table-cell>
          <table:table-cell office:value-type="float" office:value="0.0528224" calcext:value-type="float">
            <text:p>0.0528224</text:p>
          </table:table-cell>
          <table:table-cell office:value-type="float" office:value="-0.000301945" calcext:value-type="float">
            <text:p>-0.000301945</text:p>
          </table:table-cell>
        </table:table-row>
        <table:table-row table:style-name="ro1">
          <table:table-cell office:value-type="float" office:value="16.78" calcext:value-type="float">
            <text:p>16.78</text:p>
          </table:table-cell>
          <table:table-cell office:value-type="float" office:value="-0.823479" calcext:value-type="float">
            <text:p>-0.823479</text:p>
          </table:table-cell>
          <table:table-cell office:value-type="float" office:value="-0.201924" calcext:value-type="float">
            <text:p>-0.201924</text:p>
          </table:table-cell>
          <table:table-cell office:value-type="float" office:value="0.0495106" calcext:value-type="float">
            <text:p>0.0495106</text:p>
          </table:table-cell>
          <table:table-cell office:value-type="float" office:value="0.0000742956" calcext:value-type="float">
            <text:p>7.42956E-05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-0.840766" calcext:value-type="float">
            <text:p>-0.840766</text:p>
          </table:table-cell>
          <table:table-cell office:value-type="float" office:value="-0.221906" calcext:value-type="float">
            <text:p>-0.221906</text:p>
          </table:table-cell>
          <table:table-cell office:value-type="float" office:value="0.0438001" calcext:value-type="float">
            <text:p>0.0438001</text:p>
          </table:table-cell>
          <table:table-cell office:value-type="float" office:value="-0.000284228" calcext:value-type="float">
            <text:p>-0.000284228</text:p>
          </table:table-cell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-0.87682" calcext:value-type="float">
            <text:p>-0.87682</text:p>
          </table:table-cell>
          <table:table-cell office:value-type="float" office:value="-0.243085" calcext:value-type="float">
            <text:p>-0.243085</text:p>
          </table:table-cell>
          <table:table-cell office:value-type="float" office:value="0.0683237" calcext:value-type="float">
            <text:p>0.0683237</text:p>
          </table:table-cell>
          <table:table-cell office:value-type="float" office:value="-0.000755075" calcext:value-type="float">
            <text:p>-0.000755075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-0.736572" calcext:value-type="float">
            <text:p>-0.736572</text:p>
          </table:table-cell>
          <table:table-cell office:value-type="float" office:value="-0.189358" calcext:value-type="float">
            <text:p>-0.189358</text:p>
          </table:table-cell>
          <table:table-cell office:value-type="float" office:value="0.050283" calcext:value-type="float">
            <text:p>0.050283</text:p>
          </table:table-cell>
          <table:table-cell office:value-type="float" office:value="0.00130531" calcext:value-type="float">
            <text:p>0.00130531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-0.785991" calcext:value-type="float">
            <text:p>-0.785991</text:p>
          </table:table-cell>
          <table:table-cell office:value-type="float" office:value="-0.210382" calcext:value-type="float">
            <text:p>-0.210382</text:p>
          </table:table-cell>
          <table:table-cell office:value-type="float" office:value="0.0769865" calcext:value-type="float">
            <text:p>0.0769865</text:p>
          </table:table-cell>
          <table:table-cell office:value-type="float" office:value="0.000808627" calcext:value-type="float">
            <text:p>0.000808627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-0.806479" calcext:value-type="float">
            <text:p>-0.806479</text:p>
          </table:table-cell>
          <table:table-cell office:value-type="float" office:value="-0.22988" calcext:value-type="float">
            <text:p>-0.22988</text:p>
          </table:table-cell>
          <table:table-cell office:value-type="float" office:value="0.0242315" calcext:value-type="float">
            <text:p>0.0242315</text:p>
          </table:table-cell>
          <table:table-cell office:value-type="float" office:value="-0.000103118" calcext:value-type="float">
            <text:p>-0.000103118</text:p>
          </table:table-cell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-0.838294" calcext:value-type="float">
            <text:p>-0.838294</text:p>
          </table:table-cell>
          <table:table-cell office:value-type="float" office:value="-0.233085" calcext:value-type="float">
            <text:p>-0.233085</text:p>
          </table:table-cell>
          <table:table-cell office:value-type="float" office:value="0.0674812" calcext:value-type="float">
            <text:p>0.0674812</text:p>
          </table:table-cell>
          <table:table-cell office:value-type="float" office:value="-0.000292069" calcext:value-type="float">
            <text:p>-0.000292069</text:p>
          </table:table-cell>
        </table:table-row>
        <table:table-row table:style-name="ro1">
          <table:table-cell office:value-type="float" office:value="17.13" calcext:value-type="float">
            <text:p>17.13</text:p>
          </table:table-cell>
          <table:table-cell office:value-type="float" office:value="-0.812074" calcext:value-type="float">
            <text:p>-0.812074</text:p>
          </table:table-cell>
          <table:table-cell office:value-type="float" office:value="-0.217713" calcext:value-type="float">
            <text:p>-0.217713</text:p>
          </table:table-cell>
          <table:table-cell office:value-type="float" office:value="0.085489" calcext:value-type="float">
            <text:p>0.085489</text:p>
          </table:table-cell>
          <table:table-cell office:value-type="float" office:value="0.00027763" calcext:value-type="float">
            <text:p>0.0002776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-0.82602" calcext:value-type="float">
            <text:p>-0.82602</text:p>
          </table:table-cell>
          <table:table-cell office:value-type="float" office:value="-0.222942" calcext:value-type="float">
            <text:p>-0.222942</text:p>
          </table:table-cell>
          <table:table-cell office:value-type="float" office:value="0.0743846" calcext:value-type="float">
            <text:p>0.0743846</text:p>
          </table:table-cell>
          <table:table-cell office:value-type="float" office:value="-0.000169876" calcext:value-type="float">
            <text:p>-0.000169876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-0.835526" calcext:value-type="float">
            <text:p>-0.835526</text:p>
          </table:table-cell>
          <table:table-cell office:value-type="float" office:value="-0.224728" calcext:value-type="float">
            <text:p>-0.224728</text:p>
          </table:table-cell>
          <table:table-cell office:value-type="float" office:value="0.0788676" calcext:value-type="float">
            <text:p>0.0788676</text:p>
          </table:table-cell>
          <table:table-cell office:value-type="float" office:value="-0.000150773" calcext:value-type="float">
            <text:p>-0.000150773</text:p>
          </table:table-cell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-0.819203" calcext:value-type="float">
            <text:p>-0.819203</text:p>
          </table:table-cell>
          <table:table-cell office:value-type="float" office:value="-0.214989" calcext:value-type="float">
            <text:p>-0.214989</text:p>
          </table:table-cell>
          <table:table-cell office:value-type="float" office:value="0.0719324" calcext:value-type="float">
            <text:p>0.0719324</text:p>
          </table:table-cell>
          <table:table-cell office:value-type="float" office:value="0.000276614" calcext:value-type="float">
            <text:p>0.000276614</text:p>
          </table:table-cell>
        </table:table-row>
        <table:table-row table:style-name="ro1">
          <table:table-cell office:value-type="float" office:value="17.33" calcext:value-type="float">
            <text:p>17.33</text:p>
          </table:table-cell>
          <table:table-cell office:value-type="float" office:value="-0.83008" calcext:value-type="float">
            <text:p>-0.83008</text:p>
          </table:table-cell>
          <table:table-cell office:value-type="float" office:value="-0.218072" calcext:value-type="float">
            <text:p>-0.218072</text:p>
          </table:table-cell>
          <table:table-cell office:value-type="float" office:value="0.0800285" calcext:value-type="float">
            <text:p>0.0800285</text:p>
          </table:table-cell>
          <table:table-cell office:value-type="float" office:value="-0.000429559" calcext:value-type="float">
            <text:p>-0.00042955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-0.834668" calcext:value-type="float">
            <text:p>-0.834668</text:p>
          </table:table-cell>
          <table:table-cell office:value-type="float" office:value="-0.213957" calcext:value-type="float">
            <text:p>-0.213957</text:p>
          </table:table-cell>
          <table:table-cell office:value-type="float" office:value="0.0982748" calcext:value-type="float">
            <text:p>0.0982748</text:p>
          </table:table-cell>
          <table:table-cell office:value-type="float" office:value="0.0000231688" calcext:value-type="float">
            <text:p>2.31688E-05</text:p>
          </table:table-cell>
        </table:table-row>
        <table:table-row table:style-name="ro1">
          <table:table-cell office:value-type="float" office:value="17.43" calcext:value-type="float">
            <text:p>17.43</text:p>
          </table:table-cell>
          <table:table-cell office:value-type="float" office:value="-0.7978" calcext:value-type="float">
            <text:p>-0.7978</text:p>
          </table:table-cell>
          <table:table-cell office:value-type="float" office:value="-0.203471" calcext:value-type="float">
            <text:p>-0.203471</text:p>
          </table:table-cell>
          <table:table-cell office:value-type="float" office:value="0.0677292" calcext:value-type="float">
            <text:p>0.0677292</text:p>
          </table:table-cell>
          <table:table-cell office:value-type="float" office:value="0.000868895" calcext:value-type="float">
            <text:p>0.000868895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-0.850017" calcext:value-type="float">
            <text:p>-0.850017</text:p>
          </table:table-cell>
          <table:table-cell office:value-type="float" office:value="-0.220195" calcext:value-type="float">
            <text:p>-0.220195</text:p>
          </table:table-cell>
          <table:table-cell office:value-type="float" office:value="0.0839024" calcext:value-type="float">
            <text:p>0.0839024</text:p>
          </table:table-cell>
          <table:table-cell office:value-type="float" office:value="-0.000428166" calcext:value-type="float">
            <text:p>-0.000428166</text:p>
          </table:table-cell>
        </table:table-row>
        <table:table-row table:style-name="ro1">
          <table:table-cell office:value-type="float" office:value="17.53" calcext:value-type="float">
            <text:p>17.53</text:p>
          </table:table-cell>
          <table:table-cell office:value-type="float" office:value="-0.834232" calcext:value-type="float">
            <text:p>-0.834232</text:p>
          </table:table-cell>
          <table:table-cell office:value-type="float" office:value="-0.212143" calcext:value-type="float">
            <text:p>-0.212143</text:p>
          </table:table-cell>
          <table:table-cell office:value-type="float" office:value="0.090998" calcext:value-type="float">
            <text:p>0.090998</text:p>
          </table:table-cell>
          <table:table-cell office:value-type="float" office:value="-0.000198607" calcext:value-type="float">
            <text:p>-0.000198607</text:p>
          </table:table-cell>
        </table:table-row>
        <table:table-row table:style-name="ro1">
          <table:table-cell office:value-type="float" office:value="17.59" calcext:value-type="float">
            <text:p>17.59</text:p>
          </table:table-cell>
          <table:table-cell office:value-type="float" office:value="-0.839079" calcext:value-type="float">
            <text:p>-0.839079</text:p>
          </table:table-cell>
          <table:table-cell office:value-type="float" office:value="-0.212729" calcext:value-type="float">
            <text:p>-0.212729</text:p>
          </table:table-cell>
          <table:table-cell office:value-type="float" office:value="0.090918" calcext:value-type="float">
            <text:p>0.090918</text:p>
          </table:table-cell>
          <table:table-cell office:value-type="float" office:value="0.00010472" calcext:value-type="float">
            <text:p>0.00010472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-0.82108" calcext:value-type="float">
            <text:p>-0.82108</text:p>
          </table:table-cell>
          <table:table-cell office:value-type="float" office:value="-0.207455" calcext:value-type="float">
            <text:p>-0.207455</text:p>
          </table:table-cell>
          <table:table-cell office:value-type="float" office:value="0.0742575" calcext:value-type="float">
            <text:p>0.0742575</text:p>
          </table:table-cell>
          <table:table-cell office:value-type="float" office:value="0.000193702" calcext:value-type="float">
            <text:p>0.000193702</text:p>
          </table:table-cell>
        </table:table-row>
        <table:table-row table:style-name="ro1">
          <table:table-cell office:value-type="float" office:value="17.71" calcext:value-type="float">
            <text:p>17.71</text:p>
          </table:table-cell>
          <table:table-cell office:value-type="float" office:value="-0.837851" calcext:value-type="float">
            <text:p>-0.837851</text:p>
          </table:table-cell>
          <table:table-cell office:value-type="float" office:value="-0.210238" calcext:value-type="float">
            <text:p>-0.210238</text:p>
          </table:table-cell>
          <table:table-cell office:value-type="float" office:value="0.0919973" calcext:value-type="float">
            <text:p>0.0919973</text:p>
          </table:table-cell>
          <table:table-cell office:value-type="float" office:value="-0.000110589" calcext:value-type="float">
            <text:p>-0.000110589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-0.838495" calcext:value-type="float">
            <text:p>-0.838495</text:p>
          </table:table-cell>
          <table:table-cell office:value-type="float" office:value="-0.213694" calcext:value-type="float">
            <text:p>-0.213694</text:p>
          </table:table-cell>
          <table:table-cell office:value-type="float" office:value="0.0644491" calcext:value-type="float">
            <text:p>0.0644491</text:p>
          </table:table-cell>
          <table:table-cell office:value-type="float" office:value="-0.0000481773" calcext:value-type="float">
            <text:p>-4.81773E-0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-0.837874" calcext:value-type="float">
            <text:p>-0.837874</text:p>
          </table:table-cell>
          <table:table-cell office:value-type="float" office:value="-0.206247" calcext:value-type="float">
            <text:p>-0.206247</text:p>
          </table:table-cell>
          <table:table-cell office:value-type="float" office:value="0.0971301" calcext:value-type="float">
            <text:p>0.0971301</text:p>
          </table:table-cell>
          <table:table-cell office:value-type="float" office:value="0.000291204" calcext:value-type="float">
            <text:p>0.000291204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-0.837102" calcext:value-type="float">
            <text:p>-0.837102</text:p>
          </table:table-cell>
          <table:table-cell office:value-type="float" office:value="-0.207852" calcext:value-type="float">
            <text:p>-0.207852</text:p>
          </table:table-cell>
          <table:table-cell office:value-type="float" office:value="0.0883023" calcext:value-type="float">
            <text:p>0.0883023</text:p>
          </table:table-cell>
          <table:table-cell office:value-type="float" office:value="-0.000170029" calcext:value-type="float">
            <text:p>-0.000170029</text:p>
          </table:table-cell>
        </table:table-row>
        <table:table-row table:style-name="ro1">
          <table:table-cell office:value-type="float" office:value="17.89" calcext:value-type="float">
            <text:p>17.89</text:p>
          </table:table-cell>
          <table:table-cell office:value-type="float" office:value="-0.846795" calcext:value-type="float">
            <text:p>-0.846795</text:p>
          </table:table-cell>
          <table:table-cell office:value-type="float" office:value="-0.211382" calcext:value-type="float">
            <text:p>-0.211382</text:p>
          </table:table-cell>
          <table:table-cell office:value-type="float" office:value="0.0808558" calcext:value-type="float">
            <text:p>0.0808558</text:p>
          </table:table-cell>
          <table:table-cell office:value-type="float" office:value="-0.000263491" calcext:value-type="float">
            <text:p>-0.000263491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-0.833751" calcext:value-type="float">
            <text:p>-0.833751</text:p>
          </table:table-cell>
          <table:table-cell office:value-type="float" office:value="-0.203737" calcext:value-type="float">
            <text:p>-0.203737</text:p>
          </table:table-cell>
          <table:table-cell office:value-type="float" office:value="0.0832217" calcext:value-type="float">
            <text:p>0.0832217</text:p>
          </table:table-cell>
          <table:table-cell office:value-type="float" office:value="0.00034569" calcext:value-type="float">
            <text:p>0.000345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827445" calcext:value-type="float">
            <text:p>-0.827445</text:p>
          </table:table-cell>
          <table:table-cell office:value-type="float" office:value="-0.200218" calcext:value-type="float">
            <text:p>-0.200218</text:p>
          </table:table-cell>
          <table:table-cell office:value-type="float" office:value="0.0884259" calcext:value-type="float">
            <text:p>0.0884259</text:p>
          </table:table-cell>
          <table:table-cell office:value-type="float" office:value="-0.000163249" calcext:value-type="float">
            <text:p>-0.000163249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-0.845648" calcext:value-type="float">
            <text:p>-0.845648</text:p>
          </table:table-cell>
          <table:table-cell office:value-type="float" office:value="-0.205231" calcext:value-type="float">
            <text:p>-0.205231</text:p>
          </table:table-cell>
          <table:table-cell office:value-type="float" office:value="0.0856591" calcext:value-type="float">
            <text:p>0.0856591</text:p>
          </table:table-cell>
          <table:table-cell office:value-type="float" office:value="0.000110623" calcext:value-type="float">
            <text:p>0.000110623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-0.867192" calcext:value-type="float">
            <text:p>-0.867192</text:p>
          </table:table-cell>
          <table:table-cell office:value-type="float" office:value="-0.211854" calcext:value-type="float">
            <text:p>-0.211854</text:p>
          </table:table-cell>
          <table:table-cell office:value-type="float" office:value="0.0769547" calcext:value-type="float">
            <text:p>0.0769547</text:p>
          </table:table-cell>
          <table:table-cell office:value-type="float" office:value="-0.000413753" calcext:value-type="float">
            <text:p>-0.000413753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-0.845529" calcext:value-type="float">
            <text:p>-0.845529</text:p>
          </table:table-cell>
          <table:table-cell office:value-type="float" office:value="-0.19824" calcext:value-type="float">
            <text:p>-0.19824</text:p>
          </table:table-cell>
          <table:table-cell office:value-type="float" office:value="0.0877971" calcext:value-type="float">
            <text:p>0.0877971</text:p>
          </table:table-cell>
          <table:table-cell office:value-type="float" office:value="-0.000403066" calcext:value-type="float">
            <text:p>-0.000403066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-0.877235" calcext:value-type="float">
            <text:p>-0.877235</text:p>
          </table:table-cell>
          <table:table-cell office:value-type="float" office:value="-0.203898" calcext:value-type="float">
            <text:p>-0.203898</text:p>
          </table:table-cell>
          <table:table-cell office:value-type="float" office:value="0.0870444" calcext:value-type="float">
            <text:p>0.0870444</text:p>
          </table:table-cell>
          <table:table-cell office:value-type="float" office:value="-0.000410799" calcext:value-type="float">
            <text:p>-0.000410799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-0.804234" calcext:value-type="float">
            <text:p>-0.804234</text:p>
          </table:table-cell>
          <table:table-cell office:value-type="float" office:value="-0.174035" calcext:value-type="float">
            <text:p>-0.174035</text:p>
          </table:table-cell>
          <table:table-cell office:value-type="float" office:value="0.0627911" calcext:value-type="float">
            <text:p>0.0627911</text:p>
          </table:table-cell>
          <table:table-cell office:value-type="float" office:value="0.000160284" calcext:value-type="float">
            <text:p>0.000160284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-0.861097" calcext:value-type="float">
            <text:p>-0.861097</text:p>
          </table:table-cell>
          <table:table-cell office:value-type="float" office:value="-0.174818" calcext:value-type="float">
            <text:p>-0.174818</text:p>
          </table:table-cell>
          <table:table-cell office:value-type="float" office:value="0.0897899" calcext:value-type="float">
            <text:p>0.0897899</text:p>
          </table:table-cell>
          <table:table-cell office:value-type="float" office:value="0.0000602826" calcext:value-type="float">
            <text:p>6.02826E-05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-0.819902" calcext:value-type="float">
            <text:p>-0.819902</text:p>
          </table:table-cell>
          <table:table-cell office:value-type="float" office:value="-0.146999" calcext:value-type="float">
            <text:p>-0.146999</text:p>
          </table:table-cell>
          <table:table-cell office:value-type="float" office:value="0.0892235" calcext:value-type="float">
            <text:p>0.0892235</text:p>
          </table:table-cell>
          <table:table-cell office:value-type="float" office:value="0.000852703" calcext:value-type="float">
            <text:p>0.000852703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-0.830478" calcext:value-type="float">
            <text:p>-0.830478</text:p>
          </table:table-cell>
          <table:table-cell office:value-type="float" office:value="-0.130902" calcext:value-type="float">
            <text:p>-0.130902</text:p>
          </table:table-cell>
          <table:table-cell office:value-type="float" office:value="0.0967479" calcext:value-type="float">
            <text:p>0.0967479</text:p>
          </table:table-cell>
          <table:table-cell office:value-type="float" office:value="0.00027956" calcext:value-type="float">
            <text:p>0.00027956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-0.839505" calcext:value-type="float">
            <text:p>-0.839505</text:p>
          </table:table-cell>
          <table:table-cell office:value-type="float" office:value="-0.109041" calcext:value-type="float">
            <text:p>-0.109041</text:p>
          </table:table-cell>
          <table:table-cell office:value-type="float" office:value="0.117424" calcext:value-type="float">
            <text:p>0.117424</text:p>
          </table:table-cell>
          <table:table-cell office:value-type="float" office:value="0.000290093" calcext:value-type="float">
            <text:p>0.000290093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-0.895905" calcext:value-type="float">
            <text:p>-0.895905</text:p>
          </table:table-cell>
          <table:table-cell office:value-type="float" office:value="-0.095939" calcext:value-type="float">
            <text:p>-0.095939</text:p>
          </table:table-cell>
          <table:table-cell office:value-type="float" office:value="0.153784" calcext:value-type="float">
            <text:p>0.153784</text:p>
          </table:table-cell>
          <table:table-cell office:value-type="float" office:value="0.000210611" calcext:value-type="float">
            <text:p>0.000210611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-0.894418" calcext:value-type="float">
            <text:p>-0.894418</text:p>
          </table:table-cell>
          <table:table-cell office:value-type="float" office:value="-0.0706334" calcext:value-type="float">
            <text:p>-0.0706334</text:p>
          </table:table-cell>
          <table:table-cell office:value-type="float" office:value="0.15727" calcext:value-type="float">
            <text:p>0.15727</text:p>
          </table:table-cell>
          <table:table-cell office:value-type="float" office:value="0.00027796" calcext:value-type="float">
            <text:p>0.00027796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-0.869055" calcext:value-type="float">
            <text:p>-0.869055</text:p>
          </table:table-cell>
          <table:table-cell office:value-type="float" office:value="-0.0442805" calcext:value-type="float">
            <text:p>-0.0442805</text:p>
          </table:table-cell>
          <table:table-cell office:value-type="float" office:value="0.152157" calcext:value-type="float">
            <text:p>0.152157</text:p>
          </table:table-cell>
          <table:table-cell office:value-type="float" office:value="-0.000112652" calcext:value-type="float">
            <text:p>-0.000112652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-0.956858" calcext:value-type="float">
            <text:p>-0.956858</text:p>
          </table:table-cell>
          <table:table-cell office:value-type="float" office:value="-0.0269031" calcext:value-type="float">
            <text:p>-0.0269031</text:p>
          </table:table-cell>
          <table:table-cell office:value-type="float" office:value="0.197161" calcext:value-type="float">
            <text:p>0.197161</text:p>
          </table:table-cell>
          <table:table-cell office:value-type="float" office:value="-0.000702336" calcext:value-type="float">
            <text:p>-0.000702336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-0.845306" calcext:value-type="float">
            <text:p>-0.845306</text:p>
          </table:table-cell>
          <table:table-cell office:value-type="float" office:value="0.00255035" calcext:value-type="float">
            <text:p>0.00255035</text:p>
          </table:table-cell>
          <table:table-cell office:value-type="float" office:value="0.153785" calcext:value-type="float">
            <text:p>0.153785</text:p>
          </table:table-cell>
          <table:table-cell office:value-type="float" office:value="-0.00074946" calcext:value-type="float">
            <text:p>-0.00074946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-0.889246" calcext:value-type="float">
            <text:p>-0.889246</text:p>
          </table:table-cell>
          <table:table-cell office:value-type="float" office:value="0.0309242" calcext:value-type="float">
            <text:p>0.0309242</text:p>
          </table:table-cell>
          <table:table-cell office:value-type="float" office:value="0.133602" calcext:value-type="float">
            <text:p>0.133602</text:p>
          </table:table-cell>
          <table:table-cell office:value-type="float" office:value="0.000982102" calcext:value-type="float">
            <text:p>0.000982102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-0.948852" calcext:value-type="float">
            <text:p>-0.948852</text:p>
          </table:table-cell>
          <table:table-cell office:value-type="float" office:value="0.0556161" calcext:value-type="float">
            <text:p>0.0556161</text:p>
          </table:table-cell>
          <table:table-cell office:value-type="float" office:value="0.251313" calcext:value-type="float">
            <text:p>0.251313</text:p>
          </table:table-cell>
          <table:table-cell office:value-type="float" office:value="0.00115192" calcext:value-type="float">
            <text:p>0.00115192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-0.908168" calcext:value-type="float">
            <text:p>-0.908168</text:p>
          </table:table-cell>
          <table:table-cell office:value-type="float" office:value="0.0781819" calcext:value-type="float">
            <text:p>0.0781819</text:p>
          </table:table-cell>
          <table:table-cell office:value-type="float" office:value="0.206445" calcext:value-type="float">
            <text:p>0.206445</text:p>
          </table:table-cell>
          <table:table-cell office:value-type="float" office:value="-0.00024914" calcext:value-type="float">
            <text:p>-0.00024914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-0.908546" calcext:value-type="float">
            <text:p>-0.908546</text:p>
          </table:table-cell>
          <table:table-cell office:value-type="float" office:value="0.100516" calcext:value-type="float">
            <text:p>0.100516</text:p>
          </table:table-cell>
          <table:table-cell office:value-type="float" office:value="0.194775" calcext:value-type="float">
            <text:p>0.194775</text:p>
          </table:table-cell>
          <table:table-cell office:value-type="float" office:value="-0.00060329" calcext:value-type="float">
            <text:p>-0.00060329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-0.924136" calcext:value-type="float">
            <text:p>-0.924136</text:p>
          </table:table-cell>
          <table:table-cell office:value-type="float" office:value="0.120748" calcext:value-type="float">
            <text:p>0.120748</text:p>
          </table:table-cell>
          <table:table-cell office:value-type="float" office:value="0.223827" calcext:value-type="float">
            <text:p>0.223827</text:p>
          </table:table-cell>
          <table:table-cell office:value-type="float" office:value="-0.000204317" calcext:value-type="float">
            <text:p>-0.0002043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939631" calcext:value-type="float">
            <text:p>-0.939631</text:p>
          </table:table-cell>
          <table:table-cell office:value-type="float" office:value="0.142345" calcext:value-type="float">
            <text:p>0.142345</text:p>
          </table:table-cell>
          <table:table-cell office:value-type="float" office:value="0.214708" calcext:value-type="float">
            <text:p>0.214708</text:p>
          </table:table-cell>
          <table:table-cell office:value-type="float" office:value="-0.000668876" calcext:value-type="float">
            <text:p>-0.000668876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-0.905738" calcext:value-type="float">
            <text:p>-0.905738</text:p>
          </table:table-cell>
          <table:table-cell office:value-type="float" office:value="0.152039" calcext:value-type="float">
            <text:p>0.152039</text:p>
          </table:table-cell>
          <table:table-cell office:value-type="float" office:value="0.203045" calcext:value-type="float">
            <text:p>0.203045</text:p>
          </table:table-cell>
          <table:table-cell office:value-type="float" office:value="0.000841729" calcext:value-type="float">
            <text:p>0.000841729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-0.891228" calcext:value-type="float">
            <text:p>-0.891228</text:p>
          </table:table-cell>
          <table:table-cell office:value-type="float" office:value="0.162904" calcext:value-type="float">
            <text:p>0.162904</text:p>
          </table:table-cell>
          <table:table-cell office:value-type="float" office:value="0.204243" calcext:value-type="float">
            <text:p>0.204243</text:p>
          </table:table-cell>
          <table:table-cell office:value-type="float" office:value="-0.0000675774" calcext:value-type="float">
            <text:p>-6.75774E-05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-0.889187" calcext:value-type="float">
            <text:p>-0.889187</text:p>
          </table:table-cell>
          <table:table-cell office:value-type="float" office:value="0.172751" calcext:value-type="float">
            <text:p>0.172751</text:p>
          </table:table-cell>
          <table:table-cell office:value-type="float" office:value="0.205203" calcext:value-type="float">
            <text:p>0.205203</text:p>
          </table:table-cell>
          <table:table-cell office:value-type="float" office:value="0.00047709" calcext:value-type="float">
            <text:p>0.00047709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-0.925684" calcext:value-type="float">
            <text:p>-0.925684</text:p>
          </table:table-cell>
          <table:table-cell office:value-type="float" office:value="0.190796" calcext:value-type="float">
            <text:p>0.190796</text:p>
          </table:table-cell>
          <table:table-cell office:value-type="float" office:value="0.218905" calcext:value-type="float">
            <text:p>0.218905</text:p>
          </table:table-cell>
          <table:table-cell office:value-type="float" office:value="-0.000164451" calcext:value-type="float">
            <text:p>-0.000164451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-0.878721" calcext:value-type="float">
            <text:p>-0.878721</text:p>
          </table:table-cell>
          <table:table-cell office:value-type="float" office:value="0.183788" calcext:value-type="float">
            <text:p>0.183788</text:p>
          </table:table-cell>
          <table:table-cell office:value-type="float" office:value="0.21268" calcext:value-type="float">
            <text:p>0.21268</text:p>
          </table:table-cell>
          <table:table-cell office:value-type="float" office:value="-0.00138266" calcext:value-type="float">
            <text:p>-0.00138266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-0.864646" calcext:value-type="float">
            <text:p>-0.864646</text:p>
          </table:table-cell>
          <table:table-cell office:value-type="float" office:value="0.182568" calcext:value-type="float">
            <text:p>0.182568</text:p>
          </table:table-cell>
          <table:table-cell office:value-type="float" office:value="0.192073" calcext:value-type="float">
            <text:p>0.192073</text:p>
          </table:table-cell>
          <table:table-cell office:value-type="float" office:value="0.000240228" calcext:value-type="float">
            <text:p>0.000240228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-0.896097" calcext:value-type="float">
            <text:p>-0.896097</text:p>
          </table:table-cell>
          <table:table-cell office:value-type="float" office:value="0.196083" calcext:value-type="float">
            <text:p>0.196083</text:p>
          </table:table-cell>
          <table:table-cell office:value-type="float" office:value="0.19118" calcext:value-type="float">
            <text:p>0.19118</text:p>
          </table:table-cell>
          <table:table-cell office:value-type="float" office:value="-0.000585041" calcext:value-type="float">
            <text:p>-0.000585041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-0.888581" calcext:value-type="float">
            <text:p>-0.888581</text:p>
          </table:table-cell>
          <table:table-cell office:value-type="float" office:value="0.195877" calcext:value-type="float">
            <text:p>0.195877</text:p>
          </table:table-cell>
          <table:table-cell office:value-type="float" office:value="0.188848" calcext:value-type="float">
            <text:p>0.188848</text:p>
          </table:table-cell>
          <table:table-cell office:value-type="float" office:value="-0.000284629" calcext:value-type="float">
            <text:p>-0.000284629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-0.88057" calcext:value-type="float">
            <text:p>-0.88057</text:p>
          </table:table-cell>
          <table:table-cell office:value-type="float" office:value="0.190209" calcext:value-type="float">
            <text:p>0.190209</text:p>
          </table:table-cell>
          <table:table-cell office:value-type="float" office:value="0.188728" calcext:value-type="float">
            <text:p>0.188728</text:p>
          </table:table-cell>
          <table:table-cell office:value-type="float" office:value="0.00053165" calcext:value-type="float">
            <text:p>0.00053165</text:p>
          </table:table-cell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-0.878042" calcext:value-type="float">
            <text:p>-0.878042</text:p>
          </table:table-cell>
          <table:table-cell office:value-type="float" office:value="0.191756" calcext:value-type="float">
            <text:p>0.191756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-0.000118584" calcext:value-type="float">
            <text:p>-0.000118584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-0.870737" calcext:value-type="float">
            <text:p>-0.870737</text:p>
          </table:table-cell>
          <table:table-cell office:value-type="float" office:value="0.188252" calcext:value-type="float">
            <text:p>0.188252</text:p>
          </table:table-cell>
          <table:table-cell office:value-type="float" office:value="0.177008" calcext:value-type="float">
            <text:p>0.177008</text:p>
          </table:table-cell>
          <table:table-cell office:value-type="float" office:value="0.0000406771" calcext:value-type="float">
            <text:p>4.06771E-05</text:p>
          </table:table-cell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-0.869631" calcext:value-type="float">
            <text:p>-0.869631</text:p>
          </table:table-cell>
          <table:table-cell office:value-type="float" office:value="0.18716" calcext:value-type="float">
            <text:p>0.18716</text:p>
          </table:table-cell>
          <table:table-cell office:value-type="float" office:value="0.169107" calcext:value-type="float">
            <text:p>0.169107</text:p>
          </table:table-cell>
          <table:table-cell office:value-type="float" office:value="-0.0000902395" calcext:value-type="float">
            <text:p>-9.02395E-05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-0.889807" calcext:value-type="float">
            <text:p>-0.889807</text:p>
          </table:table-cell>
          <table:table-cell office:value-type="float" office:value="0.194094" calcext:value-type="float">
            <text:p>0.194094</text:p>
          </table:table-cell>
          <table:table-cell office:value-type="float" office:value="0.169076" calcext:value-type="float">
            <text:p>0.169076</text:p>
          </table:table-cell>
          <table:table-cell office:value-type="float" office:value="0.0000351648" calcext:value-type="float">
            <text:p>3.51648E-05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-0.868058" calcext:value-type="float">
            <text:p>-0.868058</text:p>
          </table:table-cell>
          <table:table-cell office:value-type="float" office:value="0.185756" calcext:value-type="float">
            <text:p>0.185756</text:p>
          </table:table-cell>
          <table:table-cell office:value-type="float" office:value="0.175929" calcext:value-type="float">
            <text:p>0.175929</text:p>
          </table:table-cell>
          <table:table-cell office:value-type="float" office:value="0.000347183" calcext:value-type="float">
            <text:p>0.000347183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-0.878258" calcext:value-type="float">
            <text:p>-0.878258</text:p>
          </table:table-cell>
          <table:table-cell office:value-type="float" office:value="0.192753" calcext:value-type="float">
            <text:p>0.192753</text:p>
          </table:table-cell>
          <table:table-cell office:value-type="float" office:value="0.16077" calcext:value-type="float">
            <text:p>0.16077</text:p>
          </table:table-cell>
          <table:table-cell office:value-type="float" office:value="-0.000320085" calcext:value-type="float">
            <text:p>-0.000320085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-0.856569" calcext:value-type="float">
            <text:p>-0.856569</text:p>
          </table:table-cell>
          <table:table-cell office:value-type="float" office:value="0.184849" calcext:value-type="float">
            <text:p>0.184849</text:p>
          </table:table-cell>
          <table:table-cell office:value-type="float" office:value="0.167577" calcext:value-type="float">
            <text:p>0.167577</text:p>
          </table:table-cell>
          <table:table-cell office:value-type="float" office:value="0.000752419" calcext:value-type="float">
            <text:p>0.000752419</text:p>
          </table:table-cell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-0.897009" calcext:value-type="float">
            <text:p>-0.897009</text:p>
          </table:table-cell>
          <table:table-cell office:value-type="float" office:value="0.199604" calcext:value-type="float">
            <text:p>0.199604</text:p>
          </table:table-cell>
          <table:table-cell office:value-type="float" office:value="0.177275" calcext:value-type="float">
            <text:p>0.177275</text:p>
          </table:table-cell>
          <table:table-cell office:value-type="float" office:value="-0.000472055" calcext:value-type="float">
            <text:p>-0.000472055</text:p>
          </table:table-cell>
        </table:table-row>
        <table:table-row table:style-name="ro1">
          <table:table-cell office:value-type="float" office:value="19.91" calcext:value-type="float">
            <text:p>19.91</text:p>
          </table:table-cell>
          <table:table-cell office:value-type="float" office:value="-0.852921" calcext:value-type="float">
            <text:p>-0.852921</text:p>
          </table:table-cell>
          <table:table-cell office:value-type="float" office:value="0.186452" calcext:value-type="float">
            <text:p>0.186452</text:p>
          </table:table-cell>
          <table:table-cell office:value-type="float" office:value="0.172774" calcext:value-type="float">
            <text:p>0.172774</text:p>
          </table:table-cell>
          <table:table-cell office:value-type="float" office:value="0.000569025" calcext:value-type="float">
            <text:p>0.000569025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-0.885402" calcext:value-type="float">
            <text:p>-0.885402</text:p>
          </table:table-cell>
          <table:table-cell office:value-type="float" office:value="0.200437" calcext:value-type="float">
            <text:p>0.200437</text:p>
          </table:table-cell>
          <table:table-cell office:value-type="float" office:value="0.16438" calcext:value-type="float">
            <text:p>0.16438</text:p>
          </table:table-cell>
          <table:table-cell office:value-type="float" office:value="-0.000121696" calcext:value-type="float">
            <text:p>-0.000121696</text:p>
          </table:table-cell>
        </table:table-row>
        <table:table-row table:style-name="ro1">
          <table:table-cell office:value-type="float" office:value="20.01" calcext:value-type="float">
            <text:p>20.01</text:p>
          </table:table-cell>
          <table:table-cell office:value-type="float" office:value="-0.860416" calcext:value-type="float">
            <text:p>-0.860416</text:p>
          </table:table-cell>
          <table:table-cell office:value-type="float" office:value="0.193414" calcext:value-type="float">
            <text:p>0.193414</text:p>
          </table:table-cell>
          <table:table-cell office:value-type="float" office:value="0.174224" calcext:value-type="float">
            <text:p>0.174224</text:p>
          </table:table-cell>
          <table:table-cell office:value-type="float" office:value="-0.000302601" calcext:value-type="float">
            <text:p>-0.000302601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-0.874477" calcext:value-type="float">
            <text:p>-0.874477</text:p>
          </table:table-cell>
          <table:table-cell office:value-type="float" office:value="0.198305" calcext:value-type="float">
            <text:p>0.198305</text:p>
          </table:table-cell>
          <table:table-cell office:value-type="float" office:value="0.17147" calcext:value-type="float">
            <text:p>0.17147</text:p>
          </table:table-cell>
          <table:table-cell office:value-type="float" office:value="0.000448542" calcext:value-type="float">
            <text:p>0.000448542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-0.885957" calcext:value-type="float">
            <text:p>-0.885957</text:p>
          </table:table-cell>
          <table:table-cell office:value-type="float" office:value="0.205861" calcext:value-type="float">
            <text:p>0.205861</text:p>
          </table:table-cell>
          <table:table-cell office:value-type="float" office:value="0.173022" calcext:value-type="float">
            <text:p>0.173022</text:p>
          </table:table-cell>
          <table:table-cell office:value-type="float" office:value="-0.00038032" calcext:value-type="float">
            <text:p>-0.00038032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-0.850743" calcext:value-type="float">
            <text:p>-0.850743</text:p>
          </table:table-cell>
          <table:table-cell office:value-type="float" office:value="0.196539" calcext:value-type="float">
            <text:p>0.196539</text:p>
          </table:table-cell>
          <table:table-cell office:value-type="float" office:value="0.16448" calcext:value-type="float">
            <text:p>0.16448</text:p>
          </table:table-cell>
          <table:table-cell office:value-type="float" office:value="0.0001039" calcext:value-type="float">
            <text:p>0.0001039</text:p>
          </table:table-cell>
        </table:table-row>
        <table:table-row table:style-name="ro1">
          <table:table-cell office:value-type="float" office:value="20.21" calcext:value-type="float">
            <text:p>20.21</text:p>
          </table:table-cell>
          <table:table-cell office:value-type="float" office:value="-0.870029" calcext:value-type="float">
            <text:p>-0.870029</text:p>
          </table:table-cell>
          <table:table-cell office:value-type="float" office:value="0.204889" calcext:value-type="float">
            <text:p>0.204889</text:p>
          </table:table-cell>
          <table:table-cell office:value-type="float" office:value="0.171556" calcext:value-type="float">
            <text:p>0.171556</text:p>
          </table:table-cell>
          <table:table-cell office:value-type="float" office:value="-0.0000249183" calcext:value-type="float">
            <text:p>-2.49183E-05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-0.877875" calcext:value-type="float">
            <text:p>-0.877875</text:p>
          </table:table-cell>
          <table:table-cell office:value-type="float" office:value="0.210252" calcext:value-type="float">
            <text:p>0.210252</text:p>
          </table:table-cell>
          <table:table-cell office:value-type="float" office:value="0.172222" calcext:value-type="float">
            <text:p>0.172222</text:p>
          </table:table-cell>
          <table:table-cell office:value-type="float" office:value="-0.00017142" calcext:value-type="float">
            <text:p>-0.00017142</text:p>
          </table:table-cell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-0.872472" calcext:value-type="float">
            <text:p>-0.872472</text:p>
          </table:table-cell>
          <table:table-cell office:value-type="float" office:value="0.210144" calcext:value-type="float">
            <text:p>0.210144</text:p>
          </table:table-cell>
          <table:table-cell office:value-type="float" office:value="0.173972" calcext:value-type="float">
            <text:p>0.173972</text:p>
          </table:table-cell>
          <table:table-cell office:value-type="float" office:value="0.000244636" calcext:value-type="float">
            <text:p>0.000244636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-0.862502" calcext:value-type="float">
            <text:p>-0.862502</text:p>
          </table:table-cell>
          <table:table-cell office:value-type="float" office:value="0.206244" calcext:value-type="float">
            <text:p>0.206244</text:p>
          </table:table-cell>
          <table:table-cell office:value-type="float" office:value="0.184823" calcext:value-type="float">
            <text:p>0.184823</text:p>
          </table:table-cell>
          <table:table-cell office:value-type="float" office:value="-0.000120039" calcext:value-type="float">
            <text:p>-0.000120039</text:p>
          </table:table-cell>
        </table:table-row>
        <table:table-row table:style-name="ro1">
          <table:table-cell office:value-type="float" office:value="20.41" calcext:value-type="float">
            <text:p>20.41</text:p>
          </table:table-cell>
          <table:table-cell office:value-type="float" office:value="-0.871643" calcext:value-type="float">
            <text:p>-0.871643</text:p>
          </table:table-cell>
          <table:table-cell office:value-type="float" office:value="0.210873" calcext:value-type="float">
            <text:p>0.210873</text:p>
          </table:table-cell>
          <table:table-cell office:value-type="float" office:value="0.174139" calcext:value-type="float">
            <text:p>0.174139</text:p>
          </table:table-cell>
          <table:table-cell office:value-type="float" office:value="0.0000646838" calcext:value-type="float">
            <text:p>6.46838E-05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-0.875584" calcext:value-type="float">
            <text:p>-0.875584</text:p>
          </table:table-cell>
          <table:table-cell office:value-type="float" office:value="0.204891" calcext:value-type="float">
            <text:p>0.204891</text:p>
          </table:table-cell>
          <table:table-cell office:value-type="float" office:value="0.199757" calcext:value-type="float">
            <text:p>0.199757</text:p>
          </table:table-cell>
          <table:table-cell office:value-type="float" office:value="0.000232972" calcext:value-type="float">
            <text:p>0.000232972</text:p>
          </table:table-cell>
        </table:table-row>
        <table:table-row table:style-name="ro1">
          <table:table-cell office:value-type="float" office:value="20.51" calcext:value-type="float">
            <text:p>20.51</text:p>
          </table:table-cell>
          <table:table-cell office:value-type="float" office:value="-0.881954" calcext:value-type="float">
            <text:p>-0.881954</text:p>
          </table:table-cell>
          <table:table-cell office:value-type="float" office:value="0.201389" calcext:value-type="float">
            <text:p>0.201389</text:p>
          </table:table-cell>
          <table:table-cell office:value-type="float" office:value="0.191678" calcext:value-type="float">
            <text:p>0.191678</text:p>
          </table:table-cell>
          <table:table-cell office:value-type="float" office:value="-0.000491167" calcext:value-type="float">
            <text:p>-0.000491167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-0.897436" calcext:value-type="float">
            <text:p>-0.897436</text:p>
          </table:table-cell>
          <table:table-cell office:value-type="float" office:value="0.19771" calcext:value-type="float">
            <text:p>0.19771</text:p>
          </table:table-cell>
          <table:table-cell office:value-type="float" office:value="0.181397" calcext:value-type="float">
            <text:p>0.181397</text:p>
          </table:table-cell>
          <table:table-cell office:value-type="float" office:value="-0.000881567" calcext:value-type="float">
            <text:p>-0.000881567</text:p>
          </table:table-cell>
        </table:table-row>
        <table:table-row table:style-name="ro1">
          <table:table-cell office:value-type="float" office:value="20.61" calcext:value-type="float">
            <text:p>20.61</text:p>
          </table:table-cell>
          <table:table-cell office:value-type="float" office:value="-0.838613" calcext:value-type="float">
            <text:p>-0.838613</text:p>
          </table:table-cell>
          <table:table-cell office:value-type="float" office:value="0.171623" calcext:value-type="float">
            <text:p>0.171623</text:p>
          </table:table-cell>
          <table:table-cell office:value-type="float" office:value="0.160856" calcext:value-type="float">
            <text:p>0.160856</text:p>
          </table:table-cell>
          <table:table-cell office:value-type="float" office:value="-0.0000858056" calcext:value-type="float">
            <text:p>-8.58056E-05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-0.88166" calcext:value-type="float">
            <text:p>-0.88166</text:p>
          </table:table-cell>
          <table:table-cell office:value-type="float" office:value="0.171837" calcext:value-type="float">
            <text:p>0.171837</text:p>
          </table:table-cell>
          <table:table-cell office:value-type="float" office:value="0.170344" calcext:value-type="float">
            <text:p>0.170344</text:p>
          </table:table-cell>
          <table:table-cell office:value-type="float" office:value="0.000198643" calcext:value-type="float">
            <text:p>0.000198643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-0.90764" calcext:value-type="float">
            <text:p>-0.90764</text:p>
          </table:table-cell>
          <table:table-cell office:value-type="float" office:value="0.173863" calcext:value-type="float">
            <text:p>0.173863</text:p>
          </table:table-cell>
          <table:table-cell office:value-type="float" office:value="0.117054" calcext:value-type="float">
            <text:p>0.117054</text:p>
          </table:table-cell>
          <table:table-cell office:value-type="float" office:value="0.000531742" calcext:value-type="float">
            <text:p>0.00053174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-0.911056" calcext:value-type="float">
            <text:p>-0.911056</text:p>
          </table:table-cell>
          <table:table-cell office:value-type="float" office:value="0.149324" calcext:value-type="float">
            <text:p>0.149324</text:p>
          </table:table-cell>
          <table:table-cell office:value-type="float" office:value="0.211597" calcext:value-type="float">
            <text:p>0.211597</text:p>
          </table:table-cell>
          <table:table-cell office:value-type="float" office:value="0.000465502" calcext:value-type="float">
            <text:p>0.000465502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-0.889465" calcext:value-type="float">
            <text:p>-0.889465</text:p>
          </table:table-cell>
          <table:table-cell office:value-type="float" office:value="0.128398" calcext:value-type="float">
            <text:p>0.128398</text:p>
          </table:table-cell>
          <table:table-cell office:value-type="float" office:value="0.150149" calcext:value-type="float">
            <text:p>0.150149</text:p>
          </table:table-cell>
          <table:table-cell office:value-type="float" office:value="0.00026532" calcext:value-type="float">
            <text:p>0.00026532</text:p>
          </table:table-cell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-0.949188" calcext:value-type="float">
            <text:p>-0.949188</text:p>
          </table:table-cell>
          <table:table-cell office:value-type="float" office:value="0.113645" calcext:value-type="float">
            <text:p>0.113645</text:p>
          </table:table-cell>
          <table:table-cell office:value-type="float" office:value="0.162714" calcext:value-type="float">
            <text:p>0.162714</text:p>
          </table:table-cell>
          <table:table-cell office:value-type="float" office:value="-0.000138604" calcext:value-type="float">
            <text:p>-0.000138604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-0.871131" calcext:value-type="float">
            <text:p>-0.871131</text:p>
          </table:table-cell>
          <table:table-cell office:value-type="float" office:value="0.0763151" calcext:value-type="float">
            <text:p>0.0763151</text:p>
          </table:table-cell>
          <table:table-cell office:value-type="float" office:value="0.145678" calcext:value-type="float">
            <text:p>0.145678</text:p>
          </table:table-cell>
          <table:table-cell office:value-type="float" office:value="0.000104878" calcext:value-type="float">
            <text:p>0.000104878</text:p>
          </table:table-cell>
        </table:table-row>
        <table:table-row table:style-name="ro1">
          <table:table-cell office:value-type="float" office:value="20.95" calcext:value-type="float">
            <text:p>20.95</text:p>
          </table:table-cell>
          <table:table-cell office:value-type="float" office:value="-0.916526" calcext:value-type="float">
            <text:p>-0.916526</text:p>
          </table:table-cell>
          <table:table-cell office:value-type="float" office:value="0.0541201" calcext:value-type="float">
            <text:p>0.0541201</text:p>
          </table:table-cell>
          <table:table-cell office:value-type="float" office:value="0.131119" calcext:value-type="float">
            <text:p>0.131119</text:p>
          </table:table-cell>
          <table:table-cell office:value-type="float" office:value="-0.00142541" calcext:value-type="float">
            <text:p>-0.001425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886722" calcext:value-type="float">
            <text:p>-0.886722</text:p>
          </table:table-cell>
          <table:table-cell office:value-type="float" office:value="0.0355876" calcext:value-type="float">
            <text:p>0.0355876</text:p>
          </table:table-cell>
          <table:table-cell office:value-type="float" office:value="0.0578879" calcext:value-type="float">
            <text:p>0.0578879</text:p>
          </table:table-cell>
          <table:table-cell office:value-type="float" office:value="0.0024923" calcext:value-type="float">
            <text:p>0.0024923</text:p>
          </table:table-cell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-0.97133" calcext:value-type="float">
            <text:p>-0.97133</text:p>
          </table:table-cell>
          <table:table-cell office:value-type="float" office:value="0.0234456" calcext:value-type="float">
            <text:p>0.0234456</text:p>
          </table:table-cell>
          <table:table-cell office:value-type="float" office:value="0.138255" calcext:value-type="float">
            <text:p>0.138255</text:p>
          </table:table-cell>
          <table:table-cell office:value-type="float" office:value="-0.000811025" calcext:value-type="float">
            <text:p>-0.000811025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-0.877772" calcext:value-type="float">
            <text:p>-0.877772</text:p>
          </table:table-cell>
          <table:table-cell office:value-type="float" office:value="0.00452028" calcext:value-type="float">
            <text:p>0.00452028</text:p>
          </table:table-cell>
          <table:table-cell office:value-type="float" office:value="0.0969474" calcext:value-type="float">
            <text:p>0.0969474</text:p>
          </table:table-cell>
          <table:table-cell office:value-type="float" office:value="0.000304337" calcext:value-type="float">
            <text:p>0.000304337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-0.921108" calcext:value-type="float">
            <text:p>-0.921108</text:p>
          </table:table-cell>
          <table:table-cell office:value-type="float" office:value="-0.00319846" calcext:value-type="float">
            <text:p>-0.00319846</text:p>
          </table:table-cell>
          <table:table-cell office:value-type="float" office:value="0.0431343" calcext:value-type="float">
            <text:p>0.0431343</text:p>
          </table:table-cell>
          <table:table-cell office:value-type="float" office:value="-0.0000989142" calcext:value-type="float">
            <text:p>-9.89142E-05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-0.988469" calcext:value-type="float">
            <text:p>-0.988469</text:p>
          </table:table-cell>
          <table:table-cell office:value-type="float" office:value="-0.00890548" calcext:value-type="float">
            <text:p>-0.00890548</text:p>
          </table:table-cell>
          <table:table-cell office:value-type="float" office:value="0.113907" calcext:value-type="float">
            <text:p>0.113907</text:p>
          </table:table-cell>
          <table:table-cell office:value-type="float" office:value="-0.000501951" calcext:value-type="float">
            <text:p>-0.000501951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-0.900368" calcext:value-type="float">
            <text:p>-0.900368</text:p>
          </table:table-cell>
          <table:table-cell office:value-type="float" office:value="-0.00422566" calcext:value-type="float">
            <text:p>-0.00422566</text:p>
          </table:table-cell>
          <table:table-cell office:value-type="float" office:value="0.0793406" calcext:value-type="float">
            <text:p>0.0793406</text:p>
          </table:table-cell>
          <table:table-cell office:value-type="float" office:value="0.000328628" calcext:value-type="float">
            <text:p>0.000328628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-0.955456" calcext:value-type="float">
            <text:p>-0.955456</text:p>
          </table:table-cell>
          <table:table-cell office:value-type="float" office:value="-0.00469941" calcext:value-type="float">
            <text:p>-0.00469941</text:p>
          </table:table-cell>
          <table:table-cell office:value-type="float" office:value="0.112941" calcext:value-type="float">
            <text:p>0.112941</text:p>
          </table:table-cell>
          <table:table-cell office:value-type="float" office:value="-0.000581066" calcext:value-type="float">
            <text:p>-0.000581066</text:p>
          </table:table-cell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-0.903917" calcext:value-type="float">
            <text:p>-0.903917</text:p>
          </table:table-cell>
          <table:table-cell office:value-type="float" office:value="-0.00187054" calcext:value-type="float">
            <text:p>-0.00187054</text:p>
          </table:table-cell>
          <table:table-cell office:value-type="float" office:value="0.0991415" calcext:value-type="float">
            <text:p>0.0991415</text:p>
          </table:table-cell>
          <table:table-cell office:value-type="float" office:value="-0.0000433583" calcext:value-type="float">
            <text:p>-4.33583E-0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0.959035" calcext:value-type="float">
            <text:p>-0.959035</text:p>
          </table:table-cell>
          <table:table-cell office:value-type="float" office:value="-0.000361282" calcext:value-type="float">
            <text:p>-0.000361282</text:p>
          </table:table-cell>
          <table:table-cell office:value-type="float" office:value="0.130116" calcext:value-type="float">
            <text:p>0.130116</text:p>
          </table:table-cell>
          <table:table-cell office:value-type="float" office:value="-0.000738473" calcext:value-type="float">
            <text:p>-0.000738473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-0.879361" calcext:value-type="float">
            <text:p>-0.879361</text:p>
          </table:table-cell>
          <table:table-cell office:value-type="float" office:value="-0.00000229168" calcext:value-type="float">
            <text:p>-2.29168E-06</text:p>
          </table:table-cell>
          <table:table-cell office:value-type="float" office:value="0.131454" calcext:value-type="float">
            <text:p>0.131454</text:p>
          </table:table-cell>
          <table:table-cell office:value-type="float" office:value="0.000293779" calcext:value-type="float">
            <text:p>0.000293779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-1.00728" calcext:value-type="float">
            <text:p>-1.00728</text:p>
          </table:table-cell>
          <table:table-cell office:value-type="float" office:value="-0.00907919" calcext:value-type="float">
            <text:p>-0.00907919</text:p>
          </table:table-cell>
          <table:table-cell office:value-type="float" office:value="0.181214" calcext:value-type="float">
            <text:p>0.181214</text:p>
          </table:table-cell>
          <table:table-cell office:value-type="float" office:value="-0.000749551" calcext:value-type="float">
            <text:p>-0.000749551</text:p>
          </table:table-cell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-0.750956" calcext:value-type="float">
            <text:p>-0.750956</text:p>
          </table:table-cell>
          <table:table-cell office:value-type="float" office:value="-0.00110819" calcext:value-type="float">
            <text:p>-0.00110819</text:p>
          </table:table-cell>
          <table:table-cell office:value-type="float" office:value="-0.0226446" calcext:value-type="float">
            <text:p>-0.0226446</text:p>
          </table:table-cell>
          <table:table-cell office:value-type="float" office:value="0.00316069" calcext:value-type="float">
            <text:p>0.00316069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-0.975557" calcext:value-type="float">
            <text:p>-0.975557</text:p>
          </table:table-cell>
          <table:table-cell office:value-type="float" office:value="0.00189009" calcext:value-type="float">
            <text:p>0.00189009</text:p>
          </table:table-cell>
          <table:table-cell office:value-type="float" office:value="0.164099" calcext:value-type="float">
            <text:p>0.164099</text:p>
          </table:table-cell>
          <table:table-cell office:value-type="float" office:value="-0.000873056" calcext:value-type="float">
            <text:p>-0.000873056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-0.934862" calcext:value-type="float">
            <text:p>-0.934862</text:p>
          </table:table-cell>
          <table:table-cell office:value-type="float" office:value="0.00119822" calcext:value-type="float">
            <text:p>0.00119822</text:p>
          </table:table-cell>
          <table:table-cell office:value-type="float" office:value="0.159517" calcext:value-type="float">
            <text:p>0.159517</text:p>
          </table:table-cell>
          <table:table-cell office:value-type="float" office:value="-0.000739603" calcext:value-type="float">
            <text:p>-0.000739603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-0.859697" calcext:value-type="float">
            <text:p>-0.859697</text:p>
          </table:table-cell>
          <table:table-cell office:value-type="float" office:value="0.00362048" calcext:value-type="float">
            <text:p>0.00362048</text:p>
          </table:table-cell>
          <table:table-cell office:value-type="float" office:value="0.0670712" calcext:value-type="float">
            <text:p>0.0670712</text:p>
          </table:table-cell>
          <table:table-cell office:value-type="float" office:value="0.00122079" calcext:value-type="float">
            <text:p>0.00122079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-0.936117" calcext:value-type="float">
            <text:p>-0.936117</text:p>
          </table:table-cell>
          <table:table-cell office:value-type="float" office:value="0.00952717" calcext:value-type="float">
            <text:p>0.00952717</text:p>
          </table:table-cell>
          <table:table-cell office:value-type="float" office:value="0.142831" calcext:value-type="float">
            <text:p>0.142831</text:p>
          </table:table-cell>
          <table:table-cell office:value-type="float" office:value="0.000344736" calcext:value-type="float">
            <text:p>0.000344736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-0.845026" calcext:value-type="float">
            <text:p>-0.845026</text:p>
          </table:table-cell>
          <table:table-cell office:value-type="float" office:value="0.0146229" calcext:value-type="float">
            <text:p>0.0146229</text:p>
          </table:table-cell>
          <table:table-cell office:value-type="float" office:value="0.0830671" calcext:value-type="float">
            <text:p>0.0830671</text:p>
          </table:table-cell>
          <table:table-cell office:value-type="float" office:value="0.00055448" calcext:value-type="float">
            <text:p>0.00055448</text:p>
          </table:table-cell>
        </table:table-row>
        <table:table-row table:style-name="ro1">
          <table:table-cell office:value-type="float" office:value="21.85" calcext:value-type="float">
            <text:p>21.85</text:p>
          </table:table-cell>
          <table:table-cell office:value-type="float" office:value="-0.91435" calcext:value-type="float">
            <text:p>-0.91435</text:p>
          </table:table-cell>
          <table:table-cell office:value-type="float" office:value="0.0260667" calcext:value-type="float">
            <text:p>0.0260667</text:p>
          </table:table-cell>
          <table:table-cell office:value-type="float" office:value="0.116319" calcext:value-type="float">
            <text:p>0.116319</text:p>
          </table:table-cell>
          <table:table-cell office:value-type="float" office:value="0.000269332" calcext:value-type="float">
            <text:p>0.000269332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-0.881118" calcext:value-type="float">
            <text:p>-0.881118</text:p>
          </table:table-cell>
          <table:table-cell office:value-type="float" office:value="0.0350258" calcext:value-type="float">
            <text:p>0.0350258</text:p>
          </table:table-cell>
          <table:table-cell office:value-type="float" office:value="0.113851" calcext:value-type="float">
            <text:p>0.113851</text:p>
          </table:table-cell>
          <table:table-cell office:value-type="float" office:value="0.000827115" calcext:value-type="float">
            <text:p>0.000827115</text:p>
          </table:table-cell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-0.949483" calcext:value-type="float">
            <text:p>-0.949483</text:p>
          </table:table-cell>
          <table:table-cell office:value-type="float" office:value="0.0571988" calcext:value-type="float">
            <text:p>0.0571988</text:p>
          </table:table-cell>
          <table:table-cell office:value-type="float" office:value="0.128748" calcext:value-type="float">
            <text:p>0.128748</text:p>
          </table:table-cell>
          <table:table-cell office:value-type="float" office:value="-0.000115046" calcext:value-type="float">
            <text:p>-0.0001150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837902" calcext:value-type="float">
            <text:p>-0.837902</text:p>
          </table:table-cell>
          <table:table-cell office:value-type="float" office:value="0.0589793" calcext:value-type="float">
            <text:p>0.0589793</text:p>
          </table:table-cell>
          <table:table-cell office:value-type="float" office:value="0.153637" calcext:value-type="float">
            <text:p>0.153637</text:p>
          </table:table-cell>
          <table:table-cell office:value-type="float" office:value="0.00008322" calcext:value-type="float">
            <text:p>8.322E-05</text:p>
          </table:table-cell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-0.906887" calcext:value-type="float">
            <text:p>-0.906887</text:p>
          </table:table-cell>
          <table:table-cell office:value-type="float" office:value="0.0735608" calcext:value-type="float">
            <text:p>0.0735608</text:p>
          </table:table-cell>
          <table:table-cell office:value-type="float" office:value="0.14029" calcext:value-type="float">
            <text:p>0.14029</text:p>
          </table:table-cell>
          <table:table-cell office:value-type="float" office:value="0.00097138" calcext:value-type="float">
            <text:p>0.00097138</text:p>
          </table:table-cell>
        </table:table-row>
        <table:table-row table:style-name="ro1">
          <table:table-cell office:value-type="float" office:value="22.11" calcext:value-type="float">
            <text:p>22.11</text:p>
          </table:table-cell>
          <table:table-cell office:value-type="float" office:value="-0.85838" calcext:value-type="float">
            <text:p>-0.85838</text:p>
          </table:table-cell>
          <table:table-cell office:value-type="float" office:value="0.0949932" calcext:value-type="float">
            <text:p>0.0949932</text:p>
          </table:table-cell>
          <table:table-cell office:value-type="float" office:value="0.0973251" calcext:value-type="float">
            <text:p>0.0973251</text:p>
          </table:table-cell>
          <table:table-cell office:value-type="float" office:value="0.000979379" calcext:value-type="float">
            <text:p>0.000979379</text:p>
          </table:table-cell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-0.666962" calcext:value-type="float">
            <text:p>-0.666962</text:p>
          </table:table-cell>
          <table:table-cell office:value-type="float" office:value="0.0888585" calcext:value-type="float">
            <text:p>0.0888585</text:p>
          </table:table-cell>
          <table:table-cell office:value-type="float" office:value="-0.00255012" calcext:value-type="float">
            <text:p>-0.00255012</text:p>
          </table:table-cell>
          <table:table-cell office:value-type="float" office:value="0.00113433" calcext:value-type="float">
            <text:p>0.00113433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-1.30104" calcext:value-type="float">
            <text:p>-1.30104</text:p>
          </table:table-cell>
          <table:table-cell office:value-type="float" office:value="0.184667" calcext:value-type="float">
            <text:p>0.184667</text:p>
          </table:table-cell>
          <table:table-cell office:value-type="float" office:value="0.421721" calcext:value-type="float">
            <text:p>0.421721</text:p>
          </table:table-cell>
          <table:table-cell office:value-type="float" office:value="-0.00376916" calcext:value-type="float">
            <text:p>-0.00376916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-0.819836" calcext:value-type="float">
            <text:p>-0.819836</text:p>
          </table:table-cell>
          <table:table-cell office:value-type="float" office:value="0.127977" calcext:value-type="float">
            <text:p>0.127977</text:p>
          </table:table-cell>
          <table:table-cell office:value-type="float" office:value="0.0628013" calcext:value-type="float">
            <text:p>0.0628013</text:p>
          </table:table-cell>
          <table:table-cell office:value-type="float" office:value="0.00116719" calcext:value-type="float">
            <text:p>0.00116719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-0.970497" calcext:value-type="float">
            <text:p>-0.970497</text:p>
          </table:table-cell>
          <table:table-cell office:value-type="float" office:value="0.169744" calcext:value-type="float">
            <text:p>0.169744</text:p>
          </table:table-cell>
          <table:table-cell office:value-type="float" office:value="0.161788" calcext:value-type="float">
            <text:p>0.161788</text:p>
          </table:table-cell>
          <table:table-cell office:value-type="float" office:value="-0.00191223" calcext:value-type="float">
            <text:p>-0.00191223</text:p>
          </table:table-cell>
        </table:table-row>
        <table:table-row table:style-name="ro1">
          <table:table-cell office:value-type="float" office:value="22.35" calcext:value-type="float">
            <text:p>22.35</text:p>
          </table:table-cell>
          <table:table-cell office:value-type="float" office:value="-0.90381" calcext:value-type="float">
            <text:p>-0.90381</text:p>
          </table:table-cell>
          <table:table-cell office:value-type="float" office:value="0.175561" calcext:value-type="float">
            <text:p>0.175561</text:p>
          </table:table-cell>
          <table:table-cell office:value-type="float" office:value="0.113018" calcext:value-type="float">
            <text:p>0.113018</text:p>
          </table:table-cell>
          <table:table-cell office:value-type="float" office:value="-0.0000352512" calcext:value-type="float">
            <text:p>-3.52512E-05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-1.02111" calcext:value-type="float">
            <text:p>-1.02111</text:p>
          </table:table-cell>
          <table:table-cell office:value-type="float" office:value="0.20156" calcext:value-type="float">
            <text:p>0.20156</text:p>
          </table:table-cell>
          <table:table-cell office:value-type="float" office:value="0.247502" calcext:value-type="float">
            <text:p>0.247502</text:p>
          </table:table-cell>
          <table:table-cell office:value-type="float" office:value="-0.00133229" calcext:value-type="float">
            <text:p>-0.00133229</text:p>
          </table:table-cell>
        </table:table-row>
        <table:table-row table:style-name="ro1">
          <table:table-cell office:value-type="float" office:value="22.45" calcext:value-type="float">
            <text:p>22.45</text:p>
          </table:table-cell>
          <table:table-cell office:value-type="float" office:value="-0.941035" calcext:value-type="float">
            <text:p>-0.941035</text:p>
          </table:table-cell>
          <table:table-cell office:value-type="float" office:value="0.198753" calcext:value-type="float">
            <text:p>0.198753</text:p>
          </table:table-cell>
          <table:table-cell office:value-type="float" office:value="0.167579" calcext:value-type="float">
            <text:p>0.167579</text:p>
          </table:table-cell>
          <table:table-cell office:value-type="float" office:value="-0.00150919" calcext:value-type="float">
            <text:p>-0.00150919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-0.878986" calcext:value-type="float">
            <text:p>-0.878986</text:p>
          </table:table-cell>
          <table:table-cell office:value-type="float" office:value="0.17717" calcext:value-type="float">
            <text:p>0.17717</text:p>
          </table:table-cell>
          <table:table-cell office:value-type="float" office:value="0.180282" calcext:value-type="float">
            <text:p>0.180282</text:p>
          </table:table-cell>
          <table:table-cell office:value-type="float" office:value="0.000231049" calcext:value-type="float">
            <text:p>0.000231049</text:p>
          </table:table-cell>
        </table:table-row>
        <table:table-row table:style-name="ro1">
          <table:table-cell office:value-type="float" office:value="22.55" calcext:value-type="float">
            <text:p>22.55</text:p>
          </table:table-cell>
          <table:table-cell office:value-type="float" office:value="-0.812724" calcext:value-type="float">
            <text:p>-0.812724</text:p>
          </table:table-cell>
          <table:table-cell office:value-type="float" office:value="0.166101" calcext:value-type="float">
            <text:p>0.166101</text:p>
          </table:table-cell>
          <table:table-cell office:value-type="float" office:value="0.110516" calcext:value-type="float">
            <text:p>0.110516</text:p>
          </table:table-cell>
          <table:table-cell office:value-type="float" office:value="0.00313821" calcext:value-type="float">
            <text:p>0.00313821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-0.888153" calcext:value-type="float">
            <text:p>-0.888153</text:p>
          </table:table-cell>
          <table:table-cell office:value-type="float" office:value="0.193776" calcext:value-type="float">
            <text:p>0.193776</text:p>
          </table:table-cell>
          <table:table-cell office:value-type="float" office:value="0.160758" calcext:value-type="float">
            <text:p>0.160758</text:p>
          </table:table-cell>
          <table:table-cell office:value-type="float" office:value="-0.000652012" calcext:value-type="float">
            <text:p>-0.000652012</text:p>
          </table:table-cell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-0.875533" calcext:value-type="float">
            <text:p>-0.875533</text:p>
          </table:table-cell>
          <table:table-cell office:value-type="float" office:value="0.189194" calcext:value-type="float">
            <text:p>0.189194</text:p>
          </table:table-cell>
          <table:table-cell office:value-type="float" office:value="0.142457" calcext:value-type="float">
            <text:p>0.142457</text:p>
          </table:table-cell>
          <table:table-cell office:value-type="float" office:value="-0.000745874" calcext:value-type="float">
            <text:p>-0.000745874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-0.860027" calcext:value-type="float">
            <text:p>-0.860027</text:p>
          </table:table-cell>
          <table:table-cell office:value-type="float" office:value="0.193295" calcext:value-type="float">
            <text:p>0.193295</text:p>
          </table:table-cell>
          <table:table-cell office:value-type="float" office:value="0.106025" calcext:value-type="float">
            <text:p>0.106025</text:p>
          </table:table-cell>
          <table:table-cell office:value-type="float" office:value="0.000417584" calcext:value-type="float">
            <text:p>0.000417584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-0.849673" calcext:value-type="float">
            <text:p>-0.849673</text:p>
          </table:table-cell>
          <table:table-cell office:value-type="float" office:value="0.193007" calcext:value-type="float">
            <text:p>0.193007</text:p>
          </table:table-cell>
          <table:table-cell office:value-type="float" office:value="0.134772" calcext:value-type="float">
            <text:p>0.134772</text:p>
          </table:table-cell>
          <table:table-cell office:value-type="float" office:value="-0.00062322" calcext:value-type="float">
            <text:p>-0.00062322</text:p>
          </table:table-cell>
        </table:table-row>
        <table:table-row table:style-name="ro1">
          <table:table-cell office:value-type="float" office:value="22.78" calcext:value-type="float">
            <text:p>22.78</text:p>
          </table:table-cell>
          <table:table-cell office:value-type="float" office:value="-0.746994" calcext:value-type="float">
            <text:p>-0.746994</text:p>
          </table:table-cell>
          <table:table-cell office:value-type="float" office:value="0.16803" calcext:value-type="float">
            <text:p>0.16803</text:p>
          </table:table-cell>
          <table:table-cell office:value-type="float" office:value="0.0578522" calcext:value-type="float">
            <text:p>0.0578522</text:p>
          </table:table-cell>
          <table:table-cell office:value-type="float" office:value="0.0051724" calcext:value-type="float">
            <text:p>0.0051724</text:p>
          </table:table-cell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-0.940998" calcext:value-type="float">
            <text:p>-0.940998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197197" calcext:value-type="float">
            <text:p>0.197197</text:p>
          </table:table-cell>
          <table:table-cell office:value-type="float" office:value="-0.00233836" calcext:value-type="float">
            <text:p>-0.002338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45" meta:object-count="0"/>
    <meta:generator>LibreOffice/6.0.7.3$Linux_X86_64 LibreOffice_project/00m0$Build-3</meta:generator>
  </office:meta>
</office:document-meta>
</file>